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ackground-color="#99FF99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18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Arial3" style:font-name-asian="Arial3" style:font-name-complex="Arial3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</style:style>
    <style:style style:name="ce28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1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2" style:family="table-cell" style:parent-style-name="Normal_32_2" style:data-style-name="N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3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</style:style>
    <style:style style:name="ce34" style:family="table-cell" style:parent-style-name="Normal_32_2" style:data-style-name="N36">
      <style:table-cell-properties fo:border="thin solid #000000" style:vertical-align="middle" fo:wrap-option="wrap" fo:background-color="#FFFF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5" style:family="table-cell" style:parent-style-name="Normal_32_2" style:data-style-name="N36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6" style:family="table-cell" style:parent-style-name="Normal_32_2" style:data-style-name="N30">
      <style:table-cell-properties style:vertical-align="middle" fo:wrap-option="wrap" fo:background-color="transparent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end" fo:margin-right="0cm"/>
    </style:style>
    <style:style style:name="ce40" style:family="table-cell" style:parent-style-name="Normal_32_2" style:data-style-name="N36">
      <style:table-cell-properties style:vertical-align="middle" fo:wrap-option="wrap" fo:background-color="#FFFF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45" style:family="table-cell" style:parent-style-name="Normal_32_2" style:data-style-name="N3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46" style:family="table-cell" style:parent-style-name="Normal_32_2" style:data-style-name="N30">
      <style:table-cell-properties fo:border="thin solid #000000" style:vertical-align="middle" fo:wrap-option="wrap" fo:background-color="#FFFF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justify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36">
      <style:table-cell-properties fo:background-color="#FFFF99"/>
    </style:style>
    <style:style style:name="ce53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/>
      <style:text-properties style:font-name="Arial2" style:font-name-asian="Arial2" style:font-name-complex="Arial2"/>
    </style:style>
    <style:style style:name="ce55" style:family="table-cell" style:parent-style-name="Default" style:data-style-name="N36">
      <style:table-cell-properties fo:border="thin solid #000000" fo:background-color="#FFFF99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36">
      <style:table-cell-properties fo:border="thin solid #000000" fo:background-color="#FFFF99"/>
      <style:text-properties fo:font-weight="bold" style:font-weight-asian="bold" style:font-weight-complex="bold"/>
    </style:style>
    <style:style style:name="ce58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Arial2" style:font-name-asian="Arial2" style:font-name-complex="Arial2"/>
    </style:style>
    <style:style style:name="ce59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0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1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64" style:family="table-cell" style:parent-style-name="Default" style:data-style-name="N36">
      <style:table-cell-properties fo:border="thin solid #000000" fo:background-color="#FFFF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65" style:family="table-cell" style:parent-style-name="Default" style:data-style-name="N0">
      <style:table-cell-properties fo:border="thin solid #0000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66" style:family="table-cell" style:parent-style-name="Default" style:data-style-name="N0"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67" style:family="table-cell" style:parent-style-name="Default" style:data-style-name="N0">
      <style:table-cell-properties fo:border="thin solid #000000" fo:background-color="#FFFFFF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9" style:family="table-cell" style:parent-style-name="Normal_32_2" style:data-style-name="N1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70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71" style:family="table-cell" style:parent-style-name="Default" style:data-style-name="N1">
      <style:table-cell-properties fo:border="thin solid #000000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FFF00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73" style:family="table-cell" style:parent-style-name="Default" style:data-style-name="N1"/>
    <style:style style:name="ce74" style:family="table-cell" style:parent-style-name="Default" style:data-style-name="N1">
      <style:table-cell-properties fo:border-top="none" fo:border-bottom="none" fo:border-left="thin solid #000000" fo:border-right="none" fo:background-color="transparent"/>
    </style:style>
    <style:style style:name="ce75" style:family="table-cell" style:parent-style-name="Default" style:data-style-name="N1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608541666666667cm"/>
    </style:style>
    <style:style style:name="co10" style:family="table-column">
      <style:table-column-properties fo:break-before="auto" style:column-width="7.56708333333333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8.54604166666667cm" style:use-optimal-column-width="true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8.969375cm"/>
    </style:style>
    <style:style style:name="co20" style:family="table-column">
      <style:table-column-properties fo:break-before="auto" style:column-width="0.582083333333333cm"/>
    </style:style>
    <style:style style:name="co21" style:family="table-column">
      <style:table-column-properties fo:break-before="auto" style:column-width="7.381875cm"/>
    </style:style>
    <style:style style:name="co22" style:family="table-column">
      <style:table-column-properties fo:break-before="auto" style:column-width="0.92604166666666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40229166666667cm"/>
    </style:style>
    <style:style style:name="co25" style:family="table-column">
      <style:table-column-properties fo:break-before="auto" style:column-width="9.04875cm"/>
    </style:style>
    <style:style style:name="co26" style:family="table-column">
      <style:table-column-properties fo:break-before="auto" style:column-width="0.714375cm"/>
    </style:style>
    <style:style style:name="co27" style:family="table-column">
      <style:table-column-properties fo:break-before="auto" style:column-width="8.99583333333333cm"/>
    </style:style>
    <style:style style:name="co28" style:family="table-column">
      <style:table-column-properties fo:break-before="auto" style:column-width="0.899583333333333cm"/>
    </style:style>
    <style:style style:name="co29" style:family="table-column">
      <style:table-column-properties fo:break-before="auto" style:column-width="6.87916666666667cm"/>
    </style:style>
    <style:style style:name="co30" style:family="table-column">
      <style:table-column-properties fo:break-before="auto" style:column-width="0.449791666666667cm" style:use-optimal-column-width="true"/>
    </style:style>
    <style:style style:name="co31" style:family="table-column">
      <style:table-column-properties fo:break-before="auto" style:column-width="1.031875cm" style:use-optimal-column-width="true"/>
    </style:style>
    <style:style style:name="co32" style:family="table-column">
      <style:table-column-properties fo:break-before="auto" style:column-width="0.396875cm" style:use-optimal-column-width="true"/>
    </style:style>
    <style:style style:name="co33" style:family="table-column">
      <style:table-column-properties fo:break-before="auto" style:column-width="0.9525cm" style:use-optimal-column-width="true"/>
    </style:style>
    <style:style style:name="co34" style:family="table-column">
      <style:table-column-properties fo:break-before="auto" style:column-width="0.740833333333333cm"/>
    </style:style>
    <style:style style:name="co35" style:family="table-column">
      <style:table-column-properties fo:break-before="auto" style:column-width="7.01145833333333cm"/>
    </style:style>
    <style:style style:name="co36" style:family="table-column">
      <style:table-column-properties fo:break-before="auto" style:column-width="1.53458333333333cm"/>
    </style:style>
    <style:style style:name="co37" style:family="table-column">
      <style:table-column-properties fo:break-before="auto" style:column-width="1.349375cm" style:use-optimal-column-width="true"/>
    </style:style>
    <style:style style:name="co38" style:family="table-column">
      <style:table-column-properties fo:break-before="auto" style:column-width="0.555625cm"/>
    </style:style>
    <style:style style:name="co39" style:family="table-column">
      <style:table-column-properties fo:break-before="auto" style:column-width="0.846666666666667cm"/>
    </style:style>
    <style:style style:name="co40" style:family="table-column">
      <style:table-column-properties fo:break-before="auto" style:column-width="1.05833333333333cm"/>
    </style:style>
    <style:style style:name="co41" style:family="table-column">
      <style:table-column-properties fo:break-before="auto" style:column-width="5.50333333333333cm"/>
    </style:style>
    <style:style style:name="co42" style:family="table-column">
      <style:table-column-properties fo:break-before="auto" style:column-width="0.687916666666667cm"/>
    </style:style>
    <style:style style:name="co43" style:family="table-column">
      <style:table-column-properties fo:break-before="auto" style:column-width="0.608541666666667cm" style:use-optimal-column-width="true"/>
    </style:style>
    <style:style style:name="co44" style:family="table-column">
      <style:table-column-properties fo:break-before="auto" style:column-width="0.820208333333333cm" style:use-optimal-column-width="true"/>
    </style:style>
    <style:style style:name="co45" style:family="table-column">
      <style:table-column-properties fo:break-before="auto" style:column-width="1.16416666666667cm" style:use-optimal-column-width="true"/>
    </style:style>
    <style:style style:name="co46" style:family="table-column">
      <style:table-column-properties fo:break-before="auto" style:column-width="1.77270833333333cm"/>
    </style:style>
    <style:style style:name="co47" style:family="table-column">
      <style:table-column-properties fo:break-before="auto" style:column-width="0.820208333333333cm"/>
    </style:style>
    <style:style style:name="co48" style:family="table-column">
      <style:table-column-properties fo:break-before="auto" style:column-width="0.7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number-columns-repeated="2" table:default-cell-style-name="ce1"/>
        <table:table-column table:style-name="co3" table:default-cell-style-name="ce1"/>
        <table:table-column table:style-name="co3" table:default-cell-style-name="ce2"/>
        <table:table-column table:style-name="co7" table:default-cell-style-name="ce3"/>
        <table:table-column table:style-name="co3" table:number-columns-repeated="10" table:default-cell-style-name="ce1"/>
        <table:table-column table:style-name="co8" table:number-columns-repeated="16364" table:default-cell-style-name="ce1"/>
        <table:table-row table:style-name="ro1">
          <table:table-cell table:style-name="ce1"/>
          <table:table-cell office:value-type="string" table:style-name="ce1">
            <text:p>Metodos Formales 2018</text:p>
          </table:table-cell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16374"/>
        </table:table-row>
        <table:table-row table:style-name="ro2">
          <table:table-cell table:style-name="ce4"/>
          <table:table-cell office:value-type="string" table:style-name="ce4">
            <text:p>Nombre</text:p>
          </table:table-cell>
          <table:table-cell office:value-type="string" table:style-name="ce5">
            <text:p>EX1</text:p>
          </table:table-cell>
          <table:table-cell office:value-type="string" table:style-name="ce4">
            <text:p>Clases</text:p>
          </table:table-cell>
          <table:table-cell office:value-type="string" table:style-name="ce6">
            <text:p>PROM</text:p>
          </table:table-cell>
          <table:table-cell table:style-name="ce4"/>
          <table:table-cell office:value-type="string" table:style-name="ce4">
            <text:p>Trab</text:p>
          </table:table-cell>
          <table:table-cell office:value-type="string" table:style-name="ce4">
            <text:p>Asist</text:p>
          </table:table-cell>
          <table:table-cell office:value-type="string" table:style-name="ce5">
            <text:p>EX2</text:p>
          </table:table-cell>
          <table:table-cell office:value-type="string" table:style-name="ce6">
            <text:p>PROM</text:p>
          </table:table-cell>
          <table:table-cell table:number-columns-repeated="16374" table:style-name="ce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CCO CALLOAPAZA, COREN LUHANA</text:p>
          </table:table-cell>
          <table:table-cell office:value-type="float" office:value="15.5" table:style-name="ce2">
            <text:p>15.5</text:p>
          </table:table-cell>
          <table:table-cell office:value-type="float" office:value="15" table:style-name="ce1">
            <text:p>15</text:p>
          </table:table-cell>
          <table:table-cell office:value-type="float" office:value="15.4" table:formula="of:=+[.C3]*0.8+[.D3]*0.2" table:style-name="ce3">
            <text:p>1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2">
            <text:p>6.0</text:p>
          </table:table-cell>
          <table:table-cell office:value-type="float" office:value="9.9" table:formula="of:=+[.I3]*0.6+[.H3]/6*20*0.25+[.G3]*0.15+1" table:style-name="ce7">
            <text:p>9.9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ANIBAR DIAZ, CARLOS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4]*0.8+[.D4]*0.2" table:style-name="ce3">
            <text:p>8.6</text:p>
          </table:table-cell>
          <table:table-cell table:number-columns-repeated="3" table:style-name="ce1"/>
          <table:table-cell table:style-name="ce2"/>
          <table:table-cell office:value-type="float" office:value="0" table:formula="of:=+[.I4]*0.6+[.H4]/6*20*0.25+[.G4]*0.15" table:style-name="ce3">
            <text:p>0.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RRIGA SOTO, FABIO</text:p>
          </table:table-cell>
          <table:table-cell office:value-type="float" office:value="9.5" table:style-name="ce2">
            <text:p>9.5</text:p>
          </table:table-cell>
          <table:table-cell office:value-type="float" office:value="15" table:style-name="ce1">
            <text:p>15</text:p>
          </table:table-cell>
          <table:table-cell office:value-type="float" office:value="10.600000000000001" table:formula="of:=+[.C5]*0.8+[.D5]*0.2" table:style-name="ce3">
            <text:p>10.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" table:style-name="ce2">
            <text:p>10.0</text:p>
          </table:table-cell>
          <table:table-cell office:value-type="float" office:value="9.3333333333333321" table:formula="of:=+[.I5]*0.6+[.H5]/6*20*0.25+[.G5]*0.15" table:style-name="ce3">
            <text:p>9.3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ENAVENTE CRUZ, JOSE ANTONIO</text:p>
          </table:table-cell>
          <table:table-cell office:value-type="float" office:value="4" table:style-name="ce2">
            <text:p>4.0</text:p>
          </table:table-cell>
          <table:table-cell office:value-type="float" office:value="15" table:style-name="ce1">
            <text:p>15</text:p>
          </table:table-cell>
          <table:table-cell office:value-type="float" office:value="6.2" table:formula="of:=+[.C6]*0.8+[.D6]*0.2" table:style-name="ce3">
            <text:p>6.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6]*0.6+[.H6]/6*20*0.25+[.G6]*0.15" table:style-name="ce3">
            <text:p>11.0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VALOS RUIZ, DAVID</text:p>
          </table:table-cell>
          <table:table-cell office:value-type="float" office:value="5.5" table:style-name="ce2">
            <text:p>5.5</text:p>
          </table:table-cell>
          <table:table-cell office:value-type="float" office:value="15" table:style-name="ce1">
            <text:p>15</text:p>
          </table:table-cell>
          <table:table-cell office:value-type="float" office:value="7.4" table:formula="of:=+[.C7]*0.8+[.D7]*0.2" table:style-name="ce3">
            <text:p>7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.5" table:style-name="ce2">
            <text:p>8.5</text:p>
          </table:table-cell>
          <table:table-cell office:value-type="float" office:value="8.7333333333333343" table:formula="of:=+[.I7]*0.6+[.H7]/6*20*0.25+[.G7]*0.15" table:style-name="ce3">
            <text:p>8.7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UEÑAS GOMEZ, BIANCA ANDRE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8]*0.8+[.D8]*0.2" table:style-name="ce3">
            <text:p>12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8]*0.6+[.H8]/6*20*0.25+[.G8]*0.15" table:style-name="ce3">
            <text:p>11.6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SCOBEDO DIAZ, GIOVANNA PAULA</text:p>
          </table:table-cell>
          <table:table-cell office:value-type="float" office:value="12.5" table:style-name="ce2">
            <text:p>12.5</text:p>
          </table:table-cell>
          <table:table-cell office:value-type="float" office:value="15" table:style-name="ce1">
            <text:p>15</text:p>
          </table:table-cell>
          <table:table-cell office:value-type="float" office:value="13" table:formula="of:=+[.C9]*0.8+[.D9]*0.2" table:style-name="ce3">
            <text:p>13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2"/>
          <table:table-cell office:value-type="float" office:value="3.6333333333333329" table:formula="of:=+[.I9]*0.6+[.H9]/6*20*0.25+[.G9]*0.15" table:style-name="ce3">
            <text:p>3.6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SQUIVEL RODRIGUEZ, JORGE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10]*0.8+[.D10]*0.2" table:style-name="ce3">
            <text:p>5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6.333333333333333" table:formula="of:=+[.I10]*0.6+[.H10]/6*20*0.25+[.G10]*0.15" table:style-name="ce3">
            <text:p>6.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FUENTES CARPIO, PATRICK ALONSO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office:value-type="float" office:value="0.3" table:formula="of:=+[.I11]*0.6+[.H11]/6*20*0.25+[.G11]*0.15" table:style-name="ce3">
            <text:p>0.3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RIFA CCAPINA, ROSARIO</text:p>
          </table:table-cell>
          <table:table-cell office:value-type="float" office:value="7.5" table:style-name="ce2">
            <text:p>7.5</text:p>
          </table:table-cell>
          <table:table-cell office:value-type="float" office:value="15" table:style-name="ce1">
            <text:p>15</text:p>
          </table:table-cell>
          <table:table-cell office:value-type="float" office:value="9" table:formula="of:=+[.C12]*0.8+[.D12]*0.2" table:style-name="ce3">
            <text:p>9.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6.7666666666666657" table:formula="of:=+[.I12]*0.6+[.H12]/6*20*0.25+[.G12]*0.15" table:style-name="ce3">
            <text:p>6.8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ONZALES RODRIGUEZ, MIRINA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13]*0.8+[.D13]*0.2" table:style-name="ce3">
            <text:p>7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.5" table:style-name="ce2">
            <text:p>7.5</text:p>
          </table:table-cell>
          <table:table-cell office:value-type="float" office:value="7.833333333333333" table:formula="of:=+[.I13]*0.6+[.H13]/6*20*0.25+[.G13]*0.15" table:style-name="ce3">
            <text:p>7.8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UTIERREZ HERNANI, CECILI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14]*0.8+[.D14]*0.2" table:style-name="ce3">
            <text:p>12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.5" table:style-name="ce2">
            <text:p>6.5</text:p>
          </table:table-cell>
          <table:table-cell office:value-type="float" office:value="5.5666666666666664" table:formula="of:=+[.I14]*0.6+[.H14]/6*20*0.25+[.G14]*0.15" table:style-name="ce3">
            <text:p>5.6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UTIERREZ TAMAYO, FRANCO</text:p>
          </table:table-cell>
          <table:table-cell office:value-type="float" office:value="10.5" table:style-name="ce2">
            <text:p>10.5</text:p>
          </table:table-cell>
          <table:table-cell office:value-type="float" office:value="15" table:style-name="ce1">
            <text:p>15</text:p>
          </table:table-cell>
          <table:table-cell office:value-type="float" office:value="11.4" table:formula="of:=+[.C15]*0.8+[.D15]*0.2" table:style-name="ce3">
            <text:p>11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15]*0.6+[.H15]/6*20*0.25+[.G15]*0.15" table:style-name="ce3">
            <text:p>8.4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ELD BUENO, JOSE ALONZO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16]*0.8+[.D16]*0.2" table:style-name="ce3">
            <text:p>9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.0</text:p>
          </table:table-cell>
          <table:table-cell office:value-type="float" office:value="3.6333333333333329" table:formula="of:=+[.I16]*0.6+[.H16]/6*20*0.25+[.G16]*0.15" table:style-name="ce3">
            <text:p>3.6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UARACALLO YANARICO, SHIOMARA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17]*0.8+[.D17]*0.2" table:style-name="ce3">
            <text:p>5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.0</text:p>
          </table:table-cell>
          <table:table-cell office:value-type="float" office:value="6.0333333333333323" table:formula="of:=+[.I17]*0.6+[.H17]/6*20*0.25+[.G17]*0.15" table:style-name="ce3">
            <text:p>6.0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OPEZ CORRALES, MANUEL ALEJANDRO</text:p>
          </table:table-cell>
          <table:table-cell office:value-type="float" office:value="8.5" table:style-name="ce2">
            <text:p>8.5</text:p>
          </table:table-cell>
          <table:table-cell office:value-type="float" office:value="15" table:style-name="ce1">
            <text:p>15</text:p>
          </table:table-cell>
          <table:table-cell office:value-type="float" office:value="9.8000000000000007" table:formula="of:=+[.C18]*0.8+[.D18]*0.2" table:style-name="ce3">
            <text:p>9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3333333333333339" table:formula="of:=+[.I18]*0.6+[.H18]/6*20*0.25+[.G18]*0.15" table:style-name="ce3">
            <text:p>9.3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CHACA RAMOS, ERIKA PAOLA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19]*0.8+[.D19]*0.2" table:style-name="ce3">
            <text:p>8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.0</text:p>
          </table:table-cell>
          <table:table-cell office:value-type="float" office:value="7.833333333333333" table:formula="of:=+[.I19]*0.6+[.H19]/6*20*0.25+[.G19]*0.15" table:style-name="ce3">
            <text:p>7.8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ANRIQUE MORANTE, HECTOR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0]*0.8+[.D20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.0</text:p>
          </table:table-cell>
          <table:table-cell office:value-type="float" office:value="4.9666666666666659" table:formula="of:=+[.I20]*0.6+[.H20]/6*20*0.25+[.G20]*0.15" table:style-name="ce3">
            <text:p>5.0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IRANDA PEREZ, DIEGO GONZAL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1]*0.8+[.D21]*0.2" table:style-name="ce3">
            <text:p>5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1]*0.6+[.H21]/6*20*0.25+[.G21]*0.15" table:style-name="ce3">
            <text:p>11.6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LLINEDO CHAVEZ, EDUARDO</text:p>
          </table:table-cell>
          <table:table-cell office:value-type="float" office:value="14" table:style-name="ce2">
            <text:p>14.0</text:p>
          </table:table-cell>
          <table:table-cell office:value-type="float" office:value="15" table:style-name="ce1">
            <text:p>15</text:p>
          </table:table-cell>
          <table:table-cell office:value-type="float" office:value="14.200000000000001" table:formula="of:=+[.C22]*0.8+[.D22]*0.2" table:style-name="ce3">
            <text:p>14.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0333333333333332" table:formula="of:=+[.I22]*0.6+[.H22]/6*20*0.25+[.G22]*0.15" table:style-name="ce3">
            <text:p>9.0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NTES OLIVAR, ALVAR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3]*0.8+[.D23]*0.2" table:style-name="ce3">
            <text:p>5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2"/>
          <table:table-cell office:value-type="float" office:value="3.333333333333333" table:formula="of:=+[.I23]*0.6+[.H23]/6*20*0.25+[.G23]*0.15" table:style-name="ce3">
            <text:p>3.3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INTO CALDERON, SERGIO ALONSO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24]*0.8+[.D24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4]*0.6+[.H24]/6*20*0.25+[.G24]*0.15" table:style-name="ce3">
            <text:p>10.4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IS SERRIN, CRISTHIAN JOY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5]*0.8+[.D25]*0.2" table:style-name="ce3">
            <text:p>6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5]*0.6+[.H25]/6*20*0.25+[.G25]*0.15" table:style-name="ce3">
            <text:p>10.4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ODRIGUEZ SAN MIGUEL, KENNAN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26]*0.8+[.D26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.5" table:style-name="ce2">
            <text:p>9.5</text:p>
          </table:table-cell>
          <table:table-cell office:value-type="float" office:value="11" table:formula="of:=+[.I26]*0.6+[.H26]/6*20*0.25+[.G26]*0.15" table:style-name="ce3">
            <text:p>11.0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ALAS ARAGON, MAURICIO A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7]*0.8+[.D27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7]*0.6+[.H27]/6*20*0.25+[.G27]*0.15" table:style-name="ce3">
            <text:p>11.6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EGOVIA LOPEZ, ALESSANDRA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8]*0.8+[.D28]*0.2" table:style-name="ce3">
            <text:p>6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28]*0.6+[.H28]/6*20*0.25+[.G28]*0.15" table:style-name="ce3">
            <text:p>11.0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ORREBLANCA CORNEJO, JORDAN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29]*0.8+[.D29]*0.2" table:style-name="ce3">
            <text:p>5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2">
            <text:p>3.0</text:p>
          </table:table-cell>
          <table:table-cell office:value-type="float" office:value="5.1333333333333329" table:formula="of:=+[.I29]*0.6+[.H29]/6*20*0.25+[.G29]*0.15" table:style-name="ce3">
            <text:p>5.1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ORRES CHURA, KATHERINE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30]*0.8+[.D30]*0.2" table:style-name="ce3">
            <text:p>9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2">
            <text:p>5.0</text:p>
          </table:table-cell>
          <table:table-cell office:value-type="float" office:value="6.333333333333333" table:formula="of:=+[.I30]*0.6+[.H30]/6*20*0.25+[.G30]*0.15" table:style-name="ce3">
            <text:p>6.3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VELA TEJADA, FABRICIO ANDRE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31]*0.8+[.D31]*0.2" table:style-name="ce3">
            <text:p>5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.3" table:formula="of:=+[.I31]*0.6+[.H31]/6*20*0.25+[.G31]*0.15" table:style-name="ce3">
            <text:p>11.3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VILLANUEVA TORRES, MARCO JOSE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2]*0.8+[.D32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2">
            <text:p>11.0</text:p>
          </table:table-cell>
          <table:table-cell office:value-type="float" office:value="8.5666666666666664" table:formula="of:=+[.I32]*0.6+[.H32]/6*20*0.25+[.G32]*0.15" table:style-name="ce3">
            <text:p>8.6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VILLAVICENCIO ANCO, LUIS ALBERTO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3]*0.8+[.D33]*0.2" table:style-name="ce3">
            <text:p>7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2">
            <text:p>9.0</text:p>
          </table:table-cell>
          <table:table-cell office:value-type="float" office:value="9.0333333333333332" table:formula="of:=+[.I33]*0.6+[.H33]/6*20*0.25+[.G33]*0.15" table:style-name="ce3">
            <text:p>9.0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VILLENA SUAREZ, GUILLERMO ANTONIO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34]*0.8+[.D34]*0.2" table:style-name="ce3">
            <text:p>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7.0666666666666655" table:formula="of:=+[.I34]*0.6+[.H34]/6*20*0.25+[.G34]*0.15" table:style-name="ce3">
            <text:p>7.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ZAPANA MAMANI, YORDY</text:p>
          </table:table-cell>
          <table:table-cell office:value-type="float" office:value="6.5" table:style-name="ce2">
            <text:p>6.5</text:p>
          </table:table-cell>
          <table:table-cell office:value-type="float" office:value="15" table:style-name="ce1">
            <text:p>15</text:p>
          </table:table-cell>
          <table:table-cell office:value-type="float" office:value="8.1999999999999993" table:formula="of:=+[.C35]*0.8+[.D35]*0.2" table:style-name="ce3">
            <text:p>8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2">
            <text:p>7.0</text:p>
          </table:table-cell>
          <table:table-cell office:value-type="float" office:value="5.8666666666666671" table:formula="of:=+[.I35]*0.6+[.H35]/6*20*0.25+[.G35]*0.15" table:style-name="ce3">
            <text:p>5.9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ZEBALLOS ARAMBIDE, WILLY PAUL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36]*0.8+[.D36]*0.2" table:style-name="ce3">
            <text:p>8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9" table:style-name="ce2">
            <text:p>9.0</text:p>
          </table:table-cell>
          <table:table-cell office:value-type="float" office:value="10.399999999999999" table:formula="of:=+[.I36]*0.6+[.H36]/6*20*0.25+[.G36]*0.15" table:style-name="ce3">
            <text:p>10.4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ZEGARRA VIDAL, SANTIAGO CESAR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37]*0.8+[.D37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37]*0.6+[.H37]/6*20*0.25+[.G37]*0.15" table:style-name="ce3">
            <text:p>8.4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string" table:style-name="ce8">
            <text:p>TOTAL</text:p>
          </table:table-cell>
          <table:table-cell office:value-type="float" office:value="20" table:style-name="ce9">
            <text:p>20.0</text:p>
          </table:table-cell>
          <table:table-cell office:value-type="float" office:value="15" table:style-name="ce8">
            <text:p>15</text:p>
          </table:table-cell>
          <table:table-cell office:value-type="float" office:value="19" table:formula="of:=+[.C38]*0.8+[.D38]*0.2" table:style-name="ce10">
            <text:p>19.0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9">
            <text:p>20.0</text:p>
          </table:table-cell>
          <table:table-cell office:value-type="float" office:value="20" table:formula="of:=+[.I38]*0.6+[.H38]/6*20*0.25+[.G38]*0.15" table:style-name="ce10">
            <text:p>20.0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jor</text:p>
          </table:table-cell>
          <table:table-cell office:value-type="float" office:value="20" table:formula="of:=MAX([.C3:.C39])" table:style-name="ce2">
            <text:p>20.0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20" table:formula="of:=MAX([.I3:.I39])" table:style-name="ce2">
            <text:p>20.0</text:p>
          </table:table-cell>
          <table:table-cell table:style-name="ce3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Peor</text:p>
          </table:table-cell>
          <table:table-cell office:value-type="float" office:value="2.5" table:formula="of:=MIN([.C3:.C37])" table:style-name="ce2">
            <text:p>2.5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0" table:formula="of:=MIN([.I3:.I37])" table:style-name="ce2">
            <text:p>0.0</text:p>
          </table:table-cell>
          <table:table-cell table:style-name="ce3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PROM</text:p>
          </table:table-cell>
          <table:table-cell office:value-type="float" office:value="7.4459459459459456" table:formula="of:=AVERAGE([.C3:.C41])" table:style-name="ce2">
            <text:p>7.4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8.3235294117647065" table:formula="of:=AVERAGE([.I3:.I41])" table:style-name="ce2">
            <text:p>8.3</text:p>
          </table:table-cell>
          <table:table-cell table:style-name="ce3"/>
          <table:table-cell table:number-columns-repeated="16374"/>
        </table:table-row>
        <table:table-row table:number-rows-repeated="1048534" table:style-name="ro3">
          <table:table-cell table:number-columns-repeated="16384"/>
        </table:table-row>
      </table:table>
      <table:table table:name="MF_L1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5" table:default-cell-style-name="ce3"/>
        <table:table-column table:style-name="co13" table:number-columns-repeated="5" table:default-cell-style-name="ce1"/>
        <table:table-column table:style-name="co12" table:default-cell-style-name="ce1"/>
        <table:table-column table:style-name="co5" table:default-cell-style-name="ce3"/>
        <table:table-column table:style-name="co13" table:default-cell-style-name="ce1"/>
        <table:table-column table:style-name="co8" table:number-columns-repeated="16369" table:default-cell-style-name="ce1"/>
        <table:table-row table:style-name="ro1">
          <table:table-cell table:number-columns-repeated="6"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70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8">
            <text:p>L1</text:p>
          </table:table-cell>
          <table:table-cell office:value-type="string" table:style-name="ce8">
            <text:p>L2</text:p>
          </table:table-cell>
          <table:table-cell office:value-type="string" table:style-name="ce8">
            <text:p>L3</text:p>
          </table:table-cell>
          <table:table-cell office:value-type="string" table:style-name="ce8">
            <text:p>PCal1</text:p>
          </table:table-cell>
          <table:table-cell office:value-type="string" table:style-name="ce10">
            <text:p>PROM</text:p>
          </table:table-cell>
          <table:table-cell office:value-type="string" table:style-name="ce8">
            <text:p>Asist</text:p>
          </table:table-cell>
          <table:table-cell office:value-type="string" table:style-name="ce8">
            <text:p>L5</text:p>
          </table:table-cell>
          <table:table-cell office:value-type="string" table:style-name="ce8">
            <text:p>L6</text:p>
          </table:table-cell>
          <table:table-cell office:value-type="string" table:style-name="ce8">
            <text:p>L7</text:p>
          </table:table-cell>
          <table:table-cell office:value-type="string" table:style-name="ce8">
            <text:p>L8</text:p>
          </table:table-cell>
          <table:table-cell office:value-type="string" table:style-name="ce8">
            <text:p>PCal2</text:p>
          </table:table-cell>
          <table:table-cell office:value-type="string" table:style-name="ce10">
            <text:p>PROM</text:p>
          </table:table-cell>
          <table:table-cell table:number-columns-repeated="16370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ANIBAR DIAZ, CARLOS</text:p>
          </table:table-cell>
          <table:table-cell table:number-columns-repeated="4" table:style-name="ce1"/>
          <table:table-cell office:value-type="float" office:value="0" table:formula="of:=+([.F3]*3+[.E3]+[.D3]+[.C3])/6" table:style-name="ce3">
            <text:p>0.0</text:p>
          </table:table-cell>
          <table:table-cell table:number-columns-repeated="6" table:style-name="ce1"/>
          <table:table-cell office:value-type="float" office:value="0" table:formula="of:=+([.M3]*3+SUM([.I3:.L3]))/6*0.8+[.H3]/6*20*0.2" table:style-name="ce3">
            <text:p>0.0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RRIGA SOTO, FABIO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+([.F4]*3+[.E4]+[.D4]+[.C4])/6" table:style-name="ce3">
            <text:p>8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2.133333333333335" table:formula="of:=+([.M4]*3+SUM([.I4:.L4]))/6*0.8+[.H4]/6*20*0.2" table:style-name="ce3">
            <text:p>12.1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VALOS RUIZ, DAVID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3.333333333333334" table:formula="of:=+([.F5]*3+[.E5]+[.D5]+[.C5])/6" table:style-name="ce3">
            <text:p>13.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2.133333333333335" table:formula="of:=+([.M5]*3+SUM([.I5:.L5]))/6*0.8+[.H5]/6*20*0.2" table:style-name="ce3">
            <text:p>12.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UEÑAS GOMEZ, BIANCA ANDREA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3.833333333333334" table:formula="of:=+([.F6]*3+[.E6]+[.D6]+[.C6])/6" table:style-name="ce3">
            <text:p>13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.200000000000003" table:formula="of:=+([.M6]*3+SUM([.I6:.L6]))/6*0.8+[.H6]/6*20*0.2" table:style-name="ce3">
            <text:p>17.2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SCOBEDO DIAZ, GIOVANNA PAULA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.666666666666666" table:formula="of:=+([.F7]*3+[.E7]+[.D7]+[.C7])/6" table:style-name="ce3">
            <text:p>14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.6666666666666661" table:formula="of:=+([.M7]*3+SUM([.I7:.L7]))/6*0.8+[.H7]/6*20*0.2" table:style-name="ce3">
            <text:p>6.7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ONZALES RODRIGUEZ, MIRINA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([.F8]*3+[.E8]+[.D8]+[.C8])/6" table:style-name="ce3">
            <text:p>10.0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2.8000000000000003" table:formula="of:=+([.M8]*3+SUM([.I8:.L8]))/6*0.8+[.H8]/6*20*0.2" table:style-name="ce3">
            <text:p>2.8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UTIERREZ HERNANI, CECILI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.333333333333333" table:formula="of:=+([.F9]*3+[.E9]+[.D9]+[.C9])/6" table:style-name="ce3">
            <text:p>6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8.8000000000000007" table:formula="of:=+([.M9]*3+SUM([.I9:.L9]))/6*0.8+[.H9]/6*20*0.2" table:style-name="ce3">
            <text:p>8.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LLINEDO CHAVEZ, EDUARD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.833333333333334" table:formula="of:=+([.F10]*3+[.E10]+[.D10]+[.C10])/6" table:style-name="ce3">
            <text:p>11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.333333333333334" table:formula="of:=+([.M10]*3+SUM([.I10:.L10]))/6*0.8+[.H10]/6*20*0.2" table:style-name="ce3">
            <text:p>15.3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NTES OLIVAR, ALVARO CESAR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" table:formula="of:=+([.F11]*3+[.E11]+[.D11]+[.C11])/6" table:style-name="ce3">
            <text:p>6.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.733333333333334" table:formula="of:=+([.M11]*3+SUM([.I11:.L11]))/6*0.8+[.H11]/6*20*0.2" table:style-name="ce3">
            <text:p>13.7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IS SERRIN, CRISTHIAN JOY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.166666666666666" table:formula="of:=+([.F12]*3+[.E12]+[.D12]+[.C12])/6" table:style-name="ce3">
            <text:p>11.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float" office:value="8.1333333333333346" table:formula="of:=+([.M12]*3+SUM([.I12:.L12]))/6*0.8+[.H12]/6*20*0.2" table:style-name="ce3">
            <text:p>8.1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ODRIGUEZ SAN MIGUEL, KENNAN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1" table:formula="of:=+([.F13]*3+[.E13]+[.D13]+[.C13])/6" table:style-name="ce3">
            <text:p>11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.399999999999999" table:formula="of:=+([.M13]*3+SUM([.I13:.L13]))/6*0.8+[.H13]/6*20*0.2" table:style-name="ce3">
            <text:p>16.4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RREBLANCA CORNEJO, JORDA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formula="of:=+([.F14]*3+[.E14]+[.D14]+[.C14])/6" table:style-name="ce3">
            <text:p>7.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+([.M14]*3+SUM([.I14:.L14]))/6*0.8+[.H14]/6*20*0.2" table:style-name="ce3">
            <text:p>10.0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ILLENA SUAREZ, GUILLERMO ANTONIO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.6666666666666661" table:formula="of:=+([.F15]*3+[.E15]+[.D15]+[.C15])/6" table:style-name="ce3">
            <text:p>9.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9.7333333333333343" table:formula="of:=+([.M15]*3+SUM([.I15:.L15]))/6*0.8+[.H15]/6*20*0.2" table:style-name="ce3">
            <text:p>9.7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VIVANCO LOZANO, MAURICIO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.3333333333333335" table:formula="of:=+([.F16]*3+[.E16]+[.D16]+[.C16])/6" table:style-name="ce3">
            <text:p>2.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0.4" table:formula="of:=+([.M16]*3+SUM([.I16:.L16]))/6*0.8+[.H16]/6*20*0.2" table:style-name="ce3">
            <text:p>10.4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ZAPANA MAMANI, YORDY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9.6666666666666661" table:formula="of:=+([.F17]*3+[.E17]+[.D17]+[.C17])/6" table:style-name="ce3">
            <text:p>9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.799999999999999" table:formula="of:=+([.M17]*3+SUM([.I17:.L17]))/6*0.8+[.H17]/6*20*0.2" table:style-name="ce3">
            <text:p>14.8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ZEGARRA VIDAL, SANTIAGO CESAR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2.5" table:formula="of:=+([.F18]*3+[.E18]+[.D18]+[.C18])/6" table:style-name="ce3">
            <text:p>12.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3.200000000000001" table:formula="of:=+([.M18]*3+SUM([.I18:.L18]))/6*0.8+[.H18]/6*20*0.2" table:style-name="ce3">
            <text:p>13.2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UENTES CARPIO, PATRICK ALONSO</text:p>
          </table:table-cell>
          <table:table-cell table:number-columns-repeated="4" table:style-name="ce1"/>
          <table:table-cell office:value-type="float" office:value="0" table:formula="of:=+([.F19]*3+[.E19]+[.D19]+[.C19])/6" table:style-name="ce3">
            <text:p>0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.733333333333334" table:formula="of:=+([.M19]*3+SUM([.I19:.L19]))/6*0.8+[.H19]/6*20*0.2" table:style-name="ce3">
            <text:p>13.7</text:p>
          </table:table-cell>
          <table:table-cell table:number-columns-repeated="16370"/>
        </table:table-row>
        <table:table-row table:style-name="ro2">
          <table:table-cell table:number-columns-repeated="6" table:style-name="ce8"/>
          <table:table-cell table:style-name="ce10"/>
          <table:table-cell office:value-type="float" office:value="6" table:style-name="ce8">
            <text:p>6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([.M20]*3+SUM([.I20:.L20]))/6*0.8+[.H20]/6*20*0.2" table:style-name="ce10">
            <text:p>20.0</text:p>
          </table:table-cell>
          <table:table-cell table:number-columns-repeated="16370" table:style-name="ce8"/>
        </table:table-row>
        <table:table-row table:number-rows-repeated="1048556" table:style-name="ro3">
          <table:table-cell table:number-columns-repeated="16384"/>
        </table:table-row>
      </table:table>
      <table:table table:name="MF_L2" table:style-name="ta2">
        <table:table-column table:style-name="co9" table:default-cell-style-name="ce1"/>
        <table:table-column table:style-name="co14" table:default-cell-style-name="ce1"/>
        <table:table-column table:style-name="co4" table:number-columns-repeated="5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5" table:default-cell-style-name="ce11"/>
        <table:table-column table:style-name="co8" table:number-columns-repeated="16370" table:default-cell-style-name="ce1"/>
        <table:table-row table:style-name="ro1">
          <table:table-cell table:number-columns-repeated="13" table:style-name="ce1"/>
          <table:table-cell table:style-name="ce11"/>
          <table:table-cell table:number-columns-repeated="16370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8">
            <text:p>L1</text:p>
          </table:table-cell>
          <table:table-cell office:value-type="string" table:style-name="ce8">
            <text:p>L2</text:p>
          </table:table-cell>
          <table:table-cell office:value-type="string" table:style-name="ce8">
            <text:p>L3</text:p>
          </table:table-cell>
          <table:table-cell office:value-type="string" table:style-name="ce8">
            <text:p>PCal1</text:p>
          </table:table-cell>
          <table:table-cell office:value-type="string" table:style-name="ce12">
            <text:p>PROM</text:p>
          </table:table-cell>
          <table:table-cell office:value-type="string" table:style-name="ce8">
            <text:p>Asist</text:p>
          </table:table-cell>
          <table:table-cell office:value-type="string" table:style-name="ce8">
            <text:p>L5</text:p>
          </table:table-cell>
          <table:table-cell office:value-type="string" table:style-name="ce8">
            <text:p>L6</text:p>
          </table:table-cell>
          <table:table-cell office:value-type="string" table:style-name="ce8">
            <text:p>L7</text:p>
          </table:table-cell>
          <table:table-cell office:value-type="string" table:style-name="ce8">
            <text:p>L8</text:p>
          </table:table-cell>
          <table:table-cell office:value-type="string" table:style-name="ce8">
            <text:p>PCal2</text:p>
          </table:table-cell>
          <table:table-cell office:value-type="string" table:style-name="ce12">
            <text:p>PROM</text:p>
          </table:table-cell>
          <table:table-cell table:number-columns-repeated="16370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CCO CALLOAPAZA, COREN LUHANA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3" table:formula="of:=+([.F3]*3+[.E3]+[.D3]+[.C3])/6" table:style-name="ce3">
            <text:p>13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.066666666666666" table:formula="of:=+([.M3]*3+SUM([.I3:.L3]))/6*0.8+[.H3]/6*20*0.2" table:style-name="ce3">
            <text:p>17.1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NAVENTE CRUZ, JOSE ANTONIO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0.333333333333334" table:formula="of:=+([.F4]*3+[.E4]+[.D4]+[.C4])/6" table:style-name="ce3">
            <text:p>10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5.333333333333334" table:formula="of:=+([.M4]*3+SUM([.I4:.L4]))/6*0.8+[.H4]/6*20*0.2" table:style-name="ce3">
            <text:p>15.3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SQUIVEL RODRIGUEZ, JORG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0.666666666666666" table:formula="of:=+([.F5]*3+[.E5]+[.D5]+[.C5])/6" table:style-name="ce3">
            <text:p>10.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y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.3333333333333339" table:formula="of:=+([.M5]*3+SUM([.I5:.L5]))/6*0.8+[.H5]/6*20*0.2" table:style-name="ce3">
            <text:p>9.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RIFA CCAPINA, ROSARI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.166666666666666" table:formula="of:=+([.F6]*3+[.E6]+[.D6]+[.C6])/6" table:style-name="ce3">
            <text:p>10.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4.666666666666668" table:formula="of:=+([.M6]*3+SUM([.I6:.L6]))/6*0.8+[.H6]/6*20*0.2" table:style-name="ce3">
            <text:p>14.7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UTIERREZ TAMAYO, FRANC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666666666666661" table:formula="of:=+([.F7]*3+[.E7]+[.D7]+[.C7])/6" table:style-name="ce3">
            <text:p>9.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.066666666666668" table:formula="of:=+([.M7]*3+SUM([.I7:.L7]))/6*0.8+[.H7]/6*20*0.2" table:style-name="ce3">
            <text:p>15.1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ELD BUENO, JOSE ALONZ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.5" table:formula="of:=+([.F8]*3+[.E8]+[.D8]+[.C8])/6" table:style-name="ce3">
            <text:p>9.5</text:p>
          </table:table-cell>
          <table:table-cell table:style-name="ce1"/>
          <table:table-cell office:value-type="string" table:style-name="ce1">
            <text:p>Proy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5.2" table:formula="of:=+([.M8]*3+SUM([.I8:.L8]))/6*0.8+[.H8]/6*20*0.2" table:style-name="ce3">
            <text:p>5.2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UARACALLO YANARICO, SHIOMARA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.833333333333333" table:formula="of:=+([.F9]*3+[.E9]+[.D9]+[.C9])/6" table:style-name="ce3">
            <text:p>6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y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.6666666666666661" table:formula="of:=+([.M9]*3+SUM([.I9:.L9]))/6*0.8+[.H9]/6*20*0.2" table:style-name="ce3">
            <text:p>8.7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PEZ CORRALES, MANUEL ALEJANDR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.6666666666666661" table:formula="of:=+([.F10]*3+[.E10]+[.D10]+[.C10])/6" table:style-name="ce3">
            <text:p>9.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oy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.6" table:formula="of:=+([.M10]*3+SUM([.I10:.L10]))/6*0.8+[.H10]/6*20*0.2" table:style-name="ce3">
            <text:p>9.6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CHACA RAMOS, ERIKA PAOLA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+([.F11]*3+[.E11]+[.D11]+[.C11])/6" table:style-name="ce3">
            <text:p>13.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.533333333333333" table:formula="of:=+([.M11]*3+SUM([.I11:.L11]))/6*0.8+[.H11]/6*20*0.2" table:style-name="ce3">
            <text:p>10.5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NRIQUE MORANTE, HECTO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formula="of:=+([.F12]*3+[.E12]+[.D12]+[.C12])/6" table:style-name="ce3">
            <text:p>11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2.800000000000002" table:formula="of:=+([.M12]*3+SUM([.I12:.L12]))/6*0.8+[.H12]/6*20*0.2" table:style-name="ce3">
            <text:p>12.8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IRANDA PEREZ, DIEGO GONZALO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.6666666666666661" table:formula="of:=+([.F13]*3+[.E13]+[.D13]+[.C13])/6" table:style-name="ce3">
            <text:p>9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3.066666666666666" table:formula="of:=+([.M13]*3+SUM([.I13:.L13]))/6*0.8+[.H13]/6*20*0.2" table:style-name="ce3">
            <text:p>13.1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INTO CALDERON, SERGIO ALONSO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.833333333333334" table:formula="of:=+([.F14]*3+[.E14]+[.D14]+[.C14])/6" table:style-name="ce3">
            <text:p>11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5.733333333333334" table:formula="of:=+([.M14]*3+SUM([.I14:.L14]))/6*0.8+[.H14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LAS ARAGON, MAURICIO A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+([.F15]*3+[.E15]+[.D15]+[.C15])/6" table:style-name="ce3">
            <text:p>13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4.8" table:formula="of:=+([.M15]*3+SUM([.I15:.L15]))/6*0.8+[.H15]/6*20*0.2" table:style-name="ce3">
            <text:p>14.8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EGOVIA LOPEZ, ALESSANDRA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.333333333333334" table:formula="of:=+([.F16]*3+[.E16]+[.D16]+[.C16])/6" table:style-name="ce3">
            <text:p>12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5.733333333333334" table:formula="of:=+([.M16]*3+SUM([.I16:.L16]))/6*0.8+[.H16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ORRES CHURA, KATHERINE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1.333333333333334" table:formula="of:=+([.F17]*3+[.E17]+[.D17]+[.C17])/6" table:style-name="ce3">
            <text:p>11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4" table:formula="of:=+([.M17]*3+SUM([.I17:.L17]))/6*0.8+[.H17]/6*20*0.2" table:style-name="ce3">
            <text:p>14.0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VELA TEJADA, FABRICIO ANDRE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.5" table:formula="of:=+([.F18]*3+[.E18]+[.D18]+[.C18])/6" table:style-name="ce3">
            <text:p>8.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5.733333333333334" table:formula="of:=+([.M18]*3+SUM([.I18:.L18]))/6*0.8+[.H18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VILLANUEVA TORRES, MARCO JOSE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4.833333333333334" table:formula="of:=+([.F19]*3+[.E19]+[.D19]+[.C19])/6" table:style-name="ce3">
            <text:p>14.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.933333333333334" table:formula="of:=+([.M19]*3+SUM([.I19:.L19]))/6*0.8+[.H19]/6*20*0.2" table:style-name="ce3">
            <text:p>12.9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VILLAVICENCIO ANCO, LUIS ALBERT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9.5" table:formula="of:=+([.F20]*3+[.E20]+[.D20]+[.C20])/6" table:style-name="ce3">
            <text:p>9.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y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.466666666666667" table:formula="of:=+([.M20]*3+SUM([.I20:.L20]))/6*0.8+[.H20]/6*20*0.2" table:style-name="ce3">
            <text:p>13.5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ZEBALLOS ARAMBIDE, WILLY PAUL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.333333333333334" table:formula="of:=+([.F21]*3+[.E21]+[.D21]+[.C21])/6" table:style-name="ce3">
            <text:p>10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2.8" table:formula="of:=+([.M21]*3+SUM([.I21:.L21]))/6*0.8+[.H21]/6*20*0.2" table:style-name="ce3">
            <text:p>12.8</text:p>
          </table:table-cell>
          <table:table-cell table:number-columns-repeated="16370"/>
        </table:table-row>
        <table:table-row table:style-name="ro2">
          <table:table-cell table:number-columns-repeated="6" table:style-name="ce8"/>
          <table:table-cell office:value-type="float" office:value="0" table:formula="of:=+([.F22]*3+[.E22]+[.D22]+[.C22])/6" table:style-name="ce10">
            <text:p>0.0</text:p>
          </table:table-cell>
          <table:table-cell office:value-type="float" office:value="6" table:style-name="ce8">
            <text:p>6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([.M22]*3+SUM([.I22:.L22]))/6*0.8+[.H22]/6*20*0.2" table:style-name="ce10">
            <text:p>20.0</text:p>
          </table:table-cell>
          <table:table-cell table:number-columns-repeated="16370" table:style-name="ce8"/>
        </table:table-row>
        <table:table-row table:number-rows-repeated="1048554" table:style-name="ro3">
          <table:table-cell table:number-columns-repeated="16384"/>
        </table:table-row>
      </table:table>
      <table:table table:name="IISI5" table:style-name="ta3">
        <table:table-column table:style-name="co15" table:default-cell-style-name="ce1"/>
        <table:table-column table:style-name="co16" table:default-cell-style-name="ce1"/>
        <table:table-column table:style-name="co17" table:number-columns-repeated="12" table:default-cell-style-name="ce1"/>
        <table:table-column table:style-name="co8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3">
            <text:p>IISI SOFTWA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4">
            <text:p>NOMBR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DIAZ ZEGARRA, MICHEL SEBASTIAN</text:p>
          </table:table-cell>
          <table:table-cell office:value-type="string" table:style-name="ce15">
            <text:p>P</text:p>
          </table:table-cell>
          <table:table-cell table:number-columns-repeated="11" table:style-name="ce15"/>
          <table:table-cell table:number-columns-repeated="16370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SALAS TALAVERA, JASMIN</text:p>
          </table:table-cell>
          <table:table-cell office:value-type="string" table:style-name="ce15">
            <text:p>P</text:p>
          </table:table-cell>
          <table:table-cell table:number-columns-repeated="11" table:style-name="ce15"/>
          <table:table-cell table:number-columns-repeated="16370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MENA RIVAS, ANDREE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MOGROVEJO BONILLA, RODRIGO</text:p>
          </table:table-cell>
          <table:table-cell office:value-type="string" table:style-name="ce15">
            <text:p>P</text:p>
          </table:table-cell>
          <table:table-cell table:number-columns-repeated="11" table:style-name="ce15"/>
          <table:table-cell table:number-columns-repeated="16370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VERA ALEGRE, ADOLFO ABINADI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HUAMANI MAMANI, CESAR RICARD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5">
            <text:p>ANCCO CALLOAPAZA, MARGARET ALEXI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5">
            <text:p>CHAMPI QUISPE, RAFAEL EDWA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5">
            <text:p>GONZALES MANCHEGO, FERNANDO ANDRE</text:p>
          </table:table-cell>
          <table:table-cell office:value-type="string" table:style-name="ce15">
            <text:p>P</text:p>
          </table:table-cell>
          <table:table-cell table:number-columns-repeated="11" table:style-name="ce15"/>
          <table:table-cell table:number-columns-repeated="16370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5">
            <text:p>ARANIBAR CASTILLO, AYRTON DAVI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5">
            <text:p>ORTIZ ANCCO, MILTON DAVI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5">
            <text:p>VALENCIA VILLACORTA, FABRICIO ISAAC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5">
            <text:p>RODRIGUEZ ZUÑIGA, JOSE CHRISTIAN</text:p>
          </table:table-cell>
          <table:table-cell office:value-type="string" table:style-name="ce15">
            <text:p>P</text:p>
          </table:table-cell>
          <table:table-cell table:number-columns-repeated="11" table:style-name="ce15"/>
          <table:table-cell table:number-columns-repeated="16370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5">
            <text:p>VILLAFUERTE PEREZ, ALAN JOSUE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70"/>
        </table:table-row>
        <table:table-row table:style-name="ro1">
          <table:table-cell office:value-type="float" office:value="15" table:style-name="ce15">
            <text:p>15</text:p>
          </table:table-cell>
          <table:table-cell table:number-columns-repeated="13" table:style-name="ce15"/>
          <table:table-cell table:number-columns-repeated="16370"/>
        </table:table-row>
        <table:table-row table:style-name="ro1">
          <table:table-cell office:value-type="float" office:value="16" table:style-name="ce15">
            <text:p>16</text:p>
          </table:table-cell>
          <table:table-cell table:number-columns-repeated="13" table:style-name="ce15"/>
          <table:table-cell table:number-columns-repeated="16370"/>
        </table:table-row>
        <table:table-row table:style-name="ro1">
          <table:table-cell office:value-type="float" office:value="17" table:style-name="ce15">
            <text:p>17</text:p>
          </table:table-cell>
          <table:table-cell table:number-columns-repeated="13" table:style-name="ce15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1" table:style-name="ro4">
          <table:table-cell table:number-columns-repeated="16384"/>
        </table:table-row>
        <table:table-row table:number-rows-repeated="1048533" table:style-name="ro1">
          <table:table-cell table:number-columns-repeated="16384"/>
        </table:table-row>
      </table:table>
      <table:table table:name="IISI6" table:style-name="ta4">
        <table:table-column table:style-name="co18" table:default-cell-style-name="ce1"/>
        <table:table-column table:style-name="co19" table:default-cell-style-name="ce16"/>
        <table:table-column table:style-name="co20" table:number-columns-repeated="10" table:default-cell-style-name="ce1"/>
        <table:table-column table:style-name="co8" table:number-columns-repeated="16372" table:default-cell-style-name="ce1"/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4">
          <table:table-cell table:style-name="ce8"/>
          <table:table-cell office:value-type="string" table:style-name="ce13">
            <text:p>IISI <text:s/>HARDWARE</text:p>
          </table:table-cell>
          <table:table-cell table:number-columns-repeated="16382" table:style-name="ce8"/>
        </table:table-row>
        <table:table-row table:style-name="ro4">
          <table:table-cell table:style-name="ce4"/>
          <table:table-cell office:value-type="string" table:style-name="ce14">
            <text:p>NOMBRE</text:p>
          </table:table-cell>
          <table:table-cell table:number-columns-repeated="10" table:style-name="ce4"/>
          <table:table-cell office:value-type="string" table:style-name="ce4">
            <text:p>L1</text:p>
          </table:table-cell>
          <table:table-cell table:number-columns-repeated="16371" table:style-name="ce4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17">
            <text:p>ARPI ADCO, DANTE GUILLERM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7">
            <text:p>ASTETE MEJIA, FRANCISCO ARIACK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17">
            <text:p>BENAVIDEZ MARTINEZ, RODRIGO SERGI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18">
            <text:p>CABRERA GUILLEN, WILLY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7">
            <text:p>CANAZA VARGAS, MIKHAEL DENZE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9">
            <text:p>CHAMBI QUISPE, RAFAEL EDWAR</text:p>
          </table:table-cell>
          <table:table-cell office:value-type="string" table:style-name="ce15">
            <text:p>P</text:p>
          </table:table-cell>
          <table:table-cell table:number-columns-repeated="17" table:style-name="ce15"/>
          <table:table-cell table:number-columns-repeated="16364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18">
            <text:p>LAZARTE DIAZ, CLAUDIA NIKO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18">
            <text:p>MANRIQUE MORANTE, RODRIGO RICHAR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17">
            <text:p>MONROY PAREDES, XTOBAL ALBERTO ANDROSS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8">
            <text:p>REATEGUI ÑAUPAC, RICARDO BENJAMIN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17">
            <text:p>RIVERA HUARILLOCLLA, HUMBERTO GEYDAR 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17">
            <text:p>RODRIGUEZ LOPEZ, PAOLO CALAY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19">
            <text:p>SAICO QQUELLHUA, LUIS VICTO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18">
            <text:p>VILCA CARDENAS, SCOTH ANTHONY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20">
            <text:p>BELIZARIO ORTIZ, FABIAN GUILLERMO</text:p>
          </table:table-cell>
          <table:table-cell table:style-name="ce21"/>
          <table:table-cell office:value-type="string" table:style-name="ce21">
            <text:p>P</text:p>
          </table:table-cell>
          <table:table-cell table:number-columns-repeated="16" table:style-name="ce21"/>
          <table:table-cell table:number-columns-repeated="16364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17">
            <text:p>SALAS ZEVALLOS, BRUNO RODRIGO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17">
            <text:p>TICONA ZEGARRA, JOSUE JUVEL</text:p>
          </table:table-cell>
          <table:table-cell table:style-name="ce15"/>
          <table:table-cell office:value-type="string" table:style-name="ce22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8" table:style-name="ce1">
            <text:p>18</text:p>
          </table:table-cell>
          <table:table-cell office:value-type="string" table:style-name="ce18">
            <text:p>VILLALOBOS SOTO, JUAN PEDRO</text:p>
          </table:table-cell>
          <table:table-cell table:style-name="ce15"/>
          <table:table-cell office:value-type="string" table:style-name="ce22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19" table:style-name="ce1">
            <text:p>19</text:p>
          </table:table-cell>
          <table:table-cell office:value-type="string" table:style-name="ce18">
            <text:p>ZUÑIGA MAYTA, JOSE</text:p>
          </table:table-cell>
          <table:table-cell table:style-name="ce15"/>
          <table:table-cell office:value-type="string" table:style-name="ce22">
            <text:p>P</text:p>
          </table:table-cell>
          <table:table-cell table:number-columns-repeated="16" table:style-name="ce15"/>
          <table:table-cell table:number-columns-repeated="16364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7">
            <text:p>SIMEON FLORES, RAUL ALEJANDRO</text:p>
          </table:table-cell>
          <table:table-cell table:style-name="ce15"/>
          <table:table-cell office:value-type="string" table:style-name="ce22">
            <text:p>P</text:p>
          </table:table-cell>
          <table:table-cell table:number-columns-repeated="16" table:style-name="ce15"/>
          <table:table-cell table:number-columns-repeated="16364"/>
        </table:table-row>
        <table:table-row table:number-rows-repeated="2" table:style-name="ro4">
          <table:table-cell table:style-name="ce1"/>
          <table:table-cell table:style-name="ce23"/>
          <table:table-cell table:style-name="ce1"/>
          <table:table-cell table:style-name="ce24"/>
          <table:table-cell table:number-columns-repeated="16380" table:style-name="ce1"/>
        </table:table-row>
        <table:table-row table:style-name="ro4">
          <table:table-cell table:style-name="ce1"/>
          <table:table-cell table:style-name="ce16"/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25">
            <text:p>LEYVA PEROCHENA, ALEJANDRO</text:p>
          </table:table-cell>
          <table:table-cell table:number-columns-repeated="18" table:style-name="ce15"/>
          <table:table-cell table:number-columns-repeated="16364"/>
        </table:table-row>
        <table:table-row table:style-name="ro4">
          <table:table-cell table:style-name="ce1"/>
          <table:table-cell office:value-type="string" table:style-name="ce25">
            <text:p>VELARDE LIMA, DIEGO SMITH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 table:style-name="ce1"/>
          <table:table-cell office:value-type="string" table:style-name="ce17">
            <text:p>VILCA CHURA, OSCAR VIDAL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 table:style-name="ce1"/>
          <table:table-cell office:value-type="string" table:style-name="ce18">
            <text:p>APAZA TODCO, LUIS ANGEL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 table:style-name="ce1"/>
          <table:table-cell office:value-type="string" table:style-name="ce18">
            <text:p>ESPEZUA PINAZO, LUIS ALBERTO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 table:style-name="ce1"/>
          <table:table-cell office:value-type="string" table:style-name="ce18">
            <text:p>SULLCAPUMA GONZALES, MAURICIO MARCELO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office:value-type="string" table:style-name="ce18">
            <text:p>VALENCIA VILLACORTA, FABRICIO ISAAC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office:value-type="string" table:style-name="ce18">
            <text:p>VERA ALEGRE, ADOLFO ABINADI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office:value-type="string" table:style-name="ce18">
            <text:p>VILCA HUAYHUA, BRANDO JESUS ENRIQUE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office:value-type="string" table:style-name="ce18">
            <text:p>YAÑEZ SAAVEDRA, JHAIR STEVIE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office:value-type="string" table:style-name="ce18">
            <text:p>YLAQUITA ATENCIO, JORGE MAURICIO</text:p>
          </table:table-cell>
          <table:table-cell table:number-columns-repeated="18" table:style-name="ce15"/>
          <table:table-cell table:number-columns-repeated="16364"/>
        </table:table-row>
        <table:table-row table:style-name="ro1">
          <table:table-cell/>
          <table:table-cell table:style-name="ce16"/>
          <table:table-cell table:number-columns-repeated="18" table:style-name="ce15"/>
          <table:table-cell table:number-columns-repeated="16364"/>
        </table:table-row>
        <table:table-row table:number-rows-repeated="7" table:style-name="ro1">
          <table:table-cell/>
          <table:table-cell table:style-name="ce16"/>
          <table:table-cell table:number-columns-repeated="16382" table:style-name="ce1"/>
        </table:table-row>
        <table:table-row table:number-rows-repeated="1048531" table:style-name="ro3">
          <table:table-cell table:number-columns-repeated="16384"/>
        </table:table-row>
      </table:table>
      <table:table table:name="IIS3" table:style-name="ta1">
        <table:table-column table:style-name="co9" table:default-cell-style-name="ce1"/>
        <table:table-column table:style-name="co21" table:default-cell-style-name="ce1"/>
        <table:table-column table:style-name="co17" table:default-cell-style-name="ce26"/>
        <table:table-column table:style-name="co22" table:number-columns-repeated="3" table:default-cell-style-name="ce26"/>
        <table:table-column table:style-name="co23" table:default-cell-style-name="ce26"/>
        <table:table-column table:style-name="co24" table:default-cell-style-name="ce3"/>
        <table:table-column table:style-name="co4" table:default-cell-style-name="ce27"/>
        <table:table-column table:style-name="co22" table:number-columns-repeated="3" table:default-cell-style-name="ce1"/>
        <table:table-column table:style-name="co25" table:default-cell-style-name="ce1"/>
        <table:table-column table:style-name="co8" table:number-columns-repeated="16371" table:default-cell-style-name="ce1"/>
        <table:table-row table:style-name="ro1">
          <table:table-cell table:number-columns-repeated="2" table:style-name="ce1"/>
          <table:table-cell table:number-columns-repeated="5" table:style-name="ce26"/>
          <table:table-cell table:style-name="ce3"/>
          <table:table-cell table:style-name="ce27"/>
          <table:table-cell table:number-columns-repeated="16375" table:style-name="ce1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28">
            <text:p>Asist</text:p>
          </table:table-cell>
          <table:table-cell table:number-columns-repeated="3" table:style-name="ce28"/>
          <table:table-cell office:value-type="string" table:style-name="ce28">
            <text:p>PCal1</text:p>
          </table:table-cell>
          <table:table-cell office:value-type="string" table:style-name="ce10">
            <text:p>PROM</text:p>
          </table:table-cell>
          <table:table-cell office:value-type="string" table:style-name="ce29">
            <text:p>Prom</text:p>
          </table:table-cell>
          <table:table-cell table:number-columns-repeated="3" table:style-name="ce8"/>
          <table:table-cell office:value-type="string" table:style-name="ce15">
            <text:p>ALOSILLA SANCHEZ MORENO, GUILLERMO</text:p>
          </table:table-cell>
          <table:table-cell office:value-type="float" office:value="16" table:style-name="ce30">
            <text:p>16</text:p>
          </table:table-cell>
          <table:table-cell table:number-columns-repeated="16370" table:style-name="ce8"/>
        </table:table-row>
        <table:table-row table:style-name="ro5">
          <table:table-cell office:value-type="float" office:value="1" table:style-name="ce15">
            <text:p>1</text:p>
          </table:table-cell>
          <table:table-cell office:value-type="string" table:style-name="ce31">
            <text:p>ALOSILLA SANCHEZ MORENO, GUILLERMO</text:p>
          </table:table-cell>
          <table:table-cell office:value-type="string" table:style-name="ce32">
            <text:p>100</text:p>
          </table:table-cell>
          <table:table-cell office:value-type="float" office:value="3" table:style-name="ce33">
            <text:p>3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string" table:style-name="ce32">
            <text:p>14</text:p>
          </table:table-cell>
          <table:table-cell office:value-type="float" office:value="19.45" table:formula="of:=+[.G3]*0.3+SUM([.D3:.F3])*1.5*0.5+[.C3]/5*0.2" table:style-name="ce34">
            <text:p>19.5</text:p>
          </table:table-cell>
          <table:table-cell office:value-type="string" table:style-name="ce35">
            <text:p>16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BARRIOS HUAMAN, PIERO IVAN</text:p>
          </table:table-cell>
          <table:table-cell office:value-type="float" office:value="12" table:style-name="ce38">
            <text:p>12</text:p>
          </table:table-cell>
          <table:table-cell table:number-columns-repeated="16370"/>
        </table:table-row>
        <table:table-row table:style-name="ro5">
          <table:table-cell office:value-type="float" office:value="2" table:style-name="ce15">
            <text:p>2</text:p>
          </table:table-cell>
          <table:table-cell office:value-type="string" table:style-name="ce31">
            <text:p>BARRIOS HUAMAN, PIERO IVAN</text:p>
          </table:table-cell>
          <table:table-cell office:value-type="string" table:style-name="ce32">
            <text:p>83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string" table:style-name="ce32">
            <text:p>5</text:p>
          </table:table-cell>
          <table:table-cell office:value-type="float" office:value="10.07" table:formula="of:=+[.G4]*0.3+SUM([.D4:.F4])*1.5*0.5+[.C4]/5*0.2" table:style-name="ce34">
            <text:p>10.1</text:p>
          </table:table-cell>
          <table:table-cell office:value-type="string" table:style-name="ce35">
            <text:p>12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COAGUILA CALAPUJA, GEAMPIER ALBERTO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3" table:style-name="ce15">
            <text:p>3</text:p>
          </table:table-cell>
          <table:table-cell office:value-type="string" table:style-name="ce31">
            <text:p>COAGUILA CALAPUJA, GEAMPIER ALBERTO</text:p>
          </table:table-cell>
          <table:table-cell office:value-type="string" table:style-name="ce32">
            <text:p>16</text:p>
          </table:table-cell>
          <table:table-cell table:number-columns-repeated="4" table:style-name="ce32"/>
          <table:table-cell office:value-type="float" office:value="0.64000000000000012" table:formula="of:=+[.G5]*0.3+SUM([.D5:.F5])*1.5*0.5+[.C5]/5*0.2" table:style-name="ce34">
            <text:p>0.6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DIAZ LOVON, DIEGO FERNANDO</text:p>
          </table:table-cell>
          <table:table-cell office:value-type="float" office:value="14" table:style-name="ce38">
            <text:p>14</text:p>
          </table:table-cell>
          <table:table-cell table:number-columns-repeated="16370"/>
        </table:table-row>
        <table:table-row table:style-name="ro5">
          <table:table-cell office:value-type="float" office:value="4" table:style-name="ce15">
            <text:p>4</text:p>
          </table:table-cell>
          <table:table-cell office:value-type="string" table:style-name="ce31">
            <text:p>DIAZ LOVON, DIEGO FERNANDO</text:p>
          </table:table-cell>
          <table:table-cell office:value-type="string" table:style-name="ce32">
            <text:p>100</text:p>
          </table:table-cell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2">
            <text:p>3</text:p>
          </table:table-cell>
          <table:table-cell office:value-type="string" table:style-name="ce32">
            <text:p>7</text:p>
          </table:table-cell>
          <table:table-cell office:value-type="float" office:value="12.1" table:formula="of:=+[.G6]*0.3+SUM([.D6:.F6])*1.5*0.5+[.C6]/5*0.2" table:style-name="ce34">
            <text:p>12.1</text:p>
          </table:table-cell>
          <table:table-cell office:value-type="string" table:style-name="ce35">
            <text:p>14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IRING CANLLA, ITALO</text:p>
          </table:table-cell>
          <table:table-cell office:value-type="float" office:value="12" table:style-name="ce38">
            <text:p>12</text:p>
          </table:table-cell>
          <table:table-cell table:number-columns-repeated="16370"/>
        </table:table-row>
        <table:table-row table:style-name="ro5">
          <table:table-cell office:value-type="float" office:value="5" table:style-name="ce15">
            <text:p>5</text:p>
          </table:table-cell>
          <table:table-cell office:value-type="string" table:style-name="ce31">
            <text:p>IRING CANLLA, ITALO</text:p>
          </table:table-cell>
          <table:table-cell office:value-type="string" table:style-name="ce32">
            <text:p>83</text:p>
          </table:table-cell>
          <table:table-cell office:value-type="float" office:value="4" table:style-name="ce32">
            <text:p>4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5</text:p>
          </table:table-cell>
          <table:table-cell office:value-type="float" office:value="16.07" table:formula="of:=+[.G7]*0.3+SUM([.D7:.F7])*1.5*0.5+[.C7]/5*0.2" table:style-name="ce34">
            <text:p>16.1</text:p>
          </table:table-cell>
          <table:table-cell office:value-type="string" table:style-name="ce35">
            <text:p>12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LARICO HUACAN, ALEX RICARDO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6" table:style-name="ce15">
            <text:p>6</text:p>
          </table:table-cell>
          <table:table-cell office:value-type="string" table:style-name="ce31">
            <text:p>LARICO HUACAN, ALEX RICARDO</text:p>
          </table:table-cell>
          <table:table-cell office:value-type="string" table:style-name="ce32">
            <text:p>66</text:p>
          </table:table-cell>
          <table:table-cell office:value-type="float" office:value="5" table:style-name="ce32">
            <text:p>5</text:p>
          </table:table-cell>
          <table:table-cell office:value-type="float" office:value="7" table:style-name="ce32">
            <text:p>7</text:p>
          </table:table-cell>
          <table:table-cell office:value-type="float" office:value="5" table:style-name="ce32">
            <text:p>5</text:p>
          </table:table-cell>
          <table:table-cell office:value-type="float" office:value="10" table:style-name="ce32">
            <text:p>10</text:p>
          </table:table-cell>
          <table:table-cell office:value-type="float" office:value="18.39" table:formula="of:=+[.G8]*0.3+SUM([.D8:.F8])*1.5*0.5+[.C8]/5*0.2" table:style-name="ce34">
            <text:p>18.4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LOPEZ VENEGAS, RAYMOND</text:p>
          </table:table-cell>
          <table:table-cell office:value-type="float" office:value="14" table:style-name="ce38">
            <text:p>14</text:p>
          </table:table-cell>
          <table:table-cell table:number-columns-repeated="16370"/>
        </table:table-row>
        <table:table-row table:style-name="ro5">
          <table:table-cell office:value-type="float" office:value="7" table:style-name="ce15">
            <text:p>7</text:p>
          </table:table-cell>
          <table:table-cell office:value-type="string" table:style-name="ce31">
            <text:p>LOPEZ VENEGAS, RAYMOND</text:p>
          </table:table-cell>
          <table:table-cell office:value-type="string" table:style-name="ce32">
            <text:p>83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6</text:p>
          </table:table-cell>
          <table:table-cell office:value-type="float" office:value="7.37" table:formula="of:=+[.G9]*0.3+SUM([.D9:.F9])*1.5*0.5+[.C9]/5*0.2" table:style-name="ce34">
            <text:p>7.4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MAMANI PACCORI, RAY JOSE ENRIQUE</text:p>
          </table:table-cell>
          <table:table-cell office:value-type="float" office:value="17" table:style-name="ce38">
            <text:p>17</text:p>
          </table:table-cell>
          <table:table-cell table:number-columns-repeated="16370"/>
        </table:table-row>
        <table:table-row table:style-name="ro5">
          <table:table-cell office:value-type="float" office:value="8" table:style-name="ce15">
            <text:p>8</text:p>
          </table:table-cell>
          <table:table-cell office:value-type="string" table:style-name="ce31">
            <text:p>MAMANI PACCORI, RAY JOSE ENRIQUE</text:p>
          </table:table-cell>
          <table:table-cell office:value-type="string" table:style-name="ce32">
            <text:p>100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5</text:p>
          </table:table-cell>
          <table:table-cell office:value-type="float" office:value="19.75" table:formula="of:=+[.G10]*0.3+SUM([.D10:.F10])*1.5*0.5+[.C10]/5*0.2" table:style-name="ce34">
            <text:p>19.8</text:p>
          </table:table-cell>
          <table:table-cell office:value-type="float" office:value="17" table:style-name="ce35">
            <text:p>17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NAVARRETE VELASQUEZ, JOAQUIN MANUEL</text:p>
          </table:table-cell>
          <table:table-cell office:value-type="float" office:value="14" table:style-name="ce38">
            <text:p>14</text:p>
          </table:table-cell>
          <table:table-cell table:number-columns-repeated="16370"/>
        </table:table-row>
        <table:table-row table:style-name="ro5">
          <table:table-cell office:value-type="float" office:value="9" table:style-name="ce15">
            <text:p>9</text:p>
          </table:table-cell>
          <table:table-cell office:value-type="string" table:style-name="ce31">
            <text:p>NAVARRETE VELASQUEZ, JOAQUIN MANUEL</text:p>
          </table:table-cell>
          <table:table-cell office:value-type="string" table:style-name="ce32">
            <text:p>66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11</text:p>
          </table:table-cell>
          <table:table-cell office:value-type="float" office:value="15.690000000000001" table:formula="of:=+[.G11]*0.3+SUM([.D11:.F11])*1.5*0.5+[.C11]/5*0.2" table:style-name="ce34">
            <text:p>15.7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ORTEGA ALLCA, ESTRELLA PIERINA</text:p>
          </table:table-cell>
          <table:table-cell office:value-type="float" office:value="16" table:style-name="ce38">
            <text:p>16</text:p>
          </table:table-cell>
          <table:table-cell table:number-columns-repeated="16370"/>
        </table:table-row>
        <table:table-row table:style-name="ro5">
          <table:table-cell office:value-type="float" office:value="10" table:style-name="ce15">
            <text:p>10</text:p>
          </table:table-cell>
          <table:table-cell office:value-type="string" table:style-name="ce31">
            <text:p>ORTEGA ALLCA, ESTRELLA PIERINA</text:p>
          </table:table-cell>
          <table:table-cell office:value-type="float" office:value="75" table:style-name="ce32">
            <text:p>75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4" table:style-name="ce32">
            <text:p>14</text:p>
          </table:table-cell>
          <table:table-cell office:value-type="float" office:value="10.95" table:formula="of:=+[.G12]*0.3+SUM([.D12:.F12])*1.5*0.5+[.C12]/5*0.2" table:style-name="ce34">
            <text:p>11.0</text:p>
          </table:table-cell>
          <table:table-cell office:value-type="float" office:value="16" table:style-name="ce35">
            <text:p>16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PRENTICE SARAYA, MARTIN HERNAN</text:p>
          </table:table-cell>
          <table:table-cell office:value-type="float" office:value="14" table:style-name="ce38">
            <text:p>14</text:p>
          </table:table-cell>
          <table:table-cell table:number-columns-repeated="16370"/>
        </table:table-row>
        <table:table-row table:style-name="ro5">
          <table:table-cell office:value-type="float" office:value="11" table:style-name="ce15">
            <text:p>11</text:p>
          </table:table-cell>
          <table:table-cell office:value-type="string" table:style-name="ce31">
            <text:p>PRENTICE SARAYA, MARTIN HERNAN</text:p>
          </table:table-cell>
          <table:table-cell office:value-type="float" office:value="83" table:style-name="ce32">
            <text:p>83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office:value-type="float" office:value="16.52" table:formula="of:=+[.G13]*0.3+SUM([.D13:.F13])*1.5*0.5+[.C13]/5*0.2" table:style-name="ce34">
            <text:p>16.5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SALAS CARI, RONALD JONATHAN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2" table:style-name="ce15">
            <text:p>12</text:p>
          </table:table-cell>
          <table:table-cell office:value-type="string" table:style-name="ce31">
            <text:p>SALAS CARI, RONALD JONATHAN</text:p>
          </table:table-cell>
          <table:table-cell office:value-type="float" office:value="25" table:style-name="ce32">
            <text:p>25</text:p>
          </table:table-cell>
          <table:table-cell office:value-type="float" office:value="1" table:style-name="ce32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4" table:formula="of:=+[.G14]*0.3+SUM([.D14:.F14])*1.5*0.5+[.C14]/5*0.2" table:style-name="ce34">
            <text:p>4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SALAS ZEVALLOS, BRUNO RODRIGO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3" table:style-name="ce15">
            <text:p>13</text:p>
          </table:table-cell>
          <table:table-cell office:value-type="string" table:style-name="ce31">
            <text:p>SALAS ZEVALLOS, BRUNO RODRIGO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5]*0.3+SUM([.D15:.F15])*1.5*0.5+[.C15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TERREROS CARDENAS, MAURICIO SEBASTIAN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4" table:style-name="ce15">
            <text:p>14</text:p>
          </table:table-cell>
          <table:table-cell office:value-type="string" table:style-name="ce31">
            <text:p>TERREROS CARDENAS, MAURICIO SEBASTIAN</text:p>
          </table:table-cell>
          <table:table-cell office:value-type="string" table:style-name="ce32">
            <text:p>41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8.39" table:formula="of:=+[.G16]*0.3+SUM([.D16:.F16])*1.5*0.5+[.C16]/5*0.2" table:style-name="ce34">
            <text:p>8.4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TORRES PUMACAYO, NICOLE MICHELLE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5" table:style-name="ce15">
            <text:p>15</text:p>
          </table:table-cell>
          <table:table-cell office:value-type="string" table:style-name="ce31">
            <text:p>TORRES PUMACAYO, NICOLE MICHELLE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7]*0.3+SUM([.D17:.F17])*1.5*0.5+[.C17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VASQUEZ BALDARRAGO, BRANDON ANDRE</text:p>
          </table:table-cell>
          <table:table-cell office:value-type="float" office:value="18" table:style-name="ce38">
            <text:p>18</text:p>
          </table:table-cell>
          <table:table-cell table:number-columns-repeated="16370"/>
        </table:table-row>
        <table:table-row table:style-name="ro5">
          <table:table-cell office:value-type="float" office:value="16" table:style-name="ce15">
            <text:p>16</text:p>
          </table:table-cell>
          <table:table-cell office:value-type="string" table:style-name="ce31">
            <text:p>VASQUEZ BALDARRAGO, BRANDON ANDRE</text:p>
          </table:table-cell>
          <table:table-cell office:value-type="string" table:style-name="ce32">
            <text:p>100</text:p>
          </table:table-cell>
          <table:table-cell office:value-type="float" office:value="3" table:style-name="ce32">
            <text:p>3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office:value-type="float" office:value="20" table:style-name="ce32">
            <text:p>20</text:p>
          </table:table-cell>
          <table:table-cell office:value-type="float" office:value="20.5" table:formula="of:=+[.G18]*0.3+SUM([.D18:.F18])*1.5*0.5+[.C18]/5*0.2" table:style-name="ce34">
            <text:p>20.5</text:p>
          </table:table-cell>
          <table:table-cell office:value-type="float" office:value="18" table:style-name="ce35">
            <text:p>18.0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VILCA CARDENAS, SCOTH ANTHONY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7" table:style-name="ce15">
            <text:p>17</text:p>
          </table:table-cell>
          <table:table-cell table:style-name="ce15"/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9]*0.3+SUM([.D19:.F19])*1.5*0.5+[.C19]/5*0.2" table:style-name="ce34">
            <text:p>0.0</text:p>
          </table:table-cell>
          <table:table-cell table:style-name="ce35"/>
          <table:table-cell table:style-name="ce36"/>
          <table:table-cell table:number-columns-repeated="2" table:style-name="ce1"/>
          <table:table-cell office:value-type="string" table:style-name="ce37">
            <text:p>VILLALOBOS SOTO, JUAN PEDRO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office:value-type="float" office:value="18" table:style-name="ce15">
            <text:p>18</text:p>
          </table:table-cell>
          <table:table-cell office:value-type="string" table:style-name="ce31">
            <text:p>VILLALOBOS SOTO, JUAN PEDRO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20]*0.3+SUM([.D20:.F20])*1.5*0.5+[.C20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2" table:style-name="ce1"/>
          <table:table-cell office:value-type="string" table:style-name="ce37">
            <text:p>Ylaquita Atencio Jorge Mauricio</text:p>
          </table:table-cell>
          <table:table-cell office:value-type="float" office:value="13" table:style-name="ce38">
            <text:p>13</text:p>
          </table:table-cell>
          <table:table-cell table:number-columns-repeated="16370"/>
        </table:table-row>
        <table:table-row table:style-name="ro5">
          <table:table-cell table:style-name="ce15"/>
          <table:table-cell office:value-type="string" table:style-name="ce31">
            <text:p>CASTRO, SEBASTIAN</text:p>
          </table:table-cell>
          <table:table-cell table:style-name="ce33"/>
          <table:table-cell office:value-type="float" office:value="1" table:style-name="ce33">
            <text:p>1</text:p>
          </table:table-cell>
          <table:table-cell table:number-columns-repeated="3" table:style-name="ce33"/>
          <table:table-cell office:value-type="float" office:value="0.75" table:formula="of:=+[.G21]*0.3+SUM([.D21:.F21])*1.5*0.5+[.C21]/5*0.2" table:style-name="ce34">
            <text:p>0.8</text:p>
          </table:table-cell>
          <table:table-cell table:style-name="ce39"/>
          <table:table-cell table:number-columns-repeated="3" table:style-name="ce1"/>
          <table:table-cell office:value-type="string" table:style-name="ce37">
            <text:p>Yañez Saavedra Jhair Steve</text:p>
          </table:table-cell>
          <table:table-cell office:value-type="string" table:style-name="ce38">
            <text:p>NSP</text:p>
          </table:table-cell>
          <table:table-cell table:number-columns-repeated="16370"/>
        </table:table-row>
        <table:table-row table:style-name="ro5">
          <table:table-cell table:style-name="ce15"/>
          <table:table-cell office:value-type="string" table:style-name="ce31">
            <text:p>ARANIBAR, AIRTON</text:p>
          </table:table-cell>
          <table:table-cell table:style-name="ce33"/>
          <table:table-cell office:value-type="float" office:value="1" table:style-name="ce33">
            <text:p>1</text:p>
          </table:table-cell>
          <table:table-cell table:number-columns-repeated="3" table:style-name="ce33"/>
          <table:table-cell office:value-type="float" office:value="0.75" table:formula="of:=+[.G22]*0.3+SUM([.D22:.F22])*1.5*0.5+[.C22]/5*0.2" table:style-name="ce34">
            <text:p>0.8</text:p>
          </table:table-cell>
          <table:table-cell office:value-type="float" office:value="16" table:style-name="ce39">
            <text:p>16.0</text:p>
          </table:table-cell>
          <table:table-cell table:number-columns-repeated="3" table:style-name="ce1"/>
          <table:table-cell office:value-type="string" table:style-name="ce37">
            <text:p> </text:p>
          </table:table-cell>
          <table:table-cell office:value-type="float" office:value="20" table:style-name="ce38">
            <text:p>20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00" table:style-name="ce26">
            <text:p>10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6.899999999999999" table:formula="of:=+[.G23]*0.3+SUM([.D23:.F23])*1.5*0.5+[.C23]/5*0.2" table:style-name="ce40">
            <text:p>16.9</text:p>
          </table:table-cell>
          <table:table-cell table:style-name="ce27"/>
          <table:table-cell table:number-columns-repeated="16375" table:style-name="ce1"/>
        </table:table-row>
        <table:table-row table:number-rows-repeated="1048553" table:style-name="ro3">
          <table:table-cell table:number-columns-repeated="16384"/>
        </table:table-row>
      </table:table>
      <table:table table:name="IISI4" table:style-name="ta2">
        <table:table-column table:style-name="co9" table:default-cell-style-name="ce1"/>
        <table:table-column table:style-name="co10" table:default-cell-style-name="ce1"/>
        <table:table-column table:style-name="co13" table:default-cell-style-name="ce41"/>
        <table:table-column table:style-name="co26" table:number-columns-repeated="3" table:default-cell-style-name="ce41"/>
        <table:table-column table:style-name="co12" table:default-cell-style-name="ce41"/>
        <table:table-column table:style-name="co24" table:default-cell-style-name="ce11"/>
        <table:table-column table:style-name="co4" table:default-cell-style-name="ce11"/>
        <table:table-column table:style-name="co26" table:number-columns-repeated="5" table:default-cell-style-name="ce1"/>
        <table:table-column table:style-name="co8" table:default-cell-style-name="ce1"/>
        <table:table-column table:style-name="co27" table:default-cell-style-name="ce1"/>
        <table:table-column table:style-name="co8" table:number-columns-repeated="16368" table:default-cell-style-name="ce1"/>
        <table:table-row table:style-name="ro1">
          <table:table-cell table:number-columns-repeated="2" table:style-name="ce1"/>
          <table:table-cell table:number-columns-repeated="5" table:style-name="ce41"/>
          <table:table-cell table:number-columns-repeated="2" table:style-name="ce11"/>
          <table:table-cell table:number-columns-repeated="16375" table:style-name="ce1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42">
            <text:p>Asist</text:p>
          </table:table-cell>
          <table:table-cell table:number-columns-repeated="3" table:style-name="ce42"/>
          <table:table-cell office:value-type="string" table:style-name="ce42">
            <text:p>PCal1</text:p>
          </table:table-cell>
          <table:table-cell office:value-type="string" table:style-name="ce12">
            <text:p>PROM</text:p>
          </table:table-cell>
          <table:table-cell office:value-type="string" table:style-name="ce12">
            <text:p>Prom</text:p>
          </table:table-cell>
          <table:table-cell table:number-columns-repeated="5" table:style-name="ce8"/>
          <table:table-cell office:value-type="string" table:style-name="ce43">
            <text:p>Nro</text:p>
          </table:table-cell>
          <table:table-cell office:value-type="string" table:style-name="ce44">
            <text:p>Apellidos y Nombres</text:p>
          </table:table-cell>
          <table:table-cell office:value-type="string" table:style-name="ce44">
            <text:p>N1F</text:p>
          </table:table-cell>
          <table:table-cell office:value-type="string" table:style-name="ce44">
            <text:p>N2F</text:p>
          </table:table-cell>
          <table:table-cell table:number-columns-repeated="16366" table:style-name="ce8"/>
        </table:table-row>
        <table:table-row table:style-name="ro6">
          <table:table-cell office:value-type="float" office:value="1" table:style-name="ce15">
            <text:p>1</text:p>
          </table:table-cell>
          <table:table-cell office:value-type="string" table:style-name="ce31">
            <text:p>APAZA TODCO, LUIS ANGEL</text:p>
          </table:table-cell>
          <table:table-cell office:value-type="string" table:style-name="ce45">
            <text:p>0</text:p>
          </table:table-cell>
          <table:table-cell table:number-columns-repeated="3" table:style-name="ce32"/>
          <table:table-cell table:style-name="ce45"/>
          <table:table-cell office:value-type="float" office:value="0" table:formula="of:=+[.G3]*0.3+SUM([.D3:.F3])*1.3*0.5+[.C3]/5*0.2" table:style-name="ce34">
            <text:p>0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1" table:style-name="ce37">
            <text:p>1</text:p>
          </table:table-cell>
          <table:table-cell office:value-type="string" table:style-name="ce38">
            <text:p>SALAS ZEVALLOS, BRUNO RODRIGO</text:p>
          </table:table-cell>
          <table:table-cell office:value-type="float" office:value="12" table:style-name="ce38">
            <text:p>12</text:p>
          </table:table-cell>
          <table:table-cell office:value-type="string" table:style-name="ce47">
            <text:p> </text:p>
          </table:table-cell>
          <table:table-cell table:number-columns-repeated="16366"/>
        </table:table-row>
        <table:table-row table:style-name="ro6">
          <table:table-cell office:value-type="float" office:value="2" table:style-name="ce15">
            <text:p>2</text:p>
          </table:table-cell>
          <table:table-cell office:value-type="string" table:style-name="ce31">
            <text:p>CABRERA GUILLEN, WILLY</text:p>
          </table:table-cell>
          <table:table-cell office:value-type="string" table:style-name="ce45">
            <text:p>83</text:p>
          </table:table-cell>
          <table:table-cell office:value-type="float" office:value="3" table:style-name="ce32">
            <text:p>3</text:p>
          </table:table-cell>
          <table:table-cell office:value-type="float" office:value="12" table:style-name="ce32">
            <text:p>12</text:p>
          </table:table-cell>
          <table:table-cell office:value-type="float" office:value="4" table:style-name="ce32">
            <text:p>4</text:p>
          </table:table-cell>
          <table:table-cell office:value-type="string" table:style-name="ce45">
            <text:p>20</text:p>
          </table:table-cell>
          <table:table-cell office:value-type="float" office:value="21.67" table:formula="of:=+[.G4]*0.3+SUM([.D4:.F4])*1.3*0.5+[.C4]/5*0.2" table:style-name="ce34">
            <text:p>21.7</text:p>
          </table:table-cell>
          <table:table-cell office:value-type="string" table:style-name="ce46">
            <text:p>19</text:p>
          </table:table-cell>
          <table:table-cell table:number-columns-repeated="3" table:style-name="ce36"/>
          <table:table-cell table:number-columns-repeated="2" table:style-name="ce1"/>
          <table:table-cell office:value-type="string" table:style-name="ce48">
            <text:p> </text:p>
          </table:table-cell>
          <table:table-cell table:number-columns-repeated="16369" table:style-name="ce1"/>
        </table:table-row>
        <table:table-row table:style-name="ro6">
          <table:table-cell office:value-type="float" office:value="3" table:style-name="ce15">
            <text:p>3</text:p>
          </table:table-cell>
          <table:table-cell office:value-type="string" table:style-name="ce31">
            <text:p>ESPEZUA PINAZO, LUIS ALBERTO</text:p>
          </table:table-cell>
          <table:table-cell office:value-type="string" table:style-name="ce45">
            <text:p>0</text:p>
          </table:table-cell>
          <table:table-cell table:number-columns-repeated="3" table:style-name="ce32"/>
          <table:table-cell table:style-name="ce45"/>
          <table:table-cell office:value-type="float" office:value="0" table:formula="of:=+[.G5]*0.3+SUM([.D5:.F5])*1.3*0.5+[.C5]/5*0.2" table:style-name="ce34">
            <text:p>0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string" table:style-name="ce43">
            <text:p>Nro</text:p>
          </table:table-cell>
          <table:table-cell office:value-type="string" table:style-name="ce44">
            <text:p>Apellidos y Nombres</text:p>
          </table:table-cell>
          <table:table-cell office:value-type="string" table:style-name="ce44">
            <text:p>N2F</text:p>
          </table:table-cell>
          <table:table-cell table:number-columns-repeated="16367" table:style-name="ce1"/>
        </table:table-row>
        <table:table-row table:style-name="ro6">
          <table:table-cell office:value-type="float" office:value="4" table:style-name="ce15">
            <text:p>4</text:p>
          </table:table-cell>
          <table:table-cell office:value-type="string" table:style-name="ce31">
            <text:p>LAZARTE DIAZ, CLAUDIA NIKOL</text:p>
          </table:table-cell>
          <table:table-cell office:value-type="string" table:style-name="ce45">
            <text:p>83</text:p>
          </table:table-cell>
          <table:table-cell office:value-type="float" office:value="2" table:style-name="ce32">
            <text:p>2</text:p>
          </table:table-cell>
          <table:table-cell office:value-type="float" office:value="15" table:style-name="ce32">
            <text:p>15</text:p>
          </table:table-cell>
          <table:table-cell office:value-type="float" office:value="5" table:style-name="ce32">
            <text:p>5</text:p>
          </table:table-cell>
          <table:table-cell office:value-type="string" table:style-name="ce45">
            <text:p>8</text:p>
          </table:table-cell>
          <table:table-cell office:value-type="float" office:value="20.02" table:formula="of:=+[.G6]*0.3+SUM([.D6:.F6])*1.3*0.5+[.C6]/5*0.2" table:style-name="ce34">
            <text:p>20.0</text:p>
          </table:table-cell>
          <table:table-cell office:value-type="string" table:style-name="ce46">
            <text:p>15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1" table:style-name="ce49">
            <text:p>1</text:p>
          </table:table-cell>
          <table:table-cell office:value-type="string" table:style-name="ce50">
            <text:p>APAZA TODCO, LUIS ANGEL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office:value-type="float" office:value="5" table:style-name="ce15">
            <text:p>5</text:p>
          </table:table-cell>
          <table:table-cell office:value-type="string" table:style-name="ce31">
            <text:p>MANRIQUE MORANTE, RODRIGO RICHARD</text:p>
          </table:table-cell>
          <table:table-cell office:value-type="string" table:style-name="ce45">
            <text:p>75</text:p>
          </table:table-cell>
          <table:table-cell office:value-type="float" office:value="0" table:style-name="ce32">
            <text:p>0</text:p>
          </table:table-cell>
          <table:table-cell office:value-type="float" office:value="8" table:style-name="ce32">
            <text:p>8</text:p>
          </table:table-cell>
          <table:table-cell office:value-type="float" office:value="4" table:style-name="ce32">
            <text:p>4</text:p>
          </table:table-cell>
          <table:table-cell office:value-type="string" table:style-name="ce45">
            <text:p>15</text:p>
          </table:table-cell>
          <table:table-cell office:value-type="float" office:value="15.3" table:formula="of:=+[.G7]*0.3+SUM([.D7:.F7])*1.3*0.5+[.C7]/5*0.2" table:style-name="ce34">
            <text:p>15.3</text:p>
          </table:table-cell>
          <table:table-cell office:value-type="string" table:style-name="ce46">
            <text:p>13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2" table:style-name="ce49">
            <text:p>2</text:p>
          </table:table-cell>
          <table:table-cell office:value-type="string" table:style-name="ce50">
            <text:p>CABRERA GUILLEN, WILLY</text:p>
          </table:table-cell>
          <table:table-cell office:value-type="float" office:value="19" table:style-name="ce47">
            <text:p>19</text:p>
          </table:table-cell>
          <table:table-cell table:number-columns-repeated="16367" table:style-name="ce1"/>
        </table:table-row>
        <table:table-row table:style-name="ro6">
          <table:table-cell office:value-type="float" office:value="6" table:style-name="ce15">
            <text:p>6</text:p>
          </table:table-cell>
          <table:table-cell office:value-type="string" table:style-name="ce31">
            <text:p>REATEGUI ÑAUPAC, RICARDO BENJAMIN</text:p>
          </table:table-cell>
          <table:table-cell office:value-type="string" table:style-name="ce45">
            <text:p>100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office:value-type="float" office:value="5" table:style-name="ce32">
            <text:p>5</text:p>
          </table:table-cell>
          <table:table-cell office:value-type="string" table:style-name="ce45">
            <text:p>15</text:p>
          </table:table-cell>
          <table:table-cell office:value-type="float" office:value="24.1" table:formula="of:=+[.G8]*0.3+SUM([.D8:.F8])*1.3*0.5+[.C8]/5*0.2" table:style-name="ce34">
            <text:p>24.1</text:p>
          </table:table-cell>
          <table:table-cell office:value-type="string" table:style-name="ce46">
            <text:p>13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3" table:style-name="ce49">
            <text:p>3</text:p>
          </table:table-cell>
          <table:table-cell office:value-type="string" table:style-name="ce50">
            <text:p>ESPEZUA PINAZO, LUIS ALBERTO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office:value-type="float" office:value="7" table:style-name="ce15">
            <text:p>7</text:p>
          </table:table-cell>
          <table:table-cell office:value-type="string" table:style-name="ce31">
            <text:p>SULLCAPUMA GONZALES, MAURICIO MARCELO</text:p>
          </table:table-cell>
          <table:table-cell office:value-type="string" table:style-name="ce45">
            <text:p>0</text:p>
          </table:table-cell>
          <table:table-cell table:number-columns-repeated="3" table:style-name="ce32"/>
          <table:table-cell table:style-name="ce45"/>
          <table:table-cell office:value-type="float" office:value="0" table:formula="of:=+[.G9]*0.3+SUM([.D9:.F9])*1.3*0.5+[.C9]/5*0.2" table:style-name="ce34">
            <text:p>0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4" table:style-name="ce49">
            <text:p>4</text:p>
          </table:table-cell>
          <table:table-cell office:value-type="string" table:style-name="ce50">
            <text:p>LAZARTE DIAZ, CLAUDIA NIKOL</text:p>
          </table:table-cell>
          <table:table-cell office:value-type="float" office:value="15" table:style-name="ce47">
            <text:p>15</text:p>
          </table:table-cell>
          <table:table-cell table:number-columns-repeated="16367" table:style-name="ce1"/>
        </table:table-row>
        <table:table-row table:style-name="ro6">
          <table:table-cell office:value-type="float" office:value="8" table:style-name="ce15">
            <text:p>8</text:p>
          </table:table-cell>
          <table:table-cell office:value-type="string" table:style-name="ce31">
            <text:p>VALENCIA VILLACORTA, FABRICIO ISAAC</text:p>
          </table:table-cell>
          <table:table-cell office:value-type="string" table:style-name="ce45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45"/>
          <table:table-cell office:value-type="float" office:value="0.65" table:formula="of:=+[.G10]*0.3+SUM([.D10:.F10])*1.3*0.5+[.C10]/5*0.2" table:style-name="ce34">
            <text:p>0.7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5" table:style-name="ce49">
            <text:p>5</text:p>
          </table:table-cell>
          <table:table-cell office:value-type="string" table:style-name="ce50">
            <text:p>MANRIQUE MORANTE, RODRIGO RICHARD</text:p>
          </table:table-cell>
          <table:table-cell office:value-type="float" office:value="13" table:style-name="ce47">
            <text:p>13</text:p>
          </table:table-cell>
          <table:table-cell table:number-columns-repeated="16367" table:style-name="ce1"/>
        </table:table-row>
        <table:table-row table:style-name="ro6">
          <table:table-cell office:value-type="float" office:value="9" table:style-name="ce15">
            <text:p>9</text:p>
          </table:table-cell>
          <table:table-cell office:value-type="string" table:style-name="ce31">
            <text:p>VERA ALEGRE, ADOLFO ABINADI</text:p>
          </table:table-cell>
          <table:table-cell office:value-type="string" table:style-name="ce45">
            <text:p>0</text:p>
          </table:table-cell>
          <table:table-cell table:number-columns-repeated="3" table:style-name="ce32"/>
          <table:table-cell table:style-name="ce45"/>
          <table:table-cell office:value-type="float" office:value="0" table:formula="of:=+[.G11]*0.3+SUM([.D11:.F11])*1.3*0.5+[.C11]/5*0.2" table:style-name="ce34">
            <text:p>0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6" table:style-name="ce49">
            <text:p>6</text:p>
          </table:table-cell>
          <table:table-cell office:value-type="string" table:style-name="ce50">
            <text:p>REATEGUI ÑAUPAC, RICARDO BENJAMIN</text:p>
          </table:table-cell>
          <table:table-cell office:value-type="float" office:value="13" table:style-name="ce47">
            <text:p>13</text:p>
          </table:table-cell>
          <table:table-cell table:number-columns-repeated="16367" table:style-name="ce1"/>
        </table:table-row>
        <table:table-row table:style-name="ro6">
          <table:table-cell office:value-type="float" office:value="10" table:style-name="ce15">
            <text:p>10</text:p>
          </table:table-cell>
          <table:table-cell office:value-type="string" table:style-name="ce31">
            <text:p>VILCA HUAYHUA, BRANDO JESUS ENRIQUE</text:p>
          </table:table-cell>
          <table:table-cell office:value-type="string" table:style-name="ce45">
            <text:p>0</text:p>
          </table:table-cell>
          <table:table-cell table:number-columns-repeated="3" table:style-name="ce32"/>
          <table:table-cell table:style-name="ce45"/>
          <table:table-cell office:value-type="float" office:value="0" table:formula="of:=+[.G12]*0.3+SUM([.D12:.F12])*1.3*0.5+[.C12]/5*0.2" table:style-name="ce34">
            <text:p>0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7" table:style-name="ce49">
            <text:p>7</text:p>
          </table:table-cell>
          <table:table-cell office:value-type="string" table:style-name="ce50">
            <text:p>SULLCAPUMA GONZALES, MAURICIO MARCELO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office:value-type="float" office:value="11" table:style-name="ce15">
            <text:p>11</text:p>
          </table:table-cell>
          <table:table-cell office:value-type="string" table:style-name="ce31">
            <text:p>YAÑEZ SAAVEDRA, JHAIR STEVIE</text:p>
          </table:table-cell>
          <table:table-cell office:value-type="string" table:style-name="ce45">
            <text:p>66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45">
            <text:p>9</text:p>
          </table:table-cell>
          <table:table-cell office:value-type="float" office:value="10.540000000000001" table:formula="of:=+[.G13]*0.3+SUM([.D13:.F13])*1.3*0.5+[.C13]/5*0.2" table:style-name="ce34">
            <text:p>10.5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8" table:style-name="ce49">
            <text:p>8</text:p>
          </table:table-cell>
          <table:table-cell office:value-type="string" table:style-name="ce50">
            <text:p>VILCA HUAYHUA, BRANDO JESUS ENRIQUE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31">
            <text:p>YLAQUITA ATENCIO, JORGE MAURICIO</text:p>
          </table:table-cell>
          <table:table-cell office:value-type="string" table:style-name="ce45">
            <text:p>75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string" table:style-name="ce45">
            <text:p>13</text:p>
          </table:table-cell>
          <table:table-cell office:value-type="float" office:value="16" table:formula="of:=+[.G14]*0.3+SUM([.D14:.F14])*1.3*0.5+[.C14]/5*0.2" table:style-name="ce34">
            <text:p>16.0</text:p>
          </table:table-cell>
          <table:table-cell office:value-type="string" table:style-name="ce46">
            <text:p>NS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9" table:style-name="ce49">
            <text:p>9</text:p>
          </table:table-cell>
          <table:table-cell office:value-type="string" table:style-name="ce50">
            <text:p>YAÑEZ SAAVEDRA, JHAIR STEVIE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office:value-type="float" office:value="13" table:style-name="ce15">
            <text:p>13</text:p>
          </table:table-cell>
          <table:table-cell office:value-type="string" table:style-name="ce31">
            <text:p>ZUÑIGA MAYTA, JOSE</text:p>
          </table:table-cell>
          <table:table-cell office:value-type="string" table:style-name="ce45">
            <text:p>50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office:value-type="string" table:style-name="ce45">
            <text:p>12</text:p>
          </table:table-cell>
          <table:table-cell office:value-type="float" office:value="13.4" table:formula="of:=+[.G15]*0.3+SUM([.D15:.F15])*1.3*0.5+[.C15]/5*0.2" table:style-name="ce34">
            <text:p>13.4</text:p>
          </table:table-cell>
          <table:table-cell office:value-type="string" table:style-name="ce46">
            <text:p>16</text:p>
          </table:table-cell>
          <table:table-cell table:number-columns-repeated="3" table:style-name="ce36"/>
          <table:table-cell table:number-columns-repeated="2" table:style-name="ce1"/>
          <table:table-cell office:value-type="float" office:value="10" table:style-name="ce49">
            <text:p>10</text:p>
          </table:table-cell>
          <table:table-cell office:value-type="string" table:style-name="ce50">
            <text:p>YLAQUITA ATENCIO, JORGE MAURICIO</text:p>
          </table:table-cell>
          <table:table-cell office:value-type="string" table:style-name="ce47">
            <text:p>NSP</text:p>
          </table:table-cell>
          <table:table-cell table:number-columns-repeated="16367" table:style-name="ce1"/>
        </table:table-row>
        <table:table-row table:style-name="ro6">
          <table:table-cell table:number-columns-repeated="2" table:style-name="ce1"/>
          <table:table-cell office:value-type="float" office:value="100" table:style-name="ce41">
            <text:p>100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6">
            <text:p>10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17.399999999999999" table:formula="of:=+[.G16]*0.3+SUM([.D16:.F16])*1.3*0.5+[.C16]/5*0.2" table:style-name="ce40">
            <text:p>17.4</text:p>
          </table:table-cell>
          <table:table-cell table:style-name="ce11"/>
          <table:table-cell table:number-columns-repeated="5" table:style-name="ce1"/>
          <table:table-cell office:value-type="float" office:value="11" table:style-name="ce49">
            <text:p>11</text:p>
          </table:table-cell>
          <table:table-cell office:value-type="string" table:style-name="ce50">
            <text:p>ZUÑIGA MAYTA, JOSE</text:p>
          </table:table-cell>
          <table:table-cell office:value-type="float" office:value="16" table:style-name="ce47">
            <text:p>16</text:p>
          </table:table-cell>
          <table:table-cell table:number-columns-repeated="16367" table:style-name="ce1"/>
        </table:table-row>
        <table:table-row table:style-name="ro1">
          <table:table-cell table:number-columns-repeated="3"/>
          <table:table-cell table:number-columns-repeated="3" table:style-name="ce26"/>
          <table:table-cell table:style-name="ce41"/>
          <table:table-cell table:style-name="ce40"/>
          <table:table-cell table:style-name="ce11"/>
          <table:table-cell table:number-columns-repeated="16375" table:style-name="ce1"/>
        </table:table-row>
        <table:table-row table:style-name="ro2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string" table:style-name="ce43">
            <text:p>Nro</text:p>
          </table:table-cell>
          <table:table-cell office:value-type="string" table:style-name="ce44">
            <text:p>Apellidos y Nombres</text:p>
          </table:table-cell>
          <table:table-cell office:value-type="string" table:style-name="ce44">
            <text:p>N2F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" table:style-name="ce49">
            <text:p>1</text:p>
          </table:table-cell>
          <table:table-cell office:value-type="string" table:style-name="ce50">
            <text:p>ALCCA RODRIGUEZ, MAYCOL YANELL</text:p>
          </table:table-cell>
          <table:table-cell office:value-type="string" table:style-name="ce47">
            <text:p>NSP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2" table:style-name="ce49">
            <text:p>2</text:p>
          </table:table-cell>
          <table:table-cell office:value-type="string" table:style-name="ce50">
            <text:p>ANCCO CALLOAPAZA, MARGARET ALEXIA</text:p>
          </table:table-cell>
          <table:table-cell office:value-type="float" office:value="18" table:style-name="ce47">
            <text:p>18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3" table:style-name="ce49">
            <text:p>3</text:p>
          </table:table-cell>
          <table:table-cell office:value-type="string" table:style-name="ce50">
            <text:p>ARANIBAR CASTILLO, AYRTON DAVID</text:p>
          </table:table-cell>
          <table:table-cell office:value-type="float" office:value="16" table:style-name="ce47">
            <text:p>16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4" table:style-name="ce49">
            <text:p>4</text:p>
          </table:table-cell>
          <table:table-cell office:value-type="string" table:style-name="ce50">
            <text:p>CASTRO APAZA, SEBASTIAN ANDREE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5" table:style-name="ce49">
            <text:p>5</text:p>
          </table:table-cell>
          <table:table-cell office:value-type="string" table:style-name="ce50">
            <text:p>CHAMPI QUISPE, RAFAEL EDWAR</text:p>
          </table:table-cell>
          <table:table-cell office:value-type="float" office:value="10" table:style-name="ce47">
            <text:p>10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6" table:style-name="ce49">
            <text:p>6</text:p>
          </table:table-cell>
          <table:table-cell office:value-type="string" table:style-name="ce50">
            <text:p>DIAZ ZEGARRA, MICHEL SEBASTIAN</text:p>
          </table:table-cell>
          <table:table-cell office:value-type="float" office:value="10" table:style-name="ce47">
            <text:p>10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7" table:style-name="ce49">
            <text:p>7</text:p>
          </table:table-cell>
          <table:table-cell office:value-type="string" table:style-name="ce50">
            <text:p>FERNANDEZ MARTINEZ, JORGE LUIS</text:p>
          </table:table-cell>
          <table:table-cell office:value-type="float" office:value="8" table:style-name="ce47">
            <text:p>8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8" table:style-name="ce49">
            <text:p>8</text:p>
          </table:table-cell>
          <table:table-cell office:value-type="string" table:style-name="ce50">
            <text:p>GONZALES MANCHEGO, FERNANDO ANDRE</text:p>
          </table:table-cell>
          <table:table-cell office:value-type="float" office:value="15" table:style-name="ce47">
            <text:p>15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9" table:style-name="ce49">
            <text:p>9</text:p>
          </table:table-cell>
          <table:table-cell office:value-type="string" table:style-name="ce50">
            <text:p>HUAMANI MAMANI, CESAR RICARDO</text:p>
          </table:table-cell>
          <table:table-cell office:value-type="float" office:value="16" table:style-name="ce47">
            <text:p>16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0" table:style-name="ce49">
            <text:p>10</text:p>
          </table:table-cell>
          <table:table-cell office:value-type="string" table:style-name="ce50">
            <text:p>HUILLCA CONDORI, MIGUEL ANGEL</text:p>
          </table:table-cell>
          <table:table-cell office:value-type="string" table:style-name="ce47">
            <text:p>NSP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1" table:style-name="ce49">
            <text:p>11</text:p>
          </table:table-cell>
          <table:table-cell office:value-type="string" table:style-name="ce50">
            <text:p>MEJIA HUISACAYNA, DIEGO ALONSO</text:p>
          </table:table-cell>
          <table:table-cell office:value-type="string" table:style-name="ce47">
            <text:p>NSP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2" table:style-name="ce49">
            <text:p>12</text:p>
          </table:table-cell>
          <table:table-cell office:value-type="string" table:style-name="ce50">
            <text:p>MENA RIVAS, ANDREE RAUL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3" table:style-name="ce49">
            <text:p>13</text:p>
          </table:table-cell>
          <table:table-cell office:value-type="string" table:style-name="ce50">
            <text:p>MOGROVEJO BONILLA, RODRIGO SEBASTIAN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number-columns-repeated="4" table:style-name="ce41"/>
          <table:table-cell table:number-columns-repeated="2" table:style-name="ce11"/>
          <table:table-cell table:number-columns-repeated="5" table:style-name="ce1"/>
          <table:table-cell office:value-type="float" office:value="14" table:style-name="ce49">
            <text:p>14</text:p>
          </table:table-cell>
          <table:table-cell office:value-type="string" table:style-name="ce50">
            <text:p>ORTIZ ANCCO, MILTON DAVID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15" table:style-name="ce49">
            <text:p>15</text:p>
          </table:table-cell>
          <table:table-cell office:value-type="string" table:style-name="ce50">
            <text:p>RUBATTINO CALLE, SEBASTIAN</text:p>
          </table:table-cell>
          <table:table-cell office:value-type="float" office:value="8" table:style-name="ce47">
            <text:p>8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16" table:style-name="ce49">
            <text:p>16</text:p>
          </table:table-cell>
          <table:table-cell office:value-type="string" table:style-name="ce50">
            <text:p>SALAS TALAVERA, JASMIN ADRIANA</text:p>
          </table:table-cell>
          <table:table-cell office:value-type="float" office:value="14" table:style-name="ce47">
            <text:p>14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17" table:style-name="ce49">
            <text:p>17</text:p>
          </table:table-cell>
          <table:table-cell office:value-type="string" table:style-name="ce50">
            <text:p>VALENCIA VILLACORTA, FABRICIO ISAAC</text:p>
          </table:table-cell>
          <table:table-cell office:value-type="float" office:value="13" table:style-name="ce47">
            <text:p>13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18" table:style-name="ce49">
            <text:p>18</text:p>
          </table:table-cell>
          <table:table-cell office:value-type="string" table:style-name="ce50">
            <text:p>VERA ALEGRE, ADOLFO ABINADI</text:p>
          </table:table-cell>
          <table:table-cell office:value-type="float" office:value="14" table:style-name="ce47">
            <text:p>14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19" table:style-name="ce49">
            <text:p>19</text:p>
          </table:table-cell>
          <table:table-cell office:value-type="string" table:style-name="ce50">
            <text:p>VILLAFUERTE PEREZ, ALAN JOSUE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float" office:value="20" table:style-name="ce49">
            <text:p>20</text:p>
          </table:table-cell>
          <table:table-cell office:value-type="string" table:style-name="ce50">
            <text:p>RODRiGUEZ ZUÑIGA JOSE</text:p>
          </table:table-cell>
          <table:table-cell office:value-type="float" office:value="12" table:style-name="ce47">
            <text:p>12</text:p>
          </table:table-cell>
          <table:table-cell table:number-columns-repeated="16367"/>
        </table:table-row>
        <table:table-row table:style-name="ro1">
          <table:table-cell table:number-columns-repeated="14"/>
          <table:table-cell office:value-type="string" table:style-name="ce37">
            <text:p> </text:p>
          </table:table-cell>
          <table:table-cell office:value-type="string" table:number-columns-spanned="2" table:number-rows-spanned="1" table:style-name="ce51">
            <text:p> </text:p>
          </table:table-cell>
          <table:covered-table-cell/>
          <table:table-cell table:number-columns-repeated="16367"/>
        </table:table-row>
        <table:table-row table:number-rows-repeated="1048537" table:style-name="ro3">
          <table:table-cell table:number-columns-repeated="16384"/>
        </table:table-row>
      </table:table>
      <table:table table:name="IIS1" table:style-name="ta2">
        <table:table-column table:style-name="co28" table:default-cell-style-name="ce1"/>
        <table:table-column table:style-name="co29" table:default-cell-style-name="ce1"/>
        <table:table-column table:style-name="co30" table:number-columns-repeated="8" table:default-cell-style-name="ce1"/>
        <table:table-column table:style-name="co31" table:default-cell-style-name="ce1"/>
        <table:table-column table:style-name="co32" table:number-columns-repeated="5" table:default-cell-style-name="ce1"/>
        <table:table-column table:style-name="co33" table:default-cell-style-name="ce1"/>
        <table:table-column table:style-name="co8" table:default-cell-style-name="ce52"/>
        <table:table-column table:style-name="co8" table:number-columns-repeated="16366" table:default-cell-style-name="ce1"/>
        <table:table-row table:style-name="ro1">
          <table:table-cell office:value-type="string" table:style-name="ce1">
            <text:p>IISI1</text:p>
          </table:table-cell>
          <table:table-cell table:number-columns-repeated="16" table:style-name="ce1"/>
          <table:table-cell table:style-name="ce52"/>
          <table:table-cell table:number-columns-repeated="16366" table:style-name="ce1"/>
        </table:table-row>
        <table:table-row table:style-name="ro6">
          <table:table-cell table:style-name="ce1"/>
          <table:table-cell office:value-type="string" table:style-name="ce1">
            <text:p>Nombre</text:p>
          </table:table-cell>
          <table:table-cell table:number-columns-repeated="8" table:style-name="ce1"/>
          <table:table-cell office:value-type="string" table:style-name="ce1">
            <text:p>Asist</text:p>
          </table:table-cell>
          <table:table-cell table:number-columns-repeated="5" table:style-name="ce1"/>
          <table:table-cell office:value-type="string" table:style-name="ce1">
            <text:p>Pcal</text:p>
          </table:table-cell>
          <table:table-cell office:value-type="string" table:style-name="ce52">
            <text:p>PROM</text:p>
          </table:table-cell>
          <table:table-cell table:number-columns-repeated="16366" table:style-name="ce1"/>
        </table:table-row>
        <table:table-row table:style-name="ro6">
          <table:table-cell office:value-type="float" office:value="1" table:style-name="ce1">
            <text:p>1</text:p>
          </table:table-cell>
          <table:table-cell office:value-type="string" table:style-name="ce53">
            <text:p>ALVAREZ AGUILAR, LUIS ALONS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3:.J3];&quot;P&quot;)" table:style-name="ce54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15.75" table:formula="of:=+[.K3]/8*20*0.25+SUM([.L3:.P3])*0.5+[.Q3]*0.25" table:style-name="ce55">
            <text:p>15.8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2" table:style-name="ce1">
            <text:p>2</text:p>
          </table:table-cell>
          <table:table-cell office:value-type="string" table:style-name="ce53">
            <text:p>ANCCO APAZA, MARCO ANTONIO</text:p>
          </table:table-cell>
          <table:table-cell office:value-type="string" table:style-name="ce15">
            <text:p>P</text:p>
          </table:table-cell>
          <table:table-cell table:number-columns-repeated="7" table:style-name="ce15"/>
          <table:table-cell office:value-type="float" office:value="1" table:formula="of:=COUNTIF([.C4:.J4];&quot;P&quot;)" table:style-name="ce54">
            <text:p>1</text:p>
          </table:table-cell>
          <table:table-cell table:number-columns-repeated="6" table:style-name="ce15"/>
          <table:table-cell office:value-type="float" office:value="0.625" table:formula="of:=+[.K4]/8*20*0.25+SUM([.L4:.P4])*0.5+[.Q4]*0.25" table:style-name="ce55">
            <text:p>0.6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53">
            <text:p>APAZA MAMANI, EDSON WILME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5:.J5];&quot;P&quot;)" table:style-name="ce54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12.75" table:formula="of:=+[.K5]/8*20*0.25+SUM([.L5:.P5])*0.5+[.Q5]*0.25" table:style-name="ce55">
            <text:p>12.8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53">
            <text:p>ARCE PINTO, JEAN PIERE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6:.J6];&quot;P&quot;)" table:style-name="ce54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9" table:style-name="ce15">
            <text:p>9</text:p>
          </table:table-cell>
          <table:table-cell office:value-type="float" office:value="13.75" table:formula="of:=+[.K6]/8*20*0.25+SUM([.L6:.P6])*0.5+[.Q6]*0.25" table:style-name="ce55">
            <text:p>13.8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5" table:style-name="ce1">
            <text:p>5</text:p>
          </table:table-cell>
          <table:table-cell office:value-type="string" table:style-name="ce53">
            <text:p>CAHUE SALHUA, JOSE GUILLERMO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7:.J7];&quot;P&quot;)" table:style-name="ce54">
            <text:p>0</text:p>
          </table:table-cell>
          <table:table-cell table:number-columns-repeated="6" table:style-name="ce15"/>
          <table:table-cell office:value-type="float" office:value="0" table:formula="of:=+[.K7]/8*20*0.25+SUM([.L7:.P7])*0.5+[.Q7]*0.25" table:style-name="ce55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6" table:style-name="ce1">
            <text:p>6</text:p>
          </table:table-cell>
          <table:table-cell office:value-type="string" table:style-name="ce53">
            <text:p>CANDIA BARRIGA, JOAQUIN ALONS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8:.J8];&quot;P&quot;)" table:style-name="ce54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2" table:style-name="ce15">
            <text:p>12</text:p>
          </table:table-cell>
          <table:table-cell office:value-type="float" office:value="14.5" table:formula="of:=+[.K8]/8*20*0.25+SUM([.L8:.P8])*0.5+[.Q8]*0.25" table:style-name="ce55">
            <text:p>14.5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7" table:style-name="ce1">
            <text:p>7</text:p>
          </table:table-cell>
          <table:table-cell office:value-type="string" table:style-name="ce53">
            <text:p>CESPEDES ESTRADA, ESTEFANO FARID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office:value-type="float" office:value="3" table:formula="of:=COUNTIF([.C9:.J9];&quot;P&quot;)" table:style-name="ce54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5" table:style-name="ce15"/>
          <table:table-cell office:value-type="float" office:value="3.875" table:formula="of:=+[.K9]/8*20*0.25+SUM([.L9:.P9])*0.5+[.Q9]*0.25" table:style-name="ce55">
            <text:p>3.9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8" table:style-name="ce1">
            <text:p>8</text:p>
          </table:table-cell>
          <table:table-cell office:value-type="string" table:style-name="ce53">
            <text:p>CORNEJO TEJADA, DIEGO SEBASTIAN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0:.J10];&quot;P&quot;)" table:style-name="ce54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5" table:style-name="ce15">
            <text:p>15</text:p>
          </table:table-cell>
          <table:table-cell office:value-type="float" office:value="12.125" table:formula="of:=+[.K10]/8*20*0.25+SUM([.L10:.P10])*0.5+[.Q10]*0.25" table:style-name="ce55">
            <text:p>12.1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9" table:style-name="ce1">
            <text:p>9</text:p>
          </table:table-cell>
          <table:table-cell office:value-type="string" table:style-name="ce53">
            <text:p>CUEVA HUAMANI, HANS HALER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5" table:formula="of:=COUNTIF([.C11:.J11];&quot;P&quot;)" table:style-name="ce54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2.125" table:formula="of:=+[.K11]/8*20*0.25+SUM([.L11:.P11])*0.5+[.Q11]*0.25" table:style-name="ce55">
            <text:p>12.1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0" table:style-name="ce1">
            <text:p>10</text:p>
          </table:table-cell>
          <table:table-cell office:value-type="string" table:style-name="ce53">
            <text:p>CULE HUARCAYA, JANNETH THALIA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2:.J12];&quot;P&quot;)" table:style-name="ce54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5">
            <text:p>13</text:p>
          </table:table-cell>
          <table:table-cell office:value-type="float" office:value="14.125" table:formula="of:=+[.K12]/8*20*0.25+SUM([.L12:.P12])*0.5+[.Q12]*0.25" table:style-name="ce55">
            <text:p>14.1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1" table:style-name="ce1">
            <text:p>11</text:p>
          </table:table-cell>
          <table:table-cell office:value-type="string" table:style-name="ce53">
            <text:p>DELGADO RIVERA, RICARDO MAURICIO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5" table:formula="of:=COUNTIF([.C13:.J13];&quot;P&quot;)" table:style-name="ce54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4" table:style-name="ce15">
            <text:p>14</text:p>
          </table:table-cell>
          <table:table-cell office:value-type="float" office:value="10.625" table:formula="of:=+[.K13]/8*20*0.25+SUM([.L13:.P13])*0.5+[.Q13]*0.25" table:style-name="ce55">
            <text:p>10.6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2" table:style-name="ce1">
            <text:p>12</text:p>
          </table:table-cell>
          <table:table-cell office:value-type="string" table:style-name="ce53">
            <text:p>DIAZ ZEGARRA, PEDRO FRANCISC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4:.J14];&quot;P&quot;)" table:style-name="ce54">
            <text:p>7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3.875" table:formula="of:=+[.K14]/8*20*0.25+SUM([.L14:.P14])*0.5+[.Q14]*0.25" table:style-name="ce55">
            <text:p>13.9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3" table:style-name="ce1">
            <text:p>13</text:p>
          </table:table-cell>
          <table:table-cell office:value-type="string" table:style-name="ce53">
            <text:p>FUENTES ANCO, FERNANDO MAURO</text:p>
          </table:table-cell>
          <table:table-cell table:number-columns-repeated="8" table:style-name="ce15"/>
          <table:table-cell office:value-type="float" office:value="0" table:formula="of:=COUNTIF([.C15:.J15];&quot;P&quot;)" table:style-name="ce54">
            <text:p>0</text:p>
          </table:table-cell>
          <table:table-cell table:number-columns-repeated="6" table:style-name="ce15"/>
          <table:table-cell office:value-type="float" office:value="0" table:formula="of:=+[.K15]/8*20*0.25+SUM([.L15:.P15])*0.5+[.Q15]*0.25" table:style-name="ce55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4" table:style-name="ce1">
            <text:p>14</text:p>
          </table:table-cell>
          <table:table-cell office:value-type="string" table:style-name="ce53">
            <text:p>LAZO ACUÑA, FRANCO ALFRED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16:.J16];&quot;P&quot;)" table:style-name="ce54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6" table:style-name="ce15">
            <text:p>16</text:p>
          </table:table-cell>
          <table:table-cell office:value-type="float" office:value="13.5" table:formula="of:=+[.K16]/8*20*0.25+SUM([.L16:.P16])*0.5+[.Q16]*0.25" table:style-name="ce55">
            <text:p>13.5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5" table:style-name="ce1">
            <text:p>15</text:p>
          </table:table-cell>
          <table:table-cell office:value-type="string" table:style-name="ce53">
            <text:p>LLERENA SARCCO, PAOLA ALEXANDRA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6" table:formula="of:=COUNTIF([.C17:.J17];&quot;P&quot;)" table:style-name="ce54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14" table:style-name="ce15">
            <text:p>14</text:p>
          </table:table-cell>
          <table:table-cell office:value-type="float" office:value="9.75" table:formula="of:=+[.K17]/8*20*0.25+SUM([.L17:.P17])*0.5+[.Q17]*0.25" table:style-name="ce55">
            <text:p>9.8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6" table:style-name="ce1">
            <text:p>16</text:p>
          </table:table-cell>
          <table:table-cell office:value-type="string" table:style-name="ce56">
            <text:p>MIDOLO ORIHUELA, OMAR ALEXANDER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18:.J18];&quot;P&quot;)" table:style-name="ce54">
            <text:p>0</text:p>
          </table:table-cell>
          <table:table-cell table:number-columns-repeated="6" table:style-name="ce15"/>
          <table:table-cell office:value-type="float" office:value="0" table:formula="of:=+[.K18]/8*20*0.25+SUM([.L18:.P18])*0.5+[.Q18]*0.25" table:style-name="ce55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7" table:style-name="ce1">
            <text:p>17</text:p>
          </table:table-cell>
          <table:table-cell office:value-type="string" table:style-name="ce56">
            <text:p>ORCOAPAZA DIANDERAS, GABRIEL CARLOS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19:.J19];&quot;P&quot;)" table:style-name="ce54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5" table:style-name="ce15">
            <text:p>5</text:p>
          </table:table-cell>
          <table:table-cell office:value-type="float" office:value="10.75" table:formula="of:=+[.K19]/8*20*0.25+SUM([.L19:.P19])*0.5+[.Q19]*0.25" table:style-name="ce55">
            <text:p>10.8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8" table:style-name="ce1">
            <text:p>18</text:p>
          </table:table-cell>
          <table:table-cell office:value-type="string" table:style-name="ce56">
            <text:p>SANTA CRUZ LEIVA, FRANK LUIS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20:.J20];&quot;P&quot;)" table:style-name="ce54">
            <text:p>0</text:p>
          </table:table-cell>
          <table:table-cell table:number-columns-repeated="6" table:style-name="ce15"/>
          <table:table-cell office:value-type="float" office:value="0" table:formula="of:=+[.K20]/8*20*0.25+SUM([.L20:.P20])*0.5+[.Q20]*0.25" table:style-name="ce55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office:value-type="float" office:value="19" table:style-name="ce1">
            <text:p>19</text:p>
          </table:table-cell>
          <table:table-cell office:value-type="string" table:style-name="ce56">
            <text:p>SULLCAPUMA GONZALES, MAURICIO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6" table:formula="of:=COUNTIF([.C21:.J21];&quot;P&quot;)" table:style-name="ce54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6" table:style-name="ce15">
            <text:p>6</text:p>
          </table:table-cell>
          <table:table-cell office:value-type="float" office:value="8.25" table:formula="of:=+[.K21]/8*20*0.25+SUM([.L21:.P21])*0.5+[.Q21]*0.25" table:style-name="ce55">
            <text:p>8.3</text:p>
          </table:table-cell>
          <table:table-cell table:number-columns-repeated="2" table:style-name="ce15"/>
          <table:table-cell table:number-columns-repeated="16364"/>
        </table:table-row>
        <table:table-row table:style-name="ro6">
          <table:table-cell table:number-columns-repeated="10" table:style-name="ce8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[.K22]/8*20*0.25+SUM([.L22:.P22])*0.5+[.Q22]*0.25" table:style-name="ce57">
            <text:p>20.0</text:p>
          </table:table-cell>
          <table:table-cell table:number-columns-repeated="16366" table:style-name="ce8"/>
        </table:table-row>
        <table:table-row table:number-rows-repeated="1048554" table:style-name="ro3">
          <table:table-cell table:number-columns-repeated="16384"/>
        </table:table-row>
      </table:table>
      <table:table table:name="IIS2" table:style-name="ta4">
        <table:table-column table:style-name="co34" table:default-cell-style-name="ce1"/>
        <table:table-column table:style-name="co35" table:default-cell-style-name="ce1"/>
        <table:table-column table:style-name="co31" table:default-cell-style-name="ce1"/>
        <table:table-column table:style-name="co30" table:number-columns-repeated="7" table:default-cell-style-name="ce1"/>
        <table:table-column table:style-name="co31" table:default-cell-style-name="ce1"/>
        <table:table-column table:style-name="co32" table:number-columns-repeated="7" table:default-cell-style-name="ce1"/>
        <table:table-column table:style-name="co36" table:default-cell-style-name="ce1"/>
        <table:table-column table:style-name="co37" table:default-cell-style-name="ce52"/>
        <table:table-column table:style-name="co8" table:number-columns-repeated="16364" table:default-cell-style-name="ce1"/>
        <table:table-row table:style-name="ro1">
          <table:table-cell office:value-type="string" table:style-name="ce1">
            <text:p>IIS2</text:p>
          </table:table-cell>
          <table:table-cell table:number-columns-repeated="18" table:style-name="ce1"/>
          <table:table-cell table:style-name="ce52"/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Pcal</text:p>
          </table:table-cell>
          <table:table-cell office:value-type="string" table:style-name="ce52">
            <text:p>PROM</text:p>
          </table:table-cell>
          <table:table-cell table:number-columns-repeated="16364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56">
            <text:p>ARPI ADCO, DANTE GUILLERMO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7" table:formula="of:=COUNTIF([.C3:.J3];&quot;P&quot;)" table:style-name="ce54">
            <text:p>7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6" table:style-name="ce54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5" table:style-name="ce15">
            <text:p>15</text:p>
          </table:table-cell>
          <table:table-cell office:value-type="float" office:value="19.125" table:formula="of:=+[.K3]/8*20*0.25+SUM([.L3:.R3])*0.5+[.S3]*0.25" table:style-name="ce55">
            <text:p>19.1</text:p>
          </table:table-cell>
          <table:table-cell table:number-columns-repeated="16364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56">
            <text:p>ASTETE MEJIA, FRANCISCO ARIACK</text:p>
          </table:table-cell>
          <table:table-cell table:number-columns-repeated="2" table:style-name="ce54"/>
          <table:table-cell office:value-type="string" table:style-name="ce54">
            <text:p>P</text:p>
          </table:table-cell>
          <table:table-cell table:style-name="ce54"/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5" table:formula="of:=COUNTIF([.C4:.J4];&quot;P&quot;)" table:style-name="ce54">
            <text:p>5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5" table:style-name="ce15">
            <text:p>5</text:p>
          </table:table-cell>
          <table:table-cell office:value-type="float" office:value="11.875" table:formula="of:=+[.K4]/8*20*0.25+SUM([.L4:.R4])*0.5+[.S4]*0.25" table:style-name="ce55">
            <text:p>11.9</text:p>
          </table:table-cell>
          <table:table-cell table:number-columns-repeated="16364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56">
            <text:p>BELIZARIO ORTIZ, FABIAN GUILLERMO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float" office:value="6" table:formula="of:=COUNTIF([.C5:.J5];&quot;P&quot;)" table:style-name="ce54">
            <text:p>6</text:p>
          </table:table-cell>
          <table:table-cell office:value-type="float" office:value="4" table:style-name="ce5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4">
            <text:p>3</text:p>
          </table:table-cell>
          <table:table-cell table:style-name="ce54"/>
          <table:table-cell table:number-columns-repeated="3" table:style-name="ce15"/>
          <table:table-cell office:value-type="float" office:value="11" table:style-name="ce15">
            <text:p>11</text:p>
          </table:table-cell>
          <table:table-cell office:value-type="float" office:value="10.5" table:formula="of:=+[.K5]/8*20*0.25+SUM([.L5:.R5])*0.5+[.S5]*0.25" table:style-name="ce55">
            <text:p>10.5</text:p>
          </table:table-cell>
          <table:table-cell table:number-columns-repeated="16364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56">
            <text:p>BENAVIDEZ MARTINEZ, RODRIGO SERGIO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table:style-name="ce54"/>
          <table:table-cell office:value-type="float" office:value="7" table:formula="of:=COUNTIF([.C6:.J6];&quot;P&quot;)" table:style-name="ce54">
            <text:p>7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3" table:style-name="ce15"/>
          <table:table-cell office:value-type="float" office:value="13" table:style-name="ce15">
            <text:p>13</text:p>
          </table:table-cell>
          <table:table-cell office:value-type="float" office:value="14.125" table:formula="of:=+[.K6]/8*20*0.25+SUM([.L6:.R6])*0.5+[.S6]*0.25" table:style-name="ce55">
            <text:p>14.1</text:p>
          </table:table-cell>
          <table:table-cell table:number-columns-repeated="16364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56">
            <text:p>CANAZA VARGAS, MIKHAEL DENZEL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7:.J7];&quot;P&quot;)" table:style-name="ce54">
            <text:p>8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2" table:style-name="ce15">
            <text:p>12</text:p>
          </table:table-cell>
          <table:table-cell office:value-type="float" office:value="16.5" table:formula="of:=+[.K7]/8*20*0.25+SUM([.L7:.R7])*0.5+[.S7]*0.25" table:style-name="ce55">
            <text:p>16.5</text:p>
          </table:table-cell>
          <table:table-cell table:number-columns-repeated="16364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53">
            <text:p>LEYVA PEROCHENA, ALEJANDRO</text:p>
          </table:table-cell>
          <table:table-cell table:number-columns-repeated="4" table:style-name="ce54"/>
          <table:table-cell table:style-name="ce58"/>
          <table:table-cell table:number-columns-repeated="3" table:style-name="ce54"/>
          <table:table-cell office:value-type="float" office:value="0" table:formula="of:=COUNTIF([.C8:.J8];&quot;P&quot;)" table:style-name="ce54">
            <text:p>0</text:p>
          </table:table-cell>
          <table:table-cell table:number-columns-repeated="4" table:style-name="ce54"/>
          <table:table-cell table:number-columns-repeated="4" table:style-name="ce15"/>
          <table:table-cell office:value-type="float" office:value="0" table:formula="of:=+[.K8]/8*20*0.25+SUM([.L8:.R8])*0.5+[.S8]*0.25" table:style-name="ce55">
            <text:p>0.0</text:p>
          </table:table-cell>
          <table:table-cell table:number-columns-repeated="16364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56">
            <text:p>MONROY PAREDES, XTOBAL ALBERTO ANDROSS</text:p>
          </table:table-cell>
          <table:table-cell office:value-type="string" table:style-name="ce54">
            <text:p>P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7" table:formula="of:=COUNTIF([.C9:.J9];&quot;P&quot;)" table:style-name="ce54">
            <text:p>7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table:style-name="ce54"/>
          <table:table-cell table:number-columns-repeated="3" table:style-name="ce15"/>
          <table:table-cell office:value-type="float" office:value="9" table:style-name="ce15">
            <text:p>9</text:p>
          </table:table-cell>
          <table:table-cell office:value-type="float" office:value="11.125" table:formula="of:=+[.K9]/8*20*0.25+SUM([.L9:.R9])*0.5+[.S9]*0.25" table:style-name="ce55">
            <text:p>11.1</text:p>
          </table:table-cell>
          <table:table-cell table:number-columns-repeated="16364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56">
            <text:p>RIVERA HUARILLOCLLA, HUMBERTO GEYDAR </text:p>
          </table:table-cell>
          <table:table-cell office:value-type="string" table:style-name="ce54">
            <text:p>P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float" office:value="6" table:formula="of:=COUNTIF([.C10:.J10];&quot;P&quot;)" table:style-name="ce54">
            <text:p>6</text:p>
          </table:table-cell>
          <table:table-cell office:value-type="float" office:value="2" table:style-name="ce54">
            <text:p>2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table:number-columns-repeated="3" table:style-name="ce15"/>
          <table:table-cell office:value-type="float" office:value="5" table:style-name="ce15">
            <text:p>5</text:p>
          </table:table-cell>
          <table:table-cell office:value-type="float" office:value="10.5" table:formula="of:=+[.K10]/8*20*0.25+SUM([.L10:.R10])*0.5+[.S10]*0.25" table:style-name="ce55">
            <text:p>10.5</text:p>
          </table:table-cell>
          <table:table-cell table:number-columns-repeated="16364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56">
            <text:p>RODRIGUEZ LOPEZ, PAOLO CALAYO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11:.J11];&quot;P&quot;)" table:style-name="ce54">
            <text:p>8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16.5" table:formula="of:=+[.K11]/8*20*0.25+SUM([.L11:.R11])*0.5+[.S11]*0.25" table:style-name="ce55">
            <text:p>16.5</text:p>
          </table:table-cell>
          <table:table-cell table:number-columns-repeated="16364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56">
            <text:p>SAICO QQUELLHUA, LUIS VICTOR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12:.J12];&quot;P&quot;)" table:style-name="ce54">
            <text:p>8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4" table:style-name="ce15">
            <text:p>14</text:p>
          </table:table-cell>
          <table:table-cell office:value-type="float" office:value="17.5" table:formula="of:=+[.K12]/8*20*0.25+SUM([.L12:.R12])*0.5+[.S12]*0.25" table:style-name="ce55">
            <text:p>17.5</text:p>
          </table:table-cell>
          <table:table-cell table:number-columns-repeated="16364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56">
            <text:p>SALAS ZEVALLOS, BRUNO RODRIGO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13:.J13];&quot;P&quot;)" table:style-name="ce54">
            <text:p>8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7" table:style-name="ce15">
            <text:p>17</text:p>
          </table:table-cell>
          <table:table-cell office:value-type="float" office:value="16.25" table:formula="of:=+[.K13]/8*20*0.25+SUM([.L13:.R13])*0.5+[.S13]*0.25" table:style-name="ce55">
            <text:p>16.3</text:p>
          </table:table-cell>
          <table:table-cell table:number-columns-repeated="16364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56">
            <text:p>SIMEON FLORES, RAUL ALEJANDRO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7" table:formula="of:=COUNTIF([.C14:.J14];&quot;P&quot;)" table:style-name="ce54">
            <text:p>7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table:style-name="ce54"/>
          <table:table-cell table:number-columns-repeated="3" table:style-name="ce15"/>
          <table:table-cell office:value-type="float" office:value="11" table:style-name="ce15">
            <text:p>11</text:p>
          </table:table-cell>
          <table:table-cell office:value-type="float" office:value="11.125" table:formula="of:=+[.K14]/8*20*0.25+SUM([.L14:.R14])*0.5+[.S14]*0.25" table:style-name="ce55">
            <text:p>11.1</text:p>
          </table:table-cell>
          <table:table-cell table:number-columns-repeated="16364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56">
            <text:p>TICONA ZEGARRA, JOSUE JUVEL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15:.J15];&quot;P&quot;)" table:style-name="ce54">
            <text:p>8</text:p>
          </table:table-cell>
          <table:table-cell office:value-type="float" office:value="2" table:style-name="ce54">
            <text:p>2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6" table:style-name="ce15">
            <text:p>16</text:p>
          </table:table-cell>
          <table:table-cell office:value-type="float" office:value="18.5" table:formula="of:=+[.K15]/8*20*0.25+SUM([.L15:.R15])*0.5+[.S15]*0.25" table:style-name="ce55">
            <text:p>18.5</text:p>
          </table:table-cell>
          <table:table-cell table:number-columns-repeated="16364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53">
            <text:p>VELARDE LIMA, DIEGO SMITH</text:p>
          </table:table-cell>
          <table:table-cell table:number-columns-repeated="4" table:style-name="ce54"/>
          <table:table-cell table:style-name="ce58"/>
          <table:table-cell table:number-columns-repeated="3" table:style-name="ce54"/>
          <table:table-cell office:value-type="float" office:value="0" table:formula="of:=COUNTIF([.C16:.J16];&quot;P&quot;)" table:style-name="ce54">
            <text:p>0</text:p>
          </table:table-cell>
          <table:table-cell table:number-columns-repeated="4" table:style-name="ce54"/>
          <table:table-cell table:number-columns-repeated="4" table:style-name="ce15"/>
          <table:table-cell office:value-type="float" office:value="0" table:formula="of:=+[.K16]/8*20*0.25+SUM([.L16:.R16])*0.5+[.S16]*0.25" table:style-name="ce55">
            <text:p>0.0</text:p>
          </table:table-cell>
          <table:table-cell table:number-columns-repeated="16364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56">
            <text:p>VILCA CARDENAS, SCOTH ANTHONY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float" office:value="8" table:formula="of:=COUNTIF([.C17:.J17];&quot;P&quot;)" table:style-name="ce54">
            <text:p>8</text:p>
          </table:table-cell>
          <table:table-cell office:value-type="float" office:value="4" table:style-name="ce54">
            <text:p>4</text:p>
          </table:table-cell>
          <table:table-cell office:value-type="float" office:value="4" table:style-name="ce54">
            <text:p>4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20.75" table:formula="of:=+[.K17]/8*20*0.25+SUM([.L17:.R17])*0.5+[.S17]*0.25" table:style-name="ce55">
            <text:p>20.8</text:p>
          </table:table-cell>
          <table:table-cell table:number-columns-repeated="16364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56">
            <text:p>VILCA CHURA, OSCAR VIDAL</text:p>
          </table:table-cell>
          <table:table-cell table:number-columns-repeated="3" table:style-name="ce54"/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table:number-columns-repeated="3" table:style-name="ce54"/>
          <table:table-cell office:value-type="float" office:value="2" table:formula="of:=COUNTIF([.C18:.J18];&quot;P&quot;)" table:style-name="ce54">
            <text:p>2</text:p>
          </table:table-cell>
          <table:table-cell table:number-columns-repeated="4" table:style-name="ce54"/>
          <table:table-cell table:number-columns-repeated="3" table:style-name="ce15"/>
          <table:table-cell office:value-type="float" office:value="12" table:style-name="ce15">
            <text:p>12</text:p>
          </table:table-cell>
          <table:table-cell office:value-type="float" office:value="4.25" table:formula="of:=+[.K18]/8*20*0.25+SUM([.L18:.R18])*0.5+[.S18]*0.25" table:style-name="ce55">
            <text:p>4.3</text:p>
          </table:table-cell>
          <table:table-cell table:number-columns-repeated="16364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59">
            <text:p>VILLALOBOS SOTO, JUAN PEDRO</text:p>
          </table:table-cell>
          <table:table-cell table:number-columns-repeated="2" table:style-name="ce54"/>
          <table:table-cell office:value-type="string" table:style-name="ce54">
            <text:p>P</text:p>
          </table:table-cell>
          <table:table-cell office:value-type="string" table:style-name="ce54">
            <text:p>P</text:p>
          </table:table-cell>
          <table:table-cell office:value-type="string" table:style-name="ce58">
            <text:p>P</text:p>
          </table:table-cell>
          <table:table-cell table:number-columns-repeated="2" table:style-name="ce54"/>
          <table:table-cell office:value-type="string" table:style-name="ce54">
            <text:p>P</text:p>
          </table:table-cell>
          <table:table-cell office:value-type="float" office:value="4" table:formula="of:=COUNTIF([.C19:.J19];&quot;P&quot;)" table:style-name="ce54">
            <text:p>4</text:p>
          </table:table-cell>
          <table:table-cell office:value-type="float" office:value="1" table:style-name="ce54">
            <text:p>1</text:p>
          </table:table-cell>
          <table:table-cell table:number-columns-repeated="3" table:style-name="ce54"/>
          <table:table-cell table:number-columns-repeated="3" table:style-name="ce15"/>
          <table:table-cell office:value-type="float" office:value="5" table:style-name="ce15">
            <text:p>5</text:p>
          </table:table-cell>
          <table:table-cell office:value-type="float" office:value="4.25" table:formula="of:=+[.K19]/8*20*0.25+SUM([.L19:.R19])*0.5+[.S19]*0.25" table:style-name="ce55">
            <text:p>4.3</text:p>
          </table:table-cell>
          <table:table-cell table:number-columns-repeated="16364"/>
        </table:table-row>
        <table:table-row table:style-name="ro2">
          <table:table-cell table:number-columns-repeated="6" table:style-name="ce8"/>
          <table:table-cell table:style-name="ce60"/>
          <table:table-cell table:number-columns-repeated="3" table:style-name="ce8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43">
            <text:p>20</text:p>
          </table:table-cell>
          <table:table-cell office:value-type="float" office:value="20" table:formula="of:=+[.K20]/8*20*0.25+SUM([.L20:.R20])*0.5+[.S20]*0.25" table:style-name="ce57">
            <text:p>20.0</text:p>
          </table:table-cell>
          <table:table-cell table:number-columns-repeated="16364" table:style-name="ce8"/>
        </table:table-row>
        <table:table-row table:style-name="ro1">
          <table:table-cell table:number-columns-repeated="6" table:style-name="ce1"/>
          <table:table-cell table:style-name="ce61"/>
          <table:table-cell table:number-columns-repeated="11" table:style-name="ce1"/>
          <table:table-cell table:style-name="ce15"/>
          <table:table-cell table:style-name="ce55"/>
          <table:table-cell table:number-columns-repeated="16364"/>
        </table:table-row>
        <table:table-row table:number-rows-repeated="1048555" table:style-name="ro3">
          <table:table-cell table:number-columns-repeated="16384"/>
        </table:table-row>
      </table:table>
      <table:table table:name="MP2" table:style-name="ta1">
        <table:table-column table:style-name="co38" table:default-cell-style-name="ce1"/>
        <table:table-column table:style-name="co21" table:default-cell-style-name="ce1"/>
        <table:table-column table:style-name="co13" table:default-cell-style-name="ce1"/>
        <table:table-column table:style-name="co39" table:number-columns-repeated="9" table:default-cell-style-name="ce1"/>
        <table:table-column table:style-name="co12" table:default-cell-style-name="ce1"/>
        <table:table-column table:style-name="co5" table:default-cell-style-name="ce3"/>
        <table:table-column table:style-name="co40" table:number-columns-repeated="3" table:default-cell-style-name="ce1"/>
        <table:table-column table:style-name="co15" table:number-columns-repeated="2" table:default-cell-style-name="ce1"/>
        <table:table-column table:style-name="co7" table:default-cell-style-name="ce3"/>
        <table:table-column table:style-name="co40" table:number-columns-repeated="7" table:default-cell-style-name="ce1"/>
        <table:table-column table:style-name="co8" table:number-columns-repeated="16357" table:default-cell-style-name="ce1"/>
        <table:table-row table:style-name="ro1">
          <table:table-cell table:number-columns-repeated="13" table:style-name="ce1"/>
          <table:table-cell table:style-name="ce3"/>
          <table:table-cell table:number-columns-repeated="5" table:style-name="ce1"/>
          <table:table-cell table:style-name="ce3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3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7-17</text:p>
          </table:table-cell>
          <table:table-cell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3">
            <text:p>PROM</text:p>
          </table:table-cell>
          <table:table-cell table:number-columns-repeated="16364" table:style-name="ce1"/>
        </table:table-row>
        <table:table-row table:style-name="ro7">
          <table:table-cell office:value-type="float" office:value="1" table:style-name="ce62">
            <text:p>1</text:p>
          </table:table-cell>
          <table:table-cell office:value-type="string" table:style-name="ce63">
            <text:p>ALOSILLA SANCHEZ MORENO, GUILLERMO</text:p>
          </table:table-cell>
          <table:table-cell office:value-type="float" office:value="75" table:style-name="ce63">
            <text:p>75</text:p>
          </table:table-cell>
          <table:table-cell table:number-columns-repeated="2" table:style-name="ce63"/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14" table:style-name="ce63">
            <text:p>14</text:p>
          </table:table-cell>
          <table:table-cell office:value-type="float" office:value="18" table:style-name="ce63">
            <text:p>18</text:p>
          </table:table-cell>
          <table:table-cell office:value-type="float" office:value="18.233333333333334" table:formula="of:=+[.M3]*0.3+SUM([.H3:.L3])/3*2*0.5+SUM([.D3:.G3])/2*20*0.1+[.C3]/100*20*0.1" table:style-name="ce64">
            <text:p>18.2</text:p>
          </table:table-cell>
          <table:table-cell office:value-type="float" office:value="30" table:style-name="ce65">
            <text:p>30</text:p>
          </table:table-cell>
          <table:table-cell office:value-type="float" office:value="2" table:style-name="ce65">
            <text:p>2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15" table:style-name="ce65">
            <text:p>15</text:p>
          </table:table-cell>
          <table:table-cell office:value-type="float" office:value="17.28" table:formula="of:=+([.S3]*3+[.R3]+([.Q3]+[.P3])/8*20)/5*0.8+[.O3]/30*20*0.2" table:style-name="ce64">
            <text:p>17.3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2" table:style-name="ce62">
            <text:p>2</text:p>
          </table:table-cell>
          <table:table-cell office:value-type="string" table:style-name="ce63">
            <text:p>BARRIOS HUAMAN, PIERO IVAN</text:p>
          </table:table-cell>
          <table:table-cell office:value-type="float" office:value="58" table:style-name="ce63">
            <text:p>58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table:style-name="ce63"/>
          <table:table-cell office:value-type="float" office:value="14" table:style-name="ce63">
            <text:p>14</text:p>
          </table:table-cell>
          <table:table-cell office:value-type="float" office:value="12.36" table:formula="of:=+[.M4]*0.3+SUM([.H4:.L4])/3*2*0.5+SUM([.D4:.G4])/2*20*0.1+[.C4]/100*20*0.1" table:style-name="ce64">
            <text:p>12.4</text:p>
          </table:table-cell>
          <table:table-cell office:value-type="float" office:value="24" table:style-name="ce65">
            <text:p>24</text:p>
          </table:table-cell>
          <table:table-cell office:value-type="float" office:value="2" table:style-name="ce65">
            <text:p>2</text:p>
          </table:table-cell>
          <table:table-cell table:style-name="ce65"/>
          <table:table-cell office:value-type="float" office:value="18" table:style-name="ce65">
            <text:p>18</text:p>
          </table:table-cell>
          <table:table-cell office:value-type="float" office:value="18" table:style-name="ce65">
            <text:p>18</text:p>
          </table:table-cell>
          <table:table-cell office:value-type="float" office:value="15.52" table:formula="of:=+([.S4]*3+[.R4]+([.Q4]+[.P4])/8*20)/5*0.8+[.O4]/30*20*0.2" table:style-name="ce64">
            <text:p>15.5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3" table:style-name="ce62">
            <text:p>3</text:p>
          </table:table-cell>
          <table:table-cell office:value-type="string" table:style-name="ce63">
            <text:p>BENAVIDEZ MARTINEZ, RODRIGO SERGIO</text:p>
          </table:table-cell>
          <table:table-cell office:value-type="float" office:value="58" table:style-name="ce63">
            <text:p>58</text:p>
          </table:table-cell>
          <table:table-cell office:value-type="float" office:value="1" table:style-name="ce63">
            <text:p>1</text:p>
          </table:table-cell>
          <table:table-cell table:number-columns-repeated="2" table:style-name="ce63"/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table:number-columns-repeated="2" table:style-name="ce63"/>
          <table:table-cell office:value-type="float" office:value="19" table:style-name="ce63">
            <text:p>19</text:p>
          </table:table-cell>
          <table:table-cell office:value-type="float" office:value="15.193333333333333" table:formula="of:=+[.M5]*0.3+SUM([.H5:.L5])/3*2*0.5+SUM([.D5:.G5])/2*20*0.1+[.C5]/100*20*0.1" table:style-name="ce64">
            <text:p>15.2</text:p>
          </table:table-cell>
          <table:table-cell office:value-type="float" office:value="24" table:style-name="ce65">
            <text:p>24</text:p>
          </table:table-cell>
          <table:table-cell office:value-type="float" office:value="2" table:style-name="ce65">
            <text:p>2</text:p>
          </table:table-cell>
          <table:table-cell table:style-name="ce65"/>
          <table:table-cell office:value-type="float" office:value="18" table:style-name="ce65">
            <text:p>18</text:p>
          </table:table-cell>
          <table:table-cell office:value-type="float" office:value="17" table:style-name="ce65">
            <text:p>17</text:p>
          </table:table-cell>
          <table:table-cell office:value-type="float" office:value="15.040000000000003" table:formula="of:=+([.S5]*3+[.R5]+([.Q5]+[.P5])/8*20)/5*0.8+[.O5]/30*20*0.2" table:style-name="ce64">
            <text:p>15.0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4" table:style-name="ce62">
            <text:p>4</text:p>
          </table:table-cell>
          <table:table-cell office:value-type="string" table:style-name="ce63">
            <text:p>CAHUE SALHUA, JOSE GUILLERMO</text:p>
          </table:table-cell>
          <table:table-cell office:value-type="float" office:value="0" table:style-name="ce63">
            <text:p>0</text:p>
          </table:table-cell>
          <table:table-cell table:number-columns-repeated="10" table:style-name="ce63"/>
          <table:table-cell office:value-type="float" office:value="0" table:formula="of:=+[.M6]*0.3+SUM([.H6:.L6])/3*2*0.5+SUM([.D6:.G6])/2*20*0.1+[.C6]/100*20*0.1" table:style-name="ce64">
            <text:p>0.0</text:p>
          </table:table-cell>
          <table:table-cell office:value-type="float" office:value="0" table:style-name="ce65">
            <text:p>0</text:p>
          </table:table-cell>
          <table:table-cell table:number-columns-repeated="4" table:style-name="ce65"/>
          <table:table-cell office:value-type="float" office:value="0" table:formula="of:=+([.S6]*3+[.R6]+([.Q6]+[.P6])/8*20)/5*0.8+[.O6]/30*20*0.2" table:style-name="ce64">
            <text:p>0.0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5" table:style-name="ce62">
            <text:p>5</text:p>
          </table:table-cell>
          <table:table-cell office:value-type="string" table:style-name="ce63">
            <text:p>COAGUILA CALAPUJA, GEAMPIER ALBERTO</text:p>
          </table:table-cell>
          <table:table-cell office:value-type="float" office:value="8" table:style-name="ce63">
            <text:p>8</text:p>
          </table:table-cell>
          <table:table-cell table:number-columns-repeated="4" table:style-name="ce63"/>
          <table:table-cell office:value-type="float" office:value="1" table:style-name="ce63">
            <text:p>1</text:p>
          </table:table-cell>
          <table:table-cell table:number-columns-repeated="5" table:style-name="ce63"/>
          <table:table-cell office:value-type="float" office:value="0.49333333333333335" table:formula="of:=+[.M7]*0.3+SUM([.H7:.L7])/3*2*0.5+SUM([.D7:.G7])/2*20*0.1+[.C7]/100*20*0.1" table:style-name="ce64">
            <text:p>0.5</text:p>
          </table:table-cell>
          <table:table-cell office:value-type="float" office:value="2" table:style-name="ce65">
            <text:p>2</text:p>
          </table:table-cell>
          <table:table-cell table:number-columns-repeated="4" table:style-name="ce65"/>
          <table:table-cell office:value-type="float" office:value="0.26666666666666666" table:formula="of:=+([.S7]*3+[.R7]+([.Q7]+[.P7])/8*20)/5*0.8+[.O7]/30*20*0.2" table:style-name="ce64">
            <text:p>0.3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6" table:style-name="ce62">
            <text:p>6</text:p>
          </table:table-cell>
          <table:table-cell office:value-type="string" table:style-name="ce63">
            <text:p>CORNEJO TEJADA, DIEGO SEBASTIAN</text:p>
          </table:table-cell>
          <table:table-cell office:value-type="float" office:value="75" table:style-name="ce63">
            <text:p>75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19" table:style-name="ce63">
            <text:p>19</text:p>
          </table:table-cell>
          <table:table-cell office:value-type="float" office:value="16" table:style-name="ce63">
            <text:p>16</text:p>
          </table:table-cell>
          <table:table-cell office:value-type="float" office:value="19.633333333333333" table:formula="of:=+[.M8]*0.3+SUM([.H8:.L8])/3*2*0.5+SUM([.D8:.G8])/2*20*0.1+[.C8]/100*20*0.1" table:style-name="ce64">
            <text:p>19.6</text:p>
          </table:table-cell>
          <table:table-cell office:value-type="float" office:value="30" table:style-name="ce65">
            <text:p>30</text:p>
          </table:table-cell>
          <table:table-cell office:value-type="float" office:value="2" table:style-name="ce65">
            <text:p>2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19" table:style-name="ce65">
            <text:p>19</text:p>
          </table:table-cell>
          <table:table-cell office:value-type="float" office:value="19.200000000000003" table:formula="of:=+([.S8]*3+[.R8]+([.Q8]+[.P8])/8*20)/5*0.8+[.O8]/30*20*0.2" table:style-name="ce64">
            <text:p>19.2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7" table:style-name="ce62">
            <text:p>7</text:p>
          </table:table-cell>
          <table:table-cell office:value-type="string" table:style-name="ce63">
            <text:p>CUEVA HUAMANI, HANS HALER</text:p>
          </table:table-cell>
          <table:table-cell office:value-type="float" office:value="75" table:style-name="ce63">
            <text:p>75</text:p>
          </table:table-cell>
          <table:table-cell table:number-columns-repeated="4" table:style-name="ce63"/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1" table:style-name="ce63">
            <text:p>11</text:p>
          </table:table-cell>
          <table:table-cell table:style-name="ce63"/>
          <table:table-cell office:value-type="float" office:value="18" table:style-name="ce63">
            <text:p>18</text:p>
          </table:table-cell>
          <table:table-cell office:value-type="float" office:value="13.566666666666666" table:formula="of:=+[.M9]*0.3+SUM([.H9:.L9])/3*2*0.5+SUM([.D9:.G9])/2*20*0.1+[.C9]/100*20*0.1" table:style-name="ce64">
            <text:p>13.6</text:p>
          </table:table-cell>
          <table:table-cell office:value-type="float" office:value="22" table:style-name="ce65">
            <text:p>22</text:p>
          </table:table-cell>
          <table:table-cell office:value-type="float" office:value="2" table:style-name="ce65">
            <text:p>2</text:p>
          </table:table-cell>
          <table:table-cell table:number-columns-repeated="2" table:style-name="ce65"/>
          <table:table-cell office:value-type="float" office:value="14" table:style-name="ce65">
            <text:p>14</text:p>
          </table:table-cell>
          <table:table-cell office:value-type="float" office:value="10.453333333333333" table:formula="of:=+([.S9]*3+[.R9]+([.Q9]+[.P9])/8*20)/5*0.8+[.O9]/30*20*0.2" table:style-name="ce64">
            <text:p>10.5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8" table:style-name="ce62">
            <text:p>8</text:p>
          </table:table-cell>
          <table:table-cell office:value-type="string" table:style-name="ce63">
            <text:p>DELGADO RIVERA, RICARDO MAURICIO</text:p>
          </table:table-cell>
          <table:table-cell office:value-type="float" office:value="66" table:style-name="ce63">
            <text:p>66</text:p>
          </table:table-cell>
          <table:table-cell office:value-type="float" office:value="1" table:style-name="ce63">
            <text:p>1</text:p>
          </table:table-cell>
          <table:table-cell table:number-columns-repeated="3" table:style-name="ce63"/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20" table:style-name="ce63">
            <text:p>20</text:p>
          </table:table-cell>
          <table:table-cell office:value-type="float" office:value="16" table:style-name="ce63">
            <text:p>16</text:p>
          </table:table-cell>
          <table:table-cell office:value-type="float" office:value="18.453333333333333" table:formula="of:=+[.M10]*0.3+SUM([.H10:.L10])/3*2*0.5+SUM([.D10:.G10])/2*20*0.1+[.C10]/100*20*0.1" table:style-name="ce64">
            <text:p>18.5</text:p>
          </table:table-cell>
          <table:table-cell office:value-type="float" office:value="22" table:style-name="ce65">
            <text:p>22</text:p>
          </table:table-cell>
          <table:table-cell office:value-type="float" office:value="3" table:style-name="ce65">
            <text:p>3</text:p>
          </table:table-cell>
          <table:table-cell office:value-type="float" office:value="6" table:style-name="ce65">
            <text:p>6</text:p>
          </table:table-cell>
          <table:table-cell table:style-name="ce65"/>
          <table:table-cell office:value-type="float" office:value="20" table:style-name="ce65">
            <text:p>20</text:p>
          </table:table-cell>
          <table:table-cell office:value-type="float" office:value="16.133333333333333" table:formula="of:=+([.S10]*3+[.R10]+([.Q10]+[.P10])/8*20)/5*0.8+[.O10]/30*20*0.2" table:style-name="ce64">
            <text:p>16.1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9" table:style-name="ce62">
            <text:p>9</text:p>
          </table:table-cell>
          <table:table-cell office:value-type="string" table:style-name="ce63">
            <text:p>DIAZ ZEGARRA, MICHEL SEBASTIAN</text:p>
          </table:table-cell>
          <table:table-cell office:value-type="float" office:value="58" table:style-name="ce63">
            <text:p>58</text:p>
          </table:table-cell>
          <table:table-cell table:number-columns-repeated="4" table:style-name="ce63"/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19" table:style-name="ce63">
            <text:p>19</text:p>
          </table:table-cell>
          <table:table-cell office:value-type="float" office:value="14.193333333333333" table:formula="of:=+[.M11]*0.3+SUM([.H11:.L11])/3*2*0.5+SUM([.D11:.G11])/2*20*0.1+[.C11]/100*20*0.1" table:style-name="ce64">
            <text:p>14.2</text:p>
          </table:table-cell>
          <table:table-cell office:value-type="float" office:value="16" table:style-name="ce65">
            <text:p>16</text:p>
          </table:table-cell>
          <table:table-cell table:number-columns-repeated="3" table:style-name="ce65"/>
          <table:table-cell office:value-type="float" office:value="20" table:style-name="ce65">
            <text:p>20</text:p>
          </table:table-cell>
          <table:table-cell office:value-type="float" office:value="11.733333333333334" table:formula="of:=+([.S11]*3+[.R11]+([.Q11]+[.P11])/8*20)/5*0.8+[.O11]/30*20*0.2" table:style-name="ce64">
            <text:p>11.7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0" table:style-name="ce62">
            <text:p>10</text:p>
          </table:table-cell>
          <table:table-cell office:value-type="string" table:style-name="ce63">
            <text:p>IRING CANLLA, ITALO</text:p>
          </table:table-cell>
          <table:table-cell office:value-type="float" office:value="58" table:style-name="ce63">
            <text:p>58</text:p>
          </table:table-cell>
          <table:table-cell table:number-columns-repeated="4" table:style-name="ce63"/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3" table:style-name="ce63">
            <text:p>13</text:p>
          </table:table-cell>
          <table:table-cell office:value-type="float" office:value="9.7266666666666666" table:formula="of:=+[.M12]*0.3+SUM([.H12:.L12])/3*2*0.5+SUM([.D12:.G12])/2*20*0.1+[.C12]/100*20*0.1" table:style-name="ce64">
            <text:p>9.7</text:p>
          </table:table-cell>
          <table:table-cell office:value-type="float" office:value="18" table:style-name="ce65">
            <text:p>18</text:p>
          </table:table-cell>
          <table:table-cell table:number-columns-repeated="2" table:style-name="ce65"/>
          <table:table-cell office:value-type="float" office:value="18" table:style-name="ce65">
            <text:p>18</text:p>
          </table:table-cell>
          <table:table-cell office:value-type="float" office:value="19" table:style-name="ce65">
            <text:p>19</text:p>
          </table:table-cell>
          <table:table-cell office:value-type="float" office:value="14.4" table:formula="of:=+([.S12]*3+[.R12]+([.Q12]+[.P12])/8*20)/5*0.8+[.O12]/30*20*0.2" table:style-name="ce64">
            <text:p>14.4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1" table:style-name="ce62">
            <text:p>11</text:p>
          </table:table-cell>
          <table:table-cell office:value-type="string" table:style-name="ce63">
            <text:p>MAMANI PACCORI, RAY JOSE ENRIQUE</text:p>
          </table:table-cell>
          <table:table-cell office:value-type="float" office:value="75" table:style-name="ce63">
            <text:p>75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15" table:style-name="ce63">
            <text:p>15</text:p>
          </table:table-cell>
          <table:table-cell office:value-type="float" office:value="15" table:style-name="ce63">
            <text:p>15</text:p>
          </table:table-cell>
          <table:table-cell office:value-type="float" office:value="18.333333333333336" table:formula="of:=+[.M13]*0.3+SUM([.H13:.L13])/3*2*0.5+SUM([.D13:.G13])/2*20*0.1+[.C13]/100*20*0.1" table:style-name="ce64">
            <text:p>18.3</text:p>
          </table:table-cell>
          <table:table-cell office:value-type="float" office:value="26" table:style-name="ce65">
            <text:p>26</text:p>
          </table:table-cell>
          <table:table-cell office:value-type="float" office:value="2" table:style-name="ce65">
            <text:p>2</text:p>
          </table:table-cell>
          <table:table-cell office:value-type="float" office:value="6" table:style-name="ce65">
            <text:p>6</text:p>
          </table:table-cell>
          <table:table-cell table:style-name="ce65"/>
          <table:table-cell office:value-type="float" office:value="17" table:style-name="ce65">
            <text:p>17</text:p>
          </table:table-cell>
          <table:table-cell office:value-type="float" office:value="14.826666666666666" table:formula="of:=+([.S13]*3+[.R13]+([.Q13]+[.P13])/8*20)/5*0.8+[.O13]/30*20*0.2" table:style-name="ce64">
            <text:p>14.8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2" table:style-name="ce62">
            <text:p>12</text:p>
          </table:table-cell>
          <table:table-cell office:value-type="string" table:style-name="ce63">
            <text:p>PRENTICE SARAYA, MARTIN HERNAN</text:p>
          </table:table-cell>
          <table:table-cell office:value-type="float" office:value="75" table:style-name="ce63">
            <text:p>75</text:p>
          </table:table-cell>
          <table:table-cell table:number-columns-repeated="2" table:style-name="ce63"/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18" table:style-name="ce63">
            <text:p>18</text:p>
          </table:table-cell>
          <table:table-cell office:value-type="float" office:value="19" table:style-name="ce63">
            <text:p>19</text:p>
          </table:table-cell>
          <table:table-cell office:value-type="float" office:value="18.533333333333335" table:formula="of:=+[.M14]*0.3+SUM([.H14:.L14])/3*2*0.5+SUM([.D14:.G14])/2*20*0.1+[.C14]/100*20*0.1" table:style-name="ce64">
            <text:p>18.5</text:p>
          </table:table-cell>
          <table:table-cell office:value-type="float" office:value="22" table:style-name="ce65">
            <text:p>22</text:p>
          </table:table-cell>
          <table:table-cell office:value-type="float" office:value="2" table:style-name="ce65">
            <text:p>2</text:p>
          </table:table-cell>
          <table:table-cell table:number-columns-repeated="2" table:style-name="ce65"/>
          <table:table-cell office:value-type="float" office:value="14" table:style-name="ce65">
            <text:p>14</text:p>
          </table:table-cell>
          <table:table-cell office:value-type="float" office:value="10.453333333333333" table:formula="of:=+([.S14]*3+[.R14]+([.Q14]+[.P14])/8*20)/5*0.8+[.O14]/30*20*0.2" table:style-name="ce64">
            <text:p>10.5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3" table:style-name="ce62">
            <text:p>13</text:p>
          </table:table-cell>
          <table:table-cell office:value-type="string" table:style-name="ce63">
            <text:p>TERREROS CARDENAS, MAURICIO SEBASTIAN</text:p>
          </table:table-cell>
          <table:table-cell office:value-type="float" office:value="33" table:style-name="ce63">
            <text:p>3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2" table:style-name="ce63"/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table:number-columns-repeated="3" table:style-name="ce63"/>
          <table:table-cell office:value-type="float" office:value="6.9933333333333332" table:formula="of:=+[.M15]*0.3+SUM([.H15:.L15])/3*2*0.5+SUM([.D15:.G15])/2*20*0.1+[.C15]/100*20*0.1" table:style-name="ce64">
            <text:p>7.0</text:p>
          </table:table-cell>
          <table:table-cell table:number-columns-repeated="5" table:style-name="ce65"/>
          <table:table-cell office:value-type="float" office:value="0" table:formula="of:=+([.S15]*3+[.R15]+([.Q15]+[.P15])/8*20)/5*0.8+[.O15]/30*20*0.2" table:style-name="ce64">
            <text:p>0.0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4" table:style-name="ce62">
            <text:p>14</text:p>
          </table:table-cell>
          <table:table-cell office:value-type="string" table:style-name="ce63">
            <text:p>TORRES PUMACAYO, NICOLE MICHELLE</text:p>
          </table:table-cell>
          <table:table-cell office:value-type="float" office:value="8" table:style-name="ce63">
            <text:p>8</text:p>
          </table:table-cell>
          <table:table-cell table:number-columns-repeated="10" table:style-name="ce63"/>
          <table:table-cell office:value-type="float" office:value="0.16000000000000003" table:formula="of:=+[.M16]*0.3+SUM([.H16:.L16])/3*2*0.5+SUM([.D16:.G16])/2*20*0.1+[.C16]/100*20*0.1" table:style-name="ce64">
            <text:p>0.2</text:p>
          </table:table-cell>
          <table:table-cell office:value-type="float" office:value="2" table:style-name="ce65">
            <text:p>2</text:p>
          </table:table-cell>
          <table:table-cell table:number-columns-repeated="4" table:style-name="ce65"/>
          <table:table-cell office:value-type="float" office:value="0.26666666666666666" table:formula="of:=+([.S16]*3+[.R16]+([.Q16]+[.P16])/8*20)/5*0.8+[.O16]/30*20*0.2" table:style-name="ce64">
            <text:p>0.3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5" table:style-name="ce62">
            <text:p>15</text:p>
          </table:table-cell>
          <table:table-cell office:value-type="string" table:style-name="ce63">
            <text:p>YAÑEZ SAAVEDRA, JHAIR STEVIE</text:p>
          </table:table-cell>
          <table:table-cell office:value-type="float" office:value="41" table:style-name="ce63">
            <text:p>41</text:p>
          </table:table-cell>
          <table:table-cell table:number-columns-repeated="4" table:style-name="ce63"/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16" table:style-name="ce63">
            <text:p>16</text:p>
          </table:table-cell>
          <table:table-cell office:value-type="float" office:value="18" table:style-name="ce63">
            <text:p>18</text:p>
          </table:table-cell>
          <table:table-cell office:value-type="float" office:value="15.219999999999999" table:formula="of:=+[.M17]*0.3+SUM([.H17:.L17])/3*2*0.5+SUM([.D17:.G17])/2*20*0.1+[.C17]/100*20*0.1" table:style-name="ce64">
            <text:p>15.2</text:p>
          </table:table-cell>
          <table:table-cell office:value-type="float" office:value="16" table:style-name="ce65">
            <text:p>16</text:p>
          </table:table-cell>
          <table:table-cell table:number-columns-repeated="2" table:style-name="ce65"/>
          <table:table-cell office:value-type="float" office:value="18" table:style-name="ce65">
            <text:p>18</text:p>
          </table:table-cell>
          <table:table-cell office:value-type="float" office:value="16" table:style-name="ce65">
            <text:p>16</text:p>
          </table:table-cell>
          <table:table-cell office:value-type="float" office:value="12.693333333333333" table:formula="of:=+([.S17]*3+[.R17]+([.Q17]+[.P17])/8*20)/5*0.8+[.O17]/30*20*0.2" table:style-name="ce64">
            <text:p>12.7</text:p>
          </table:table-cell>
          <table:table-cell table:number-columns-repeated="2" table:style-name="ce66"/>
          <table:table-cell table:number-columns-repeated="16362"/>
        </table:table-row>
        <table:table-row table:style-name="ro7">
          <table:table-cell office:value-type="float" office:value="16" table:style-name="ce62">
            <text:p>16</text:p>
          </table:table-cell>
          <table:table-cell office:value-type="string" table:style-name="ce63">
            <text:p>YLAQUITA ATENCIO, JORGE MAURICIO</text:p>
          </table:table-cell>
          <table:table-cell office:value-type="float" office:value="75" table:style-name="ce63">
            <text:p>75</text:p>
          </table:table-cell>
          <table:table-cell table:number-columns-repeated="3" table:style-name="ce63"/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14" table:style-name="ce63">
            <text:p>14</text:p>
          </table:table-cell>
          <table:table-cell office:value-type="float" office:value="20" table:style-name="ce67">
            <text:p>20</text:p>
          </table:table-cell>
          <table:table-cell office:value-type="float" office:value="18.5" table:formula="of:=+[.M18]*0.3+SUM([.H18:.L18])/3*2*0.5+SUM([.D18:.G18])/2*20*0.1+[.C18]/100*20*0.1" table:style-name="ce64">
            <text:p>18.5</text:p>
          </table:table-cell>
          <table:table-cell office:value-type="float" office:value="26" table:style-name="ce65">
            <text:p>26</text:p>
          </table:table-cell>
          <table:table-cell office:value-type="float" office:value="2" table:style-name="ce65">
            <text:p>2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15" table:style-name="ce65">
            <text:p>15</text:p>
          </table:table-cell>
          <table:table-cell office:value-type="float" office:value="16.74666666666667" table:formula="of:=+([.S18]*3+[.R18]+([.Q18]+[.P18])/8*20)/5*0.8+[.O18]/30*20*0.2" table:style-name="ce64">
            <text:p>16.7</text:p>
          </table:table-cell>
          <table:table-cell table:number-columns-repeated="2" table:style-name="ce66"/>
          <table:table-cell table:number-columns-repeated="16362"/>
        </table:table-row>
        <table:table-row table:style-name="ro1">
          <table:table-cell table:style-name="ce1"/>
          <table:table-cell office:value-type="string" table:style-name="ce68">
            <text:p>Total</text:p>
          </table:table-cell>
          <table:table-cell office:value-type="float" office:value="100" table:style-name="ce66">
            <text:p>100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table:number-columns-repeated="2" table:style-name="ce66"/>
          <table:table-cell office:value-type="float" office:value="3" table:style-name="ce66">
            <text:p>3</text:p>
          </table:table-cell>
          <table:table-cell office:value-type="float" office:value="3" table:style-name="ce66">
            <text:p>3</text:p>
          </table:table-cell>
          <table:table-cell office:value-type="float" office:value="5" table:style-name="ce66">
            <text:p>5</text:p>
          </table:table-cell>
          <table:table-cell office:value-type="float" office:value="4" table:style-name="ce66">
            <text:p>4</text:p>
          </table:table-cell>
          <table:table-cell office:value-type="float" office:value="15" table:style-name="ce66">
            <text:p>15</text:p>
          </table:table-cell>
          <table:table-cell office:value-type="float" office:value="20" table:style-name="ce66">
            <text:p>20</text:p>
          </table:table-cell>
          <table:table-cell office:value-type="float" office:value="20" table:formula="of:=+[.M19]*0.3+SUM([.H19:.L19])/3*2*0.5+SUM([.D19:.G19])/2*20*0.1+[.C19]/100*20*0.1" table:style-name="ce64">
            <text:p>20.0</text:p>
          </table:table-cell>
          <table:table-cell office:value-type="float" office:value="30" table:style-name="ce66">
            <text:p>30</text:p>
          </table:table-cell>
          <table:table-cell office:value-type="float" office:value="2" table:style-name="ce66">
            <text:p>2</text:p>
          </table:table-cell>
          <table:table-cell office:value-type="float" office:value="6" table:style-name="ce66">
            <text:p>6</text:p>
          </table:table-cell>
          <table:table-cell office:value-type="float" office:value="20" table:style-name="ce66">
            <text:p>20</text:p>
          </table:table-cell>
          <table:table-cell office:value-type="float" office:value="20" table:style-name="ce66">
            <text:p>20</text:p>
          </table:table-cell>
          <table:table-cell office:value-type="float" office:value="20" table:formula="of:=+([.S19]*3+[.R19]+([.Q19]+[.P19])/8*20)/5*0.8+[.O19]/30*20*0.2" table:style-name="ce64">
            <text:p>20.0</text:p>
          </table:table-cell>
          <table:table-cell table:number-columns-repeated="2" table:style-name="ce66"/>
          <table:table-cell table:number-columns-repeated="16362"/>
        </table:table-row>
        <table:table-row table:number-rows-repeated="1048557" table:style-name="ro3">
          <table:table-cell table:number-columns-repeated="16384"/>
        </table:table-row>
      </table:table>
      <table:table table:name="MP3" table:style-name="ta2">
        <table:table-column table:style-name="co9" table:default-cell-style-name="ce1"/>
        <table:table-column table:style-name="co41" table:default-cell-style-name="ce1"/>
        <table:table-column table:style-name="co42" table:default-cell-style-name="ce1"/>
        <table:table-column table:style-name="co38" table:number-columns-repeated="8" table:default-cell-style-name="ce1"/>
        <table:table-column table:style-name="co42" table:number-columns-repeated="6" table:default-cell-style-name="ce1"/>
        <table:table-column table:style-name="co5" table:default-cell-style-name="ce11"/>
        <table:table-column table:style-name="co31" table:default-cell-style-name="ce1"/>
        <table:table-column table:style-name="co43" table:default-cell-style-name="ce1"/>
        <table:table-column table:style-name="co11" table:default-cell-style-name="ce1"/>
        <table:table-column table:style-name="co3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1"/>
        <table:table-column table:style-name="co47" table:number-columns-repeated="4" table:default-cell-style-name="ce1"/>
        <table:table-column table:style-name="co48" table:number-columns-repeated="5" table:default-cell-style-name="ce1"/>
        <table:table-column table:style-name="co8" table:number-columns-repeated="1634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11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L7-17</text:p>
          </table:table-cell>
          <table:table-cell table:number-columns-repeated="2"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11">
            <text:p>PROM</text:p>
          </table:table-cell>
          <table:table-cell office:value-type="string" table:style-name="ce1">
            <text:p>L19</text:p>
          </table:table-cell>
          <table:table-cell table:number-columns-repeated="16357" table:style-name="ce1"/>
        </table:table-row>
        <table:table-row table:style-name="ro7">
          <table:table-cell office:value-type="float" office:value="1" table:style-name="ce15">
            <text:p>1</text:p>
          </table:table-cell>
          <table:table-cell office:value-type="string" table:style-name="ce59">
            <text:p>ASTETE MEJIA, FRANCISCO ARIACK</text:p>
          </table:table-cell>
          <table:table-cell office:value-type="string" table:style-name="ce69">
            <text:p>58</text:p>
          </table:table-cell>
          <table:table-cell table:number-columns-repeated="8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table:style-name="ce70"/>
          <table:table-cell office:value-type="float" office:value="15" table:style-name="ce71">
            <text:p>15</text:p>
          </table:table-cell>
          <table:table-cell office:value-type="float" office:value="9.9457142857142848" table:formula="of:=+[.Q3]*0.3+SUM([.L3:.P3])/2.8*2*0.5+SUM([.D3:.K3])/2*20*0.1+[.C3]/100*20*0.1" table:style-name="ce72">
            <text:p>9.9</text:p>
          </table:table-cell>
          <table:table-cell office:value-type="float" office:value="26" table:style-name="ce15">
            <text:p>2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3" table:style-name="ce15"/>
          <table:table-cell office:value-type="float" office:value="9" table:style-name="ce15">
            <text:p>9</text:p>
          </table:table-cell>
          <table:table-cell office:value-type="float" office:value="7.7907070707070716" table:formula="of:=+([.Y3]*3+[.X3]+([.W3]+[.V3]+[.U3]+[.T3])/11*20)/5*0.8+[.S3]/36*20*0.2" table:style-name="ce72">
            <text:p>7.8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2" table:style-name="ce15">
            <text:p>2</text:p>
          </table:table-cell>
          <table:table-cell office:value-type="string" table:style-name="ce59">
            <text:p>BELIZARIO ORTIZ, FABIAN GUILLERMO</text:p>
          </table:table-cell>
          <table:table-cell office:value-type="string" table:style-name="ce69">
            <text:p>75</text:p>
          </table:table-cell>
          <table:table-cell table:number-columns-repeated="2" table:style-name="ce69"/>
          <table:table-cell office:value-type="float" office:value="1" table:style-name="ce69">
            <text:p>1</text:p>
          </table:table-cell>
          <table:table-cell table:number-columns-repeated="5" table:style-name="ce69"/>
          <table:table-cell office:value-type="float" office:value="1" table:style-name="ce69">
            <text:p>1</text:p>
          </table:table-cell>
          <table:table-cell office:value-type="float" office:value="6" table:style-name="ce69">
            <text:p>6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table:style-name="ce70"/>
          <table:table-cell office:value-type="float" office:value="19" table:style-name="ce71">
            <text:p>19</text:p>
          </table:table-cell>
          <table:table-cell office:value-type="float" office:value="11.414285714285715" table:formula="of:=+[.Q4]*0.3+SUM([.L4:.P4])/2.8*2*0.5+SUM([.D4:.K4])/2*20*0.1+[.C4]/100*20*0.1" table:style-name="ce72">
            <text:p>11.4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14.508282828282828" table:formula="of:=+([.Y4]*3+[.X4]+([.W4]+[.V4]+[.U4]+[.T4])/11*20)/5*0.8+[.S4]/36*20*0.2" table:style-name="ce72">
            <text:p>14.5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3" table:style-name="ce15">
            <text:p>3</text:p>
          </table:table-cell>
          <table:table-cell office:value-type="string" table:style-name="ce59">
            <text:p>CANAZA VARGAS, MIKHAEL DENZEL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2" table:style-name="ce69">
            <text:p>2</text:p>
          </table:table-cell>
          <table:table-cell table:style-name="ce70"/>
          <table:table-cell office:value-type="float" office:value="19" table:style-name="ce71">
            <text:p>19</text:p>
          </table:table-cell>
          <table:table-cell office:value-type="float" office:value="13.002857142857144" table:formula="of:=+[.Q5]*0.3+SUM([.L5:.P5])/2.8*2*0.5+SUM([.D5:.K5])/2*20*0.1+[.C5]/100*20*0.1" table:style-name="ce72">
            <text:p>13.0</text:p>
          </table:table-cell>
          <table:table-cell office:value-type="float" office:value="36" table:style-name="ce15">
            <text:p>3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9" table:style-name="ce15">
            <text:p>19</text:p>
          </table:table-cell>
          <table:table-cell office:value-type="float" office:value="14.283636363636365" table:formula="of:=+([.Y5]*3+[.X5]+([.W5]+[.V5]+[.U5]+[.T5])/11*20)/5*0.8+[.S5]/36*20*0.2" table:style-name="ce72">
            <text:p>14.3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4" table:style-name="ce15">
            <text:p>4</text:p>
          </table:table-cell>
          <table:table-cell office:value-type="string" table:style-name="ce59">
            <text:p>DIAZ LOVON, DIEGO FERNANDO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table:number-columns-repeated="5" table:style-name="ce69"/>
          <table:table-cell office:value-type="float" office:value="3" table:style-name="ce69">
            <text:p>3</text:p>
          </table:table-cell>
          <table:table-cell office:value-type="float" office:value="1" table:style-name="ce69">
            <text:p>1</text:p>
          </table:table-cell>
          <table:table-cell office:value-type="float" office:value="6" table:style-name="ce69">
            <text:p>6</text:p>
          </table:table-cell>
          <table:table-cell office:value-type="float" office:value="4" table:style-name="ce69">
            <text:p>4</text:p>
          </table:table-cell>
          <table:table-cell table:style-name="ce70"/>
          <table:table-cell office:value-type="float" office:value="12" table:style-name="ce71">
            <text:p>12</text:p>
          </table:table-cell>
          <table:table-cell office:value-type="float" office:value="12.26" table:formula="of:=+[.Q6]*0.3+SUM([.L6:.P6])/2.8*2*0.5+SUM([.D6:.K6])/2*20*0.1+[.C6]/100*20*0.1" table:style-name="ce72">
            <text:p>12.3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1" table:style-name="ce15">
            <text:p>11</text:p>
          </table:table-cell>
          <table:table-cell office:value-type="float" office:value="12.006464646464647" table:formula="of:=+([.Y6]*3+[.X6]+([.W6]+[.V6]+[.U6]+[.T6])/11*20)/5*0.8+[.S6]/36*20*0.2" table:style-name="ce72">
            <text:p>12.0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5" table:style-name="ce15">
            <text:p>5</text:p>
          </table:table-cell>
          <table:table-cell office:value-type="string" table:style-name="ce59">
            <text:p>LEYVA PEROCHENA, ALEJANDRO</text:p>
          </table:table-cell>
          <table:table-cell office:value-type="string" table:style-name="ce69">
            <text:p>0</text:p>
          </table:table-cell>
          <table:table-cell table:number-columns-repeated="12" table:style-name="ce69"/>
          <table:table-cell table:style-name="ce70"/>
          <table:table-cell table:style-name="ce71"/>
          <table:table-cell office:value-type="float" office:value="0" table:formula="of:=+[.Q7]*0.3+SUM([.L7:.P7])/2.8*2*0.5+SUM([.D7:.K7])/2*20*0.1+[.C7]/100*20*0.1" table:style-name="ce72">
            <text:p>0.0</text:p>
          </table:table-cell>
          <table:table-cell table:number-columns-repeated="7" table:style-name="ce15"/>
          <table:table-cell office:value-type="float" office:value="0" table:formula="of:=+([.Y7]*3+[.X7]+([.W7]+[.V7]+[.U7]+[.T7])/11*20)/5*0.8+[.S7]/36*20*0.2" table:style-name="ce72">
            <text:p>0.0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6" table:style-name="ce15">
            <text:p>6</text:p>
          </table:table-cell>
          <table:table-cell office:value-type="string" table:style-name="ce59">
            <text:p>LOPEZ VENEGAS, RAYMOND</text:p>
          </table:table-cell>
          <table:table-cell office:value-type="string" table:style-name="ce69">
            <text:p>50</text:p>
          </table:table-cell>
          <table:table-cell table:number-columns-repeated="8" table:style-name="ce69"/>
          <table:table-cell office:value-type="float" office:value="3" table:style-name="ce69">
            <text:p>3</text:p>
          </table:table-cell>
          <table:table-cell table:number-columns-repeated="3" table:style-name="ce69"/>
          <table:table-cell table:style-name="ce70"/>
          <table:table-cell table:style-name="ce71"/>
          <table:table-cell office:value-type="float" office:value="2.0714285714285712" table:formula="of:=+[.Q8]*0.3+SUM([.L8:.P8])/2.8*2*0.5+SUM([.D8:.K8])/2*20*0.1+[.C8]/100*20*0.1" table:style-name="ce72">
            <text:p>2.1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5"/>
          <table:table-cell office:value-type="float" office:value="2" table:formula="of:=+([.Y8]*3+[.X8]+([.W8]+[.V8]+[.U8]+[.T8])/11*20)/5*0.8+[.S8]/36*20*0.2" table:style-name="ce72">
            <text:p>2.0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7" table:style-name="ce15">
            <text:p>7</text:p>
          </table:table-cell>
          <table:table-cell office:value-type="string" table:style-name="ce59">
            <text:p>MONROY PAREDES, XTOBAL ALBERTO ANDROSS</text:p>
          </table:table-cell>
          <table:table-cell office:value-type="string" table:style-name="ce69">
            <text:p>75</text:p>
          </table:table-cell>
          <table:table-cell table:number-columns-repeated="8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70">
            <text:p>1</text:p>
          </table:table-cell>
          <table:table-cell office:value-type="float" office:value="10" table:style-name="ce71">
            <text:p>10</text:p>
          </table:table-cell>
          <table:table-cell office:value-type="float" office:value="9.1428571428571423" table:formula="of:=+[.Q9]*0.3+SUM([.L9:.P9])/2.8*2*0.5+SUM([.D9:.K9])/2*20*0.1+[.C9]/100*20*0.1" table:style-name="ce72">
            <text:p>9.1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3.583838383838383" table:formula="of:=+([.Y9]*3+[.X9]+([.W9]+[.V9]+[.U9]+[.T9])/11*20)/5*0.8+[.S9]/36*20*0.2" table:style-name="ce72">
            <text:p>13.6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8" table:style-name="ce15">
            <text:p>8</text:p>
          </table:table-cell>
          <table:table-cell office:value-type="string" table:style-name="ce59">
            <text:p>NAVARRETE VELASQUEZ, JOAQUIN MANUEL</text:p>
          </table:table-cell>
          <table:table-cell office:value-type="string" table:style-name="ce69">
            <text:p>75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6" table:style-name="ce69">
            <text:p>6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15" table:style-name="ce71">
            <text:p>15</text:p>
          </table:table-cell>
          <table:table-cell office:value-type="float" office:value="12.357142857142858" table:formula="of:=+[.Q10]*0.3+SUM([.L10:.P10])/2.8*2*0.5+SUM([.D10:.K10])/2*20*0.1+[.C10]/100*20*0.1" table:style-name="ce72">
            <text:p>12.4</text:p>
          </table:table-cell>
          <table:table-cell office:value-type="float" office:value="28" table:style-name="ce15">
            <text:p>28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2" table:style-name="ce15">
            <text:p>12</text:p>
          </table:table-cell>
          <table:table-cell office:value-type="float" office:value="12.332929292929293" table:formula="of:=+([.Y10]*3+[.X10]+([.W10]+[.V10]+[.U10]+[.T10])/11*20)/5*0.8+[.S10]/36*20*0.2" table:style-name="ce72">
            <text:p>12.3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9" table:style-name="ce15">
            <text:p>9</text:p>
          </table:table-cell>
          <table:table-cell office:value-type="string" table:style-name="ce59">
            <text:p>QUISPE TACO, GIANCARLO</text:p>
          </table:table-cell>
          <table:table-cell office:value-type="string" table:style-name="ce69">
            <text:p>25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4" table:style-name="ce69">
            <text:p>4</text:p>
          </table:table-cell>
          <table:table-cell office:value-type="float" office:value="6" table:style-name="ce69">
            <text:p>6</text:p>
          </table:table-cell>
          <table:table-cell office:value-type="float" office:value="8" table:style-name="ce69">
            <text:p>8</text:p>
          </table:table-cell>
          <table:table-cell table:style-name="ce69"/>
          <table:table-cell table:style-name="ce70"/>
          <table:table-cell office:value-type="float" office:value="15" table:style-name="ce71">
            <text:p>15</text:p>
          </table:table-cell>
          <table:table-cell office:value-type="float" office:value="19.428571428571431" table:formula="of:=+[.Q11]*0.3+SUM([.L11:.P11])/2.8*2*0.5+SUM([.D11:.K11])/2*20*0.1+[.C11]/100*20*0.1" table:style-name="ce72">
            <text:p>19.4</text:p>
          </table:table-cell>
          <table:table-cell office:value-type="float" office:value="10" table:style-name="ce15">
            <text:p>10</text:p>
          </table:table-cell>
          <table:table-cell table:number-columns-repeated="5" table:style-name="ce15"/>
          <table:table-cell office:value-type="float" office:value="13" table:style-name="ce15">
            <text:p>13</text:p>
          </table:table-cell>
          <table:table-cell office:value-type="float" office:value="7.3511111111111109" table:formula="of:=+([.Y11]*3+[.X11]+([.W11]+[.V11]+[.U11]+[.T11])/11*20)/5*0.8+[.S11]/36*20*0.2" table:style-name="ce72">
            <text:p>7.4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0" table:style-name="ce15">
            <text:p>10</text:p>
          </table:table-cell>
          <table:table-cell office:value-type="string" table:style-name="ce59">
            <text:p>RIVERA HUARILLOCLLA, HUMBERTO GEYDAR</text:p>
          </table:table-cell>
          <table:table-cell office:value-type="string" table:style-name="ce69">
            <text:p>75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6" table:style-name="ce69">
            <text:p>6</text:p>
          </table:table-cell>
          <table:table-cell table:style-name="ce70"/>
          <table:table-cell office:value-type="float" office:value="16" table:style-name="ce71">
            <text:p>16</text:p>
          </table:table-cell>
          <table:table-cell office:value-type="float" office:value="13.371428571428572" table:formula="of:=+[.Q12]*0.3+SUM([.L12:.P12])/2.8*2*0.5+SUM([.D12:.K12])/2*20*0.1+[.C12]/100*20*0.1" table:style-name="ce72">
            <text:p>13.4</text:p>
          </table:table-cell>
          <table:table-cell office:value-type="float" office:value="26" table:style-name="ce15">
            <text:p>26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3.943434343434344" table:formula="of:=+([.Y12]*3+[.X12]+([.W12]+[.V12]+[.U12]+[.T12])/11*20)/5*0.8+[.S12]/36*20*0.2" table:style-name="ce72">
            <text:p>13.9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1" table:style-name="ce15">
            <text:p>11</text:p>
          </table:table-cell>
          <table:table-cell office:value-type="string" table:style-name="ce59">
            <text:p>RODRIGUEZ LOPEZ, PAOLO CALAYO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16" table:style-name="ce71">
            <text:p>16</text:p>
          </table:table-cell>
          <table:table-cell office:value-type="float" office:value="12.817142857142859" table:formula="of:=+[.Q13]*0.3+SUM([.L13:.P13])/2.8*2*0.5+SUM([.D13:.K13])/2*20*0.1+[.C13]/100*20*0.1" table:style-name="ce72">
            <text:p>12.8</text:p>
          </table:table-cell>
          <table:table-cell office:value-type="float" office:value="34" table:style-name="ce15">
            <text:p>34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0" table:style-name="ce15">
            <text:p>10</text:p>
          </table:table-cell>
          <table:table-cell office:value-type="float" office:value="12.912323232323233" table:formula="of:=+([.Y13]*3+[.X13]+([.W13]+[.V13]+[.U13]+[.T13])/11*20)/5*0.8+[.S13]/36*20*0.2" table:style-name="ce72">
            <text:p>12.9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2" table:style-name="ce15">
            <text:p>12</text:p>
          </table:table-cell>
          <table:table-cell office:value-type="string" table:style-name="ce59">
            <text:p>SAICO QQUELLHUA, LUIS VICTOR</text:p>
          </table:table-cell>
          <table:table-cell office:value-type="string" table:style-name="ce69">
            <text:p>83</text:p>
          </table:table-cell>
          <table:table-cell table:number-columns-repeated="8" table:style-name="ce69"/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6" table:style-name="ce69">
            <text:p>6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19" table:style-name="ce71">
            <text:p>19</text:p>
          </table:table-cell>
          <table:table-cell office:value-type="float" office:value="12.717142857142857" table:formula="of:=+[.Q14]*0.3+SUM([.L14:.P14])/2.8*2*0.5+SUM([.D14:.K14])/2*20*0.1+[.C14]/100*20*0.1" table:style-name="ce72">
            <text:p>12.7</text:p>
          </table:table-cell>
          <table:table-cell office:value-type="float" office:value="34" table:style-name="ce15">
            <text:p>34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4.541414141414144" table:formula="of:=+([.Y14]*3+[.X14]+([.W14]+[.V14]+[.U14]+[.T14])/11*20)/5*0.8+[.S14]/36*20*0.2" table:style-name="ce72">
            <text:p>14.5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3" table:style-name="ce15">
            <text:p>13</text:p>
          </table:table-cell>
          <table:table-cell office:value-type="string" table:style-name="ce59">
            <text:p>SALAS ZEVALLOS, BRUNO RODRIGO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table:number-columns-repeated="4" table:style-name="ce69"/>
          <table:table-cell office:value-type="float" office:value="5" table:style-name="ce69">
            <text:p>5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14" table:style-name="ce71">
            <text:p>14</text:p>
          </table:table-cell>
          <table:table-cell office:value-type="float" office:value="15.28857142857143" table:formula="of:=+[.Q15]*0.3+SUM([.L15:.P15])/2.8*2*0.5+SUM([.D15:.K15])/2*20*0.1+[.C15]/100*20*0.1" table:style-name="ce72">
            <text:p>15.3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7" table:style-name="ce15">
            <text:p>17</text:p>
          </table:table-cell>
          <table:table-cell office:value-type="float" office:value="16.050101010101013" table:formula="of:=+([.Y15]*3+[.X15]+([.W15]+[.V15]+[.U15]+[.T15])/11*20)/5*0.8+[.S15]/36*20*0.2" table:style-name="ce72">
            <text:p>16.1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4" table:style-name="ce15">
            <text:p>14</text:p>
          </table:table-cell>
          <table:table-cell office:value-type="string" table:style-name="ce59">
            <text:p>SIMEON FLORES, RAUL ALEJANDRO</text:p>
          </table:table-cell>
          <table:table-cell office:value-type="string" table:style-name="ce69">
            <text:p>75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2" table:style-name="ce69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4" table:style-name="ce69">
            <text:p>4</text:p>
          </table:table-cell>
          <table:table-cell office:value-type="float" office:value="7" table:style-name="ce70">
            <text:p>7</text:p>
          </table:table-cell>
          <table:table-cell office:value-type="float" office:value="17" table:style-name="ce71">
            <text:p>17</text:p>
          </table:table-cell>
          <table:table-cell office:value-type="float" office:value="15.457142857142857" table:formula="of:=+[.Q16]*0.3+SUM([.L16:.P16])/2.8*2*0.5+SUM([.D16:.K16])/2*20*0.1+[.C16]/100*20*0.1" table:style-name="ce72">
            <text:p>15.5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20" table:style-name="ce15">
            <text:p>20</text:p>
          </table:table-cell>
          <table:table-cell office:value-type="float" office:value="16.463838383838386" table:formula="of:=+([.Y16]*3+[.X16]+([.W16]+[.V16]+[.U16]+[.T16])/11*20)/5*0.8+[.S16]/36*20*0.2" table:style-name="ce72">
            <text:p>16.5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5" table:style-name="ce15">
            <text:p>15</text:p>
          </table:table-cell>
          <table:table-cell office:value-type="string" table:style-name="ce59">
            <text:p>TICONA ZEGARRA, JOSUE JUVEL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table:number-columns-repeated="5" table:style-name="ce69"/>
          <table:table-cell office:value-type="float" office:value="1" table:style-name="ce69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6" table:style-name="ce69">
            <text:p>6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8" table:style-name="ce71">
            <text:p>8</text:p>
          </table:table-cell>
          <table:table-cell office:value-type="float" office:value="10.702857142857143" table:formula="of:=+[.Q17]*0.3+SUM([.L17:.P17])/2.8*2*0.5+SUM([.D17:.K17])/2*20*0.1+[.C17]/100*20*0.1" table:style-name="ce72">
            <text:p>10.7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6" table:style-name="ce15">
            <text:p>16</text:p>
          </table:table-cell>
          <table:table-cell office:value-type="float" office:value="15.279191919191922" table:formula="of:=+([.Y17]*3+[.X17]+([.W17]+[.V17]+[.U17]+[.T17])/11*20)/5*0.8+[.S17]/36*20*0.2" table:style-name="ce72">
            <text:p>15.3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office:value-type="float" office:value="16" table:style-name="ce15">
            <text:p>16</text:p>
          </table:table-cell>
          <table:table-cell office:value-type="string" table:style-name="ce59">
            <text:p>VILCA CARDENAS, SCOTH ANTHONY</text:p>
          </table:table-cell>
          <table:table-cell office:value-type="string" table:style-name="ce69">
            <text:p>83</text:p>
          </table:table-cell>
          <table:table-cell office:value-type="float" office:value="1" table:style-name="ce69">
            <text:p>1</text:p>
          </table:table-cell>
          <table:table-cell table:number-columns-repeated="7" table:style-name="ce69"/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2" table:style-name="ce69">
            <text:p>12</text:p>
          </table:table-cell>
          <table:table-cell office:value-type="float" office:value="2" table:style-name="ce69">
            <text:p>2</text:p>
          </table:table-cell>
          <table:table-cell table:style-name="ce70"/>
          <table:table-cell office:value-type="float" office:value="18" table:style-name="ce71">
            <text:p>18</text:p>
          </table:table-cell>
          <table:table-cell office:value-type="float" office:value="13.774285714285714" table:formula="of:=+[.Q18]*0.3+SUM([.L18:.P18])/2.8*2*0.5+SUM([.D18:.K18])/2*20*0.1+[.C18]/100*20*0.1" table:style-name="ce72">
            <text:p>13.8</text:p>
          </table:table-cell>
          <table:table-cell office:value-type="float" office:value="36" table:style-name="ce15">
            <text:p>36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9" table:style-name="ce15">
            <text:p>19</text:p>
          </table:table-cell>
          <table:table-cell office:value-type="float" office:value="19.200000000000003" table:formula="of:=+([.Y18]*3+[.X18]+([.W18]+[.V18]+[.U18]+[.T18])/11*20)/5*0.8+[.S18]/36*20*0.2" table:style-name="ce72">
            <text:p>19.2</text:p>
          </table:table-cell>
          <table:table-cell office:value-type="float" office:value="4" table:style-name="ce15">
            <text:p>4</text:p>
          </table:table-cell>
          <table:table-cell table:number-columns-repeated="8" table:style-name="ce15"/>
          <table:table-cell table:number-columns-repeated="16349"/>
        </table:table-row>
        <table:table-row table:style-name="ro7">
          <table:table-cell office:value-type="float" office:value="17" table:style-name="ce15">
            <text:p>17</text:p>
          </table:table-cell>
          <table:table-cell office:value-type="string" table:style-name="ce59">
            <text:p>VILLALOBOS SOTO, JUAN PEDRO</text:p>
          </table:table-cell>
          <table:table-cell office:value-type="string" table:style-name="ce69">
            <text:p>66</text:p>
          </table:table-cell>
          <table:table-cell table:number-columns-repeated="8" table:style-name="ce69"/>
          <table:table-cell office:value-type="float" office:value="6" table:style-name="ce69">
            <text:p>6</text:p>
          </table:table-cell>
          <table:table-cell office:value-type="float" office:value="1" table:style-name="ce69">
            <text:p>1</text:p>
          </table:table-cell>
          <table:table-cell table:number-columns-repeated="2" table:style-name="ce69"/>
          <table:table-cell table:style-name="ce70"/>
          <table:table-cell office:value-type="float" office:value="6" table:style-name="ce71">
            <text:p>6</text:p>
          </table:table-cell>
          <table:table-cell office:value-type="float" office:value="5.62" table:formula="of:=+[.Q19]*0.3+SUM([.L19:.P19])/2.8*2*0.5+SUM([.D19:.K19])/2*20*0.1+[.C19]/100*20*0.1" table:style-name="ce72">
            <text:p>5.6</text:p>
          </table:table-cell>
          <table:table-cell office:value-type="float" office:value="24" table:style-name="ce15">
            <text:p>24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3" table:style-name="ce15"/>
          <table:table-cell office:value-type="float" office:value="6" table:style-name="ce15">
            <text:p>6</text:p>
          </table:table-cell>
          <table:table-cell office:value-type="float" office:value="6.1284848484848489" table:formula="of:=+([.Y19]*3+[.X19]+([.W19]+[.V19]+[.U19]+[.T19])/11*20)/5*0.8+[.S19]/36*20*0.2" table:style-name="ce72">
            <text:p>6.1</text:p>
          </table:table-cell>
          <table:table-cell table:number-columns-repeated="9" table:style-name="ce15"/>
          <table:table-cell table:number-columns-repeated="16349"/>
        </table:table-row>
        <table:table-row table:style-name="ro7">
          <table:table-cell table:number-columns-repeated="2" table:style-name="ce1"/>
          <table:table-cell office:value-type="float" office:value="80" table:style-name="ce73">
            <text:p>80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table:number-columns-repeated="5" table:style-name="ce73"/>
          <table:table-cell office:value-type="float" office:value="2" table:style-name="ce73">
            <text:p>2</text:p>
          </table:table-cell>
          <table:table-cell office:value-type="float" office:value="3" table:style-name="ce73">
            <text:p>3</text:p>
          </table:table-cell>
          <table:table-cell office:value-type="float" office:value="5" table:style-name="ce73">
            <text:p>5</text:p>
          </table:table-cell>
          <table:table-cell office:value-type="float" office:value="3" table:style-name="ce73">
            <text:p>3</text:p>
          </table:table-cell>
          <table:table-cell office:value-type="float" office:value="2" table:style-name="ce74">
            <text:p>2</text:p>
          </table:table-cell>
          <table:table-cell office:value-type="float" office:value="14" table:style-name="ce75">
            <text:p>14</text:p>
          </table:table-cell>
          <table:table-cell office:value-type="float" office:value="14.157142857142857" table:formula="of:=+[.Q20]*0.3+SUM([.L20:.P20])/2.8*2*0.5+SUM([.D20:.K20])/2*20*0.1+[.C20]/100*20*0.1" table:style-name="ce64">
            <text:p>14.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+([.Y20]*3+[.X20]+([.W20]+[.V20]+[.U20]+[.T20])/11*20)/5*0.8+[.S20]/36*20*0.2" table:style-name="ce64">
            <text:p>20.0</text:p>
          </table:table-cell>
          <table:table-cell table:number-columns-repeated="16358" table:style-name="ce1"/>
        </table:table-row>
        <table:table-row table:style-name="ro7">
          <table:table-cell table:number-columns-repeated="17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6358" table:style-name="ce1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MF_L1.B3:MF_L1.F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7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lo Jose Luis Corrales Delgado</meta:initial-creator>
    <dc:creator>Alumno</dc:creator>
    <meta:creation-date>2018-04-22T09:32:31Z</meta:creation-date>
    <dc:date>2018-06-11T16:16:39Z</dc:date>
    <meta:editing-cycles>20</meta:editing-cycles>
    <meta:editing-duration>PT31792S</meta:editing-duration>
  </office:meta>
</office:document-meta>
</file>